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o1" style:family="table-column">
      <style:table-column-properties fo:break-before="auto" style:column-width="1.65805555555556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1.95791666666667cm" style:use-optimal-column-width="true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4.81541666666667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2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Experimen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/>T_start</text:p>
          </table:table-cell>
          <table:table-cell office:value-type="string" table:style-name="ce3">
            <text:p><text:s/>T_end</text:p>
          </table:table-cell>
          <table:table-cell office:value-type="string" table:style-name="ce2">
            <text:p>T_elapsed (ms)</text:p>
          </table:table-cell>
          <table:table-cell office:value-type="string" table:style-name="ce2">
            <text:p>P_CPU (%)</text:p>
          </table:table-cell>
          <table:table-cell office:value-type="string" table:style-name="ce2">
            <text:p>Pw_CPU (W)</text:p>
          </table:table-cell>
          <table:table-cell office:value-type="string" table:style-name="ce4">
            <text:p>Consumed energy (J=Ws)</text:p>
          </table:table-cell>
          <table:table-cell table:number-columns-repeated="16378" table:style-name="ce2"/>
        </table:table-row>
        <table:table-row table:style-name="ro2">
          <table:table-cell office:value-type="time" office:time-value="PT19H49M0S" table:style-name="ce5">
            <text:p>19:49:00</text:p>
          </table:table-cell>
          <table:table-cell office:value-type="time" office:time-value="PT19H49M1S" table:style-name="ce5">
            <text:p>19:49:01</text:p>
          </table:table-cell>
          <table:table-cell office:value-type="float" office:value="1014" table:style-name="ce1">
            <text:p>1014</text:p>
          </table:table-cell>
          <table:table-cell office:value-type="float" office:value="0.247" table:style-name="ce1">
            <text:p>0,247</text:p>
          </table:table-cell>
          <table:table-cell office:value-type="float" office:value="0.108" table:style-name="ce1">
            <text:p>0,108</text:p>
          </table:table-cell>
          <table:table-cell office:value-type="float" office:value="0.109512" table:formula="of:=[.C3]/1000*[.E3]" table:style-name="ce1">
            <text:p>0,109512</text:p>
          </table:table-cell>
          <table:table-cell table:number-columns-repeated="16378"/>
        </table:table-row>
        <table:table-row table:style-name="ro2">
          <table:table-cell office:value-type="time" office:time-value="PT19H49M2S" table:style-name="ce5">
            <text:p>19:49:02</text:p>
          </table:table-cell>
          <table:table-cell office:value-type="time" office:time-value="PT19H49M3S" table:style-name="ce5">
            <text:p>19:49:03</text:p>
          </table:table-cell>
          <table:table-cell office:value-type="float" office:value="1016" table:style-name="ce1">
            <text:p>1016</text:p>
          </table:table-cell>
          <table:table-cell office:value-type="float" office:value="0.73799999999999999" table:style-name="ce1">
            <text:p>0,738</text:p>
          </table:table-cell>
          <table:table-cell office:value-type="float" office:value="0.23200000000000001" table:style-name="ce1">
            <text:p>0,232</text:p>
          </table:table-cell>
          <table:table-cell office:value-type="float" office:value="0.235712" table:formula="of:=[.C4]/1000*[.E4]" table:style-name="ce1">
            <text:p>0,235712</text:p>
          </table:table-cell>
          <table:table-cell table:number-columns-repeated="16378"/>
        </table:table-row>
        <table:table-row table:style-name="ro2">
          <table:table-cell office:value-type="time" office:time-value="PT19H49M3S" table:style-name="ce5">
            <text:p>19:49:03</text:p>
          </table:table-cell>
          <table:table-cell office:value-type="time" office:time-value="PT19H49M4S" table:style-name="ce5">
            <text:p>19:49:04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0.11774" table:formula="of:=[.C5]/1000*[.E5]" table:style-name="ce1">
            <text:p>0,11774</text:p>
          </table:table-cell>
          <table:table-cell table:number-columns-repeated="16378"/>
        </table:table-row>
        <table:table-row table:style-name="ro2">
          <table:table-cell office:value-type="time" office:time-value="PT19H49M4S" table:style-name="ce5">
            <text:p>19:49:04</text:p>
          </table:table-cell>
          <table:table-cell office:value-type="time" office:time-value="PT19H49M5S" table:style-name="ce5">
            <text:p>19:49:05</text:p>
          </table:table-cell>
          <table:table-cell office:value-type="float" office:value="1016" table:style-name="ce1">
            <text:p>1016</text:p>
          </table:table-cell>
          <table:table-cell office:value-type="float" office:value="0.73799999999999999" table:style-name="ce1">
            <text:p>0,738</text:p>
          </table:table-cell>
          <table:table-cell office:value-type="float" office:value="0.113" table:style-name="ce1">
            <text:p>0,113</text:p>
          </table:table-cell>
          <table:table-cell office:value-type="float" office:value="0.11480800000000001" table:formula="of:=[.C6]/1000*[.E6]" table:style-name="ce1">
            <text:p>0,114808</text:p>
          </table:table-cell>
          <table:table-cell table:number-columns-repeated="16378"/>
        </table:table-row>
        <table:table-row table:style-name="ro2">
          <table:table-cell office:value-type="time" office:time-value="PT19H49M5S" table:style-name="ce5">
            <text:p>19:49:05</text:p>
          </table:table-cell>
          <table:table-cell office:value-type="time" office:time-value="PT19H49M6S" table:style-name="ce5">
            <text:p>19:49:06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" table:style-name="ce1">
            <text:p>0,1</text:p>
          </table:table-cell>
          <table:table-cell office:value-type="float" office:value="0.10149999999999999" table:formula="of:=[.C7]/1000*[.E7]" table:style-name="ce1">
            <text:p>0,1015</text:p>
          </table:table-cell>
          <table:table-cell table:number-columns-repeated="16378"/>
        </table:table-row>
        <table:table-row table:style-name="ro2">
          <table:table-cell office:value-type="time" office:time-value="PT19H49M6S" table:style-name="ce5">
            <text:p>19:49:06</text:p>
          </table:table-cell>
          <table:table-cell office:value-type="time" office:time-value="PT19H49M7S" table:style-name="ce5">
            <text:p>19:49:07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379999999999991E-2" table:formula="of:=[.C8]/1000*[.E8]" table:style-name="ce1">
            <text:p>0,09338</text:p>
          </table:table-cell>
          <table:table-cell table:number-columns-repeated="16378"/>
        </table:table-row>
        <table:table-row table:style-name="ro2">
          <table:table-cell office:value-type="time" office:time-value="PT19H49M7S" table:style-name="ce5">
            <text:p>19:49:07</text:p>
          </table:table-cell>
          <table:table-cell office:value-type="time" office:time-value="PT19H49M8S" table:style-name="ce5">
            <text:p>19:49:08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379999999999991E-2" table:formula="of:=[.C9]/1000*[.E9]" table:style-name="ce1">
            <text:p>0,09338</text:p>
          </table:table-cell>
          <table:table-cell table:number-columns-repeated="16378"/>
        </table:table-row>
        <table:table-row table:style-name="ro2">
          <table:table-cell office:value-type="time" office:time-value="PT19H49M8S" table:style-name="ce5">
            <text:p>19:49:08</text:p>
          </table:table-cell>
          <table:table-cell office:value-type="time" office:time-value="PT19H49M9S" table:style-name="ce5">
            <text:p>19:49:09</text:p>
          </table:table-cell>
          <table:table-cell office:value-type="float" office:value="1016" table:style-name="ce1">
            <text:p>1016</text:p>
          </table:table-cell>
          <table:table-cell office:value-type="float" office:value="0.73799999999999999" table:style-name="ce1">
            <text:p>0,738</text:p>
          </table:table-cell>
          <table:table-cell office:value-type="float" office:value="0.12" table:style-name="ce1">
            <text:p>0,12</text:p>
          </table:table-cell>
          <table:table-cell office:value-type="float" office:value="0.12192" table:formula="of:=[.C10]/1000*[.E10]" table:style-name="ce1">
            <text:p>0,12192</text:p>
          </table:table-cell>
          <table:table-cell table:number-columns-repeated="16378"/>
        </table:table-row>
        <table:table-row table:style-name="ro2">
          <table:table-cell office:value-type="time" office:time-value="PT19H49M9S" table:style-name="ce5">
            <text:p>19:49:09</text:p>
          </table:table-cell>
          <table:table-cell office:value-type="time" office:time-value="PT19H49M10S" table:style-name="ce5">
            <text:p>19:49:10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48499999999999" table:formula="of:=[.C11]/1000*[.E11]" table:style-name="ce1">
            <text:p>0,100485</text:p>
          </table:table-cell>
          <table:table-cell table:number-columns-repeated="16378"/>
        </table:table-row>
        <table:table-row table:style-name="ro2">
          <table:table-cell office:value-type="time" office:time-value="PT19H49M10S" table:style-name="ce5">
            <text:p>19:49:10</text:p>
          </table:table-cell>
          <table:table-cell office:value-type="time" office:time-value="PT19H49M11S" table:style-name="ce5">
            <text:p>19:49:11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3100000000000001" table:style-name="ce1">
            <text:p>0,131</text:p>
          </table:table-cell>
          <table:table-cell office:value-type="float" office:value="0.132965" table:formula="of:=[.C12]/1000*[.E12]" table:style-name="ce1">
            <text:p>0,132965</text:p>
          </table:table-cell>
          <table:table-cell table:number-columns-repeated="16378"/>
        </table:table-row>
        <table:table-row table:style-name="ro2">
          <table:table-cell office:value-type="time" office:time-value="PT19H49M11S" table:style-name="ce5">
            <text:p>19:49:11</text:p>
          </table:table-cell>
          <table:table-cell office:value-type="time" office:time-value="PT19H49M12S" table:style-name="ce5">
            <text:p>19:49:12</text:p>
          </table:table-cell>
          <table:table-cell office:value-type="float" office:value="1016" table:style-name="ce1">
            <text:p>1016</text:p>
          </table:table-cell>
          <table:table-cell office:value-type="float" office:value="1.476" table:style-name="ce1">
            <text:p>1,476</text:p>
          </table:table-cell>
          <table:table-cell office:value-type="float" office:value="0.13700000000000001" table:style-name="ce1">
            <text:p>0,137</text:p>
          </table:table-cell>
          <table:table-cell office:value-type="float" office:value="0.13919200000000001" table:formula="of:=[.C13]/1000*[.E13]" table:style-name="ce1">
            <text:p>0,139192</text:p>
          </table:table-cell>
          <table:table-cell table:number-columns-repeated="16378"/>
        </table:table-row>
        <table:table-row table:style-name="ro2">
          <table:table-cell office:value-type="time" office:time-value="PT19H49M12S" table:style-name="ce5">
            <text:p>19:49:12</text:p>
          </table:table-cell>
          <table:table-cell office:value-type="time" office:time-value="PT19H49M13S" table:style-name="ce5">
            <text:p>19:49:13</text:p>
          </table:table-cell>
          <table:table-cell office:value-type="float" office:value="1016" table:style-name="ce1">
            <text:p>1016</text:p>
          </table:table-cell>
          <table:table-cell office:value-type="float" office:value="0.49199999999999999" table:style-name="ce1">
            <text:p>0,492</text:p>
          </table:table-cell>
          <table:table-cell office:value-type="float" office:value="0.125" table:style-name="ce1">
            <text:p>0,125</text:p>
          </table:table-cell>
          <table:table-cell office:value-type="float" office:value="0.127" table:formula="of:=[.C14]/1000*[.E14]" table:style-name="ce1">
            <text:p>0,127</text:p>
          </table:table-cell>
          <table:table-cell table:number-columns-repeated="16378"/>
        </table:table-row>
        <table:table-row table:style-name="ro2">
          <table:table-cell office:value-type="time" office:time-value="PT19H49M13S" table:style-name="ce5">
            <text:p>19:49:13</text:p>
          </table:table-cell>
          <table:table-cell office:value-type="time" office:time-value="PT19H49M14S" table:style-name="ce5">
            <text:p>19:49:14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4E-2" table:style-name="ce1">
            <text:p>0,094</text:p>
          </table:table-cell>
          <table:table-cell office:value-type="float" office:value="9.5315999999999998E-2" table:formula="of:=[.C15]/1000*[.E15]" table:style-name="ce1">
            <text:p>0,095316</text:p>
          </table:table-cell>
          <table:table-cell table:number-columns-repeated="16378"/>
        </table:table-row>
        <table:table-row table:style-name="ro2">
          <table:table-cell office:value-type="time" office:time-value="PT19H49M14S" table:style-name="ce5">
            <text:p>19:49:14</text:p>
          </table:table-cell>
          <table:table-cell office:value-type="time" office:time-value="PT19H49M15S" table:style-name="ce5">
            <text:p>19:49:15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304999999999981E-2" table:formula="of:=[.C16]/1000*[.E16]" table:style-name="ce1">
            <text:p>0,088305</text:p>
          </table:table-cell>
          <table:table-cell table:number-columns-repeated="16378"/>
        </table:table-row>
        <table:table-row table:style-name="ro2">
          <table:table-cell office:value-type="time" office:time-value="PT19H49M15S" table:style-name="ce5">
            <text:p>19:49:15</text:p>
          </table:table-cell>
          <table:table-cell office:value-type="time" office:time-value="PT19H49M16S" table:style-name="ce5">
            <text:p>19:49:16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424999999999997E-2" table:formula="of:=[.C17]/1000*[.E17]" table:style-name="ce1">
            <text:p>0,096425</text:p>
          </table:table-cell>
          <table:table-cell table:number-columns-repeated="16378"/>
        </table:table-row>
        <table:table-row table:style-name="ro2">
          <table:table-cell office:value-type="time" office:time-value="PT19H49M16S" table:style-name="ce5">
            <text:p>19:49:16</text:p>
          </table:table-cell>
          <table:table-cell office:value-type="time" office:time-value="PT19H49M17S" table:style-name="ce5">
            <text:p>19:49:17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364999999999989E-2" table:formula="of:=[.C18]/1000*[.E18]" table:style-name="ce1">
            <text:p>0,092365</text:p>
          </table:table-cell>
          <table:table-cell table:number-columns-repeated="16378"/>
        </table:table-row>
        <table:table-row table:style-name="ro2">
          <table:table-cell office:value-type="time" office:time-value="PT19H49M17S" table:style-name="ce5">
            <text:p>19:49:17</text:p>
          </table:table-cell>
          <table:table-cell office:value-type="time" office:time-value="PT19H49M18S" table:style-name="ce5">
            <text:p>19:49:18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424999999999997E-2" table:formula="of:=[.C19]/1000*[.E19]" table:style-name="ce1">
            <text:p>0,096425</text:p>
          </table:table-cell>
          <table:table-cell table:number-columns-repeated="16378"/>
        </table:table-row>
        <table:table-row table:style-name="ro2">
          <table:table-cell office:value-type="time" office:time-value="PT19H49M18S" table:style-name="ce5">
            <text:p>19:49:18</text:p>
          </table:table-cell>
          <table:table-cell office:value-type="time" office:time-value="PT19H49M19S" table:style-name="ce5">
            <text:p>19:49:19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0.104" table:style-name="ce1">
            <text:p>0,104</text:p>
          </table:table-cell>
          <table:table-cell office:value-type="float" office:value="0.10555999999999999" table:formula="of:=[.C20]/1000*[.E20]" table:style-name="ce1">
            <text:p>0,10556</text:p>
          </table:table-cell>
          <table:table-cell table:number-columns-repeated="16378"/>
        </table:table-row>
        <table:table-row table:style-name="ro2">
          <table:table-cell office:value-type="time" office:time-value="PT19H49M19S" table:style-name="ce5">
            <text:p>19:49:19</text:p>
          </table:table-cell>
          <table:table-cell office:value-type="time" office:time-value="PT19H49M20S" table:style-name="ce5">
            <text:p>19:49:20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" table:style-name="ce1">
            <text:p>0,1</text:p>
          </table:table-cell>
          <table:table-cell office:value-type="float" office:value="0.10149999999999999" table:formula="of:=[.C21]/1000*[.E21]" table:style-name="ce1">
            <text:p>0,1015</text:p>
          </table:table-cell>
          <table:table-cell table:number-columns-repeated="16378"/>
        </table:table-row>
        <table:table-row table:style-name="ro2">
          <table:table-cell office:value-type="time" office:time-value="PT19H49M20S" table:style-name="ce5">
            <text:p>19:49:20</text:p>
          </table:table-cell>
          <table:table-cell office:value-type="time" office:time-value="PT19H49M21S" table:style-name="ce5">
            <text:p>19:49:21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0.13" table:style-name="ce1">
            <text:p>0,13</text:p>
          </table:table-cell>
          <table:table-cell office:value-type="float" office:value="0.13194999999999998" table:formula="of:=[.C22]/1000*[.E22]" table:style-name="ce1">
            <text:p>0,13195</text:p>
          </table:table-cell>
          <table:table-cell table:number-columns-repeated="16378"/>
        </table:table-row>
        <table:table-row table:style-name="ro2">
          <table:table-cell office:value-type="time" office:time-value="PT19H49M21S" table:style-name="ce5">
            <text:p>19:49:21</text:p>
          </table:table-cell>
          <table:table-cell office:value-type="time" office:time-value="PT19H49M22S" table:style-name="ce5">
            <text:p>19:49:22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91" table:style-name="ce1">
            <text:p>0,191</text:p>
          </table:table-cell>
          <table:table-cell office:value-type="float" office:value="0.19386499999999998" table:formula="of:=[.C23]/1000*[.E23]" table:style-name="ce1">
            <text:p>0,193865</text:p>
          </table:table-cell>
          <table:table-cell table:number-columns-repeated="16378"/>
        </table:table-row>
        <table:table-row table:style-name="ro2">
          <table:table-cell office:value-type="time" office:time-value="PT19H49M22S" table:style-name="ce5">
            <text:p>19:49:22</text:p>
          </table:table-cell>
          <table:table-cell office:value-type="time" office:time-value="PT19H49M23S" table:style-name="ce5">
            <text:p>19:49:23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52999999999998" table:formula="of:=[.C24]/1000*[.E24]" table:style-name="ce1">
            <text:p>0,10353</text:p>
          </table:table-cell>
          <table:table-cell table:number-columns-repeated="16378"/>
        </table:table-row>
        <table:table-row table:style-name="ro2">
          <table:table-cell office:value-type="time" office:time-value="PT19H49M23S" table:style-name="ce5">
            <text:p>19:49:23</text:p>
          </table:table-cell>
          <table:table-cell office:value-type="time" office:time-value="PT19H49M24S" table:style-name="ce5">
            <text:p>19:49:24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289999999999979E-2" table:formula="of:=[.C25]/1000*[.E25]" table:style-name="ce1">
            <text:p>0,08729</text:p>
          </table:table-cell>
          <table:table-cell table:number-columns-repeated="16378"/>
        </table:table-row>
        <table:table-row table:style-name="ro2">
          <table:table-cell office:value-type="time" office:time-value="PT19H49M24S" table:style-name="ce5">
            <text:p>19:49:24</text:p>
          </table:table-cell>
          <table:table-cell office:value-type="time" office:time-value="PT19H49M25S" table:style-name="ce5">
            <text:p>19:49:25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379999999999991E-2" table:formula="of:=[.C26]/1000*[.E26]" table:style-name="ce1">
            <text:p>0,09338</text:p>
          </table:table-cell>
          <table:table-cell table:number-columns-repeated="16378"/>
        </table:table-row>
        <table:table-row table:style-name="ro2">
          <table:table-cell office:value-type="time" office:time-value="PT19H49M25S" table:style-name="ce5">
            <text:p>19:49:25</text:p>
          </table:table-cell>
          <table:table-cell office:value-type="time" office:time-value="PT19H49M26S" table:style-name="ce5">
            <text:p>19:49:26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41400000000001" table:formula="of:=[.C27]/1000*[.E27]" table:style-name="ce1">
            <text:p>0,102414</text:p>
          </table:table-cell>
          <table:table-cell table:number-columns-repeated="16378"/>
        </table:table-row>
        <table:table-row table:style-name="ro2">
          <table:table-cell office:value-type="time" office:time-value="PT19H49M26S" table:style-name="ce5">
            <text:p>19:49:26</text:p>
          </table:table-cell>
          <table:table-cell office:value-type="time" office:time-value="PT19H49M27S" table:style-name="ce5">
            <text:p>19:49:27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379999999999991E-2" table:formula="of:=[.C28]/1000*[.E28]" table:style-name="ce1">
            <text:p>0,09338</text:p>
          </table:table-cell>
          <table:table-cell table:number-columns-repeated="16378"/>
        </table:table-row>
        <table:table-row table:style-name="ro2">
          <table:table-cell office:value-type="time" office:time-value="PT19H49M27S" table:style-name="ce5">
            <text:p>19:49:27</text:p>
          </table:table-cell>
          <table:table-cell office:value-type="time" office:time-value="PT19H49M28S" table:style-name="ce5">
            <text:p>19:49:28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454999999999987E-2" table:formula="of:=[.C29]/1000*[.E29]" table:style-name="ce1">
            <text:p>0,098455</text:p>
          </table:table-cell>
          <table:table-cell table:number-columns-repeated="16378"/>
        </table:table-row>
        <table:table-row table:style-name="ro2">
          <table:table-cell office:value-type="time" office:time-value="PT19H49M28S" table:style-name="ce5">
            <text:p>19:49:28</text:p>
          </table:table-cell>
          <table:table-cell office:value-type="time" office:time-value="PT19H49M29S" table:style-name="ce5">
            <text:p>19:49:29</text:p>
          </table:table-cell>
          <table:table-cell office:value-type="float" office:value="1015" table:style-name="ce1">
            <text:p>1015</text:p>
          </table:table-cell>
          <table:table-cell office:value-type="float" office:value="0.246" table:style-name="ce1">
            <text:p>0,246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515" table:formula="of:=[.C30]/1000*[.E30]" table:style-name="ce1">
            <text:p>0,102515</text:p>
          </table:table-cell>
          <table:table-cell table:number-columns-repeated="16378"/>
        </table:table-row>
        <table:table-row table:style-name="ro2">
          <table:table-cell office:value-type="time" office:time-value="PT19H49M29S" table:style-name="ce5">
            <text:p>19:49:29</text:p>
          </table:table-cell>
          <table:table-cell office:value-type="time" office:time-value="PT19H49M30S" table:style-name="ce5">
            <text:p>19:49:30</text:p>
          </table:table-cell>
          <table:table-cell office:value-type="float" office:value="1015" table:style-name="ce1">
            <text:p>1015</text:p>
          </table:table-cell>
          <table:table-cell office:value-type="float" office:value="0.98499999999999999" table:style-name="ce1">
            <text:p>0,985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0.11774" table:formula="of:=[.C31]/1000*[.E31]" table:style-name="ce1">
            <text:p>0,11774</text:p>
          </table:table-cell>
          <table:table-cell table:number-columns-repeated="16378"/>
        </table:table-row>
        <table:table-row table:style-name="ro2">
          <table:table-cell office:value-type="time" office:time-value="PT19H49M30S" table:style-name="ce5">
            <text:p>19:49:30</text:p>
          </table:table-cell>
          <table:table-cell office:value-type="time" office:time-value="PT19H49M31S" table:style-name="ce5">
            <text:p>19:49:31</text:p>
          </table:table-cell>
          <table:table-cell office:value-type="float" office:value="1015" table:style-name="ce1">
            <text:p>1015</text:p>
          </table:table-cell>
          <table:table-cell office:value-type="float" office:value="0.98499999999999999" table:style-name="ce1">
            <text:p>0,985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0.118755" table:formula="of:=[.C32]/1000*[.E32]" table:style-name="ce1">
            <text:p>0,118755</text:p>
          </table:table-cell>
          <table:table-cell table:number-columns-repeated="16378"/>
        </table:table-row>
        <table:table-row table:style-name="ro2">
          <table:table-cell office:value-type="time" office:time-value="PT19H49M31S" table:style-name="ce5">
            <text:p>19:49:31</text:p>
          </table:table-cell>
          <table:table-cell office:value-type="time" office:time-value="PT19H49M32S" table:style-name="ce5">
            <text:p>19:49:32</text:p>
          </table:table-cell>
          <table:table-cell office:value-type="float" office:value="1014" table:style-name="ce1">
            <text:p>1014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273999999999995E-2" table:formula="of:=[.C33]/1000*[.E33]" table:style-name="ce1">
            <text:p>0,092274</text:p>
          </table:table-cell>
          <table:table-cell table:number-columns-repeated="16378"/>
        </table:table-row>
        <table:table-row table:style-name="ro2">
          <table:table-cell office:value-type="time" office:time-value="PT19H49M32S" table:style-name="ce5">
            <text:p>19:49:32</text:p>
          </table:table-cell>
          <table:table-cell office:value-type="time" office:time-value="PT19H49M33S" table:style-name="ce5">
            <text:p>19:49:33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217999999999991E-2" table:formula="of:=[.C34]/1000*[.E34]" table:style-name="ce1">
            <text:p>0,088218</text:p>
          </table:table-cell>
          <table:table-cell table:number-columns-repeated="16378"/>
        </table:table-row>
        <table:table-row table:style-name="ro2">
          <table:table-cell office:value-type="time" office:time-value="PT19H49M33S" table:style-name="ce5">
            <text:p>19:49:33</text:p>
          </table:table-cell>
          <table:table-cell office:value-type="time" office:time-value="PT19H49M34S" table:style-name="ce5">
            <text:p>19:49:34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4E-2" table:style-name="ce1">
            <text:p>0,094</text:p>
          </table:table-cell>
          <table:table-cell office:value-type="float" office:value="9.5315999999999998E-2" table:formula="of:=[.C35]/1000*[.E35]" table:style-name="ce1">
            <text:p>0,095316</text:p>
          </table:table-cell>
          <table:table-cell table:number-columns-repeated="16378"/>
        </table:table-row>
        <table:table-row table:style-name="ro2">
          <table:table-cell office:value-type="time" office:time-value="PT19H49M34S" table:style-name="ce5">
            <text:p>19:49:34</text:p>
          </table:table-cell>
          <table:table-cell office:value-type="time" office:time-value="PT19H49M35S" table:style-name="ce5">
            <text:p>19:49:35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329999999999999E-2" table:formula="of:=[.C36]/1000*[.E36]" table:style-name="ce1">
            <text:p>0,09633</text:p>
          </table:table-cell>
          <table:table-cell table:number-columns-repeated="16378"/>
        </table:table-row>
        <table:table-row table:style-name="ro2">
          <table:table-cell office:value-type="time" office:time-value="PT19H49M35S" table:style-name="ce5">
            <text:p>19:49:35</text:p>
          </table:table-cell>
          <table:table-cell office:value-type="time" office:time-value="PT19H49M36S" table:style-name="ce5">
            <text:p>19:49:36</text:p>
          </table:table-cell>
          <table:table-cell office:value-type="float" office:value="1015" table:style-name="ce1">
            <text:p>1015</text:p>
          </table:table-cell>
          <table:table-cell office:value-type="float" office:value="0.98499999999999999" table:style-name="ce1">
            <text:p>0,985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0.118755" table:formula="of:=[.C37]/1000*[.E37]" table:style-name="ce1">
            <text:p>0,118755</text:p>
          </table:table-cell>
          <table:table-cell table:number-columns-repeated="16378"/>
        </table:table-row>
        <table:table-row table:style-name="ro2">
          <table:table-cell office:value-type="time" office:time-value="PT19H49M36S" table:style-name="ce5">
            <text:p>19:49:36</text:p>
          </table:table-cell>
          <table:table-cell office:value-type="time" office:time-value="PT19H49M37S" table:style-name="ce5">
            <text:p>19:49:37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217999999999991E-2" table:formula="of:=[.C38]/1000*[.E38]" table:style-name="ce1">
            <text:p>0,088218</text:p>
          </table:table-cell>
          <table:table-cell table:number-columns-repeated="16378"/>
        </table:table-row>
        <table:table-row table:style-name="ro2">
          <table:table-cell office:value-type="time" office:time-value="PT19H49M37S" table:style-name="ce5">
            <text:p>19:49:37</text:p>
          </table:table-cell>
          <table:table-cell office:value-type="time" office:time-value="PT19H49M38S" table:style-name="ce5">
            <text:p>19:49:38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14500199999999999" table:formula="of:=[.C39]/1000*[.E39]" table:style-name="ce1">
            <text:p>0,145002</text:p>
          </table:table-cell>
          <table:table-cell table:number-columns-repeated="16378"/>
        </table:table-row>
        <table:table-row table:style-name="ro2">
          <table:table-cell office:value-type="time" office:time-value="PT19H49M38S" table:style-name="ce5">
            <text:p>19:49:38</text:p>
          </table:table-cell>
          <table:table-cell office:value-type="time" office:time-value="PT19H49M39S" table:style-name="ce5">
            <text:p>19:49:39</text:p>
          </table:table-cell>
          <table:table-cell office:value-type="float" office:value="1015" table:style-name="ce1">
            <text:p>1015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0.134995" table:formula="of:=[.C40]/1000*[.E40]" table:style-name="ce1">
            <text:p>0,134995</text:p>
          </table:table-cell>
          <table:table-cell table:number-columns-repeated="16378"/>
        </table:table-row>
        <table:table-row table:style-name="ro2">
          <table:table-cell office:value-type="time" office:time-value="PT19H49M39S" table:style-name="ce5">
            <text:p>19:49:39</text:p>
          </table:table-cell>
          <table:table-cell office:value-type="time" office:time-value="PT19H49M40S" table:style-name="ce5">
            <text:p>19:49:40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41400000000001" table:formula="of:=[.C41]/1000*[.E41]" table:style-name="ce1">
            <text:p>0,102414</text:p>
          </table:table-cell>
          <table:table-cell table:number-columns-repeated="16378"/>
        </table:table-row>
        <table:table-row table:style-name="ro2">
          <table:table-cell office:value-type="time" office:time-value="PT19H49M40S" table:style-name="ce5">
            <text:p>19:49:40</text:p>
          </table:table-cell>
          <table:table-cell office:value-type="time" office:time-value="PT19H49M41S" table:style-name="ce5">
            <text:p>19:49:41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" table:style-name="ce1">
            <text:p>0,11</text:p>
          </table:table-cell>
          <table:table-cell office:value-type="float" office:value="0.11154" table:formula="of:=[.C42]/1000*[.E42]" table:style-name="ce1">
            <text:p>0,11154</text:p>
          </table:table-cell>
          <table:table-cell table:number-columns-repeated="16378"/>
        </table:table-row>
        <table:table-row table:style-name="ro2">
          <table:table-cell office:value-type="time" office:time-value="PT19H49M41S" table:style-name="ce5">
            <text:p>19:49:41</text:p>
          </table:table-cell>
          <table:table-cell office:value-type="time" office:time-value="PT19H49M42S" table:style-name="ce5">
            <text:p>19:49:42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90000000000003E-2" table:formula="of:=[.C43]/1000*[.E43]" table:style-name="ce1">
            <text:p>0,08619</text:p>
          </table:table-cell>
          <table:table-cell table:number-columns-repeated="16378"/>
        </table:table-row>
        <table:table-row table:style-name="ro2">
          <table:table-cell office:value-type="time" office:time-value="PT19H49M42S" table:style-name="ce5">
            <text:p>19:49:42</text:p>
          </table:table-cell>
          <table:table-cell office:value-type="time" office:time-value="PT19H49M43S" table:style-name="ce5">
            <text:p>19:49:43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28899999999999998" table:style-name="ce1">
            <text:p>0,289</text:p>
          </table:table-cell>
          <table:table-cell office:value-type="float" office:value="0.29304599999999997" table:formula="of:=[.C44]/1000*[.E44]" table:style-name="ce1">
            <text:p>0,293046</text:p>
          </table:table-cell>
          <table:table-cell table:number-columns-repeated="16378"/>
        </table:table-row>
        <table:table-row table:style-name="ro2">
          <table:table-cell office:value-type="time" office:time-value="PT19H49M43S" table:style-name="ce5">
            <text:p>19:49:43</text:p>
          </table:table-cell>
          <table:table-cell office:value-type="time" office:time-value="PT19H49M44S" table:style-name="ce5">
            <text:p>19:49:4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45]/1000*[.E45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9H49M44S" table:style-name="ce5">
            <text:p>19:49:44</text:p>
          </table:table-cell>
          <table:table-cell office:value-type="time" office:time-value="PT19H49M45S" table:style-name="ce5">
            <text:p>19:49:45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14" table:style-name="ce1">
            <text:p>0,114</text:p>
          </table:table-cell>
          <table:table-cell office:value-type="float" office:value="0.115596" table:formula="of:=[.C46]/1000*[.E46]" table:style-name="ce1">
            <text:p>0,115596</text:p>
          </table:table-cell>
          <table:table-cell table:number-columns-repeated="16378"/>
        </table:table-row>
        <table:table-row table:style-name="ro2">
          <table:table-cell office:value-type="time" office:time-value="PT19H49M45S" table:style-name="ce5">
            <text:p>19:49:45</text:p>
          </table:table-cell>
          <table:table-cell office:value-type="time" office:time-value="PT19H49M46S" table:style-name="ce5">
            <text:p>19:49:46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1" table:style-name="ce1">
            <text:p>0,111</text:p>
          </table:table-cell>
          <table:table-cell office:value-type="float" office:value="0.112554" table:formula="of:=[.C47]/1000*[.E47]" table:style-name="ce1">
            <text:p>0,112554</text:p>
          </table:table-cell>
          <table:table-cell table:number-columns-repeated="16378"/>
        </table:table-row>
        <table:table-row table:style-name="ro2">
          <table:table-cell office:value-type="time" office:time-value="PT19H49M46S" table:style-name="ce5">
            <text:p>19:49:46</text:p>
          </table:table-cell>
          <table:table-cell office:value-type="time" office:time-value="PT19H49M47S" table:style-name="ce5">
            <text:p>19:49:47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20399999999999E-2" table:formula="of:=[.C48]/1000*[.E48]" table:style-name="ce1">
            <text:p>0,087204</text:p>
          </table:table-cell>
          <table:table-cell table:number-columns-repeated="16378"/>
        </table:table-row>
        <table:table-row table:style-name="ro2">
          <table:table-cell office:value-type="time" office:time-value="PT19H49M47S" table:style-name="ce5">
            <text:p>19:49:47</text:p>
          </table:table-cell>
          <table:table-cell office:value-type="time" office:time-value="PT19H49M48S" table:style-name="ce5">
            <text:p>19:49:48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217" table:style-name="ce1">
            <text:p>0,217</text:p>
          </table:table-cell>
          <table:table-cell office:value-type="float" office:value="0.22003800000000001" table:formula="of:=[.C49]/1000*[.E49]" table:style-name="ce1">
            <text:p>0,220038</text:p>
          </table:table-cell>
          <table:table-cell table:number-columns-repeated="16378"/>
        </table:table-row>
        <table:table-row table:style-name="ro2">
          <table:table-cell office:value-type="time" office:time-value="PT19H49M48S" table:style-name="ce5">
            <text:p>19:49:48</text:p>
          </table:table-cell>
          <table:table-cell office:value-type="time" office:time-value="PT19H49M49S" table:style-name="ce5">
            <text:p>19:49:49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09" table:style-name="ce1">
            <text:p>0,09</text:p>
          </table:table-cell>
          <table:table-cell office:value-type="float" office:value="9.1259999999999994E-2" table:formula="of:=[.C50]/1000*[.E50]" table:style-name="ce1">
            <text:p>0,09126</text:p>
          </table:table-cell>
          <table:table-cell table:number-columns-repeated="16378"/>
        </table:table-row>
        <table:table-row table:style-name="ro2">
          <table:table-cell office:value-type="time" office:time-value="PT19H49M49S" table:style-name="ce5">
            <text:p>19:49:49</text:p>
          </table:table-cell>
          <table:table-cell office:value-type="time" office:time-value="PT19H49M50S" table:style-name="ce5">
            <text:p>19:49:50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28" table:style-name="ce1">
            <text:p>0,128</text:p>
          </table:table-cell>
          <table:table-cell office:value-type="float" office:value="0.129664" table:formula="of:=[.C51]/1000*[.E51]" table:style-name="ce1">
            <text:p>0,129664</text:p>
          </table:table-cell>
          <table:table-cell table:number-columns-repeated="16378"/>
        </table:table-row>
        <table:table-row table:style-name="ro2">
          <table:table-cell office:value-type="time" office:time-value="PT19H49M50S" table:style-name="ce5">
            <text:p>19:49:50</text:p>
          </table:table-cell>
          <table:table-cell office:value-type="time" office:time-value="PT19H49M51S" table:style-name="ce5">
            <text:p>19:49:51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21" table:style-name="ce1">
            <text:p>0,121</text:p>
          </table:table-cell>
          <table:table-cell office:value-type="float" office:value="0.122694" table:formula="of:=[.C52]/1000*[.E52]" table:style-name="ce1">
            <text:p>0,122694</text:p>
          </table:table-cell>
          <table:table-cell table:number-columns-repeated="16378"/>
        </table:table-row>
        <table:table-row table:style-name="ro2">
          <table:table-cell office:value-type="time" office:time-value="PT19H49M52S" table:style-name="ce5">
            <text:p>19:49:52</text:p>
          </table:table-cell>
          <table:table-cell office:value-type="time" office:time-value="PT19H49M53S" table:style-name="ce5">
            <text:p>19:49:53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273999999999995E-2" table:formula="of:=[.C53]/1000*[.E53]" table:style-name="ce1">
            <text:p>0,092274</text:p>
          </table:table-cell>
          <table:table-cell table:number-columns-repeated="16378"/>
        </table:table-row>
        <table:table-row table:style-name="ro2">
          <table:table-cell office:value-type="time" office:time-value="PT19H49M53S" table:style-name="ce5">
            <text:p>19:49:53</text:p>
          </table:table-cell>
          <table:table-cell office:value-type="time" office:time-value="PT19H49M54S" table:style-name="ce5">
            <text:p>19:49:5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54]/1000*[.E54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9H49M54S" table:style-name="ce5">
            <text:p>19:49:54</text:p>
          </table:table-cell>
          <table:table-cell office:value-type="time" office:time-value="PT19H49M55S" table:style-name="ce5">
            <text:p>19:49:5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260999999999987E-2" table:formula="of:=[.C55]/1000*[.E55]" table:style-name="ce1">
            <text:p>0,098261</text:p>
          </table:table-cell>
          <table:table-cell table:number-columns-repeated="16378"/>
        </table:table-row>
        <table:table-row table:style-name="ro2">
          <table:table-cell office:value-type="time" office:time-value="PT19H49M55S" table:style-name="ce5">
            <text:p>19:49:55</text:p>
          </table:table-cell>
          <table:table-cell office:value-type="time" office:time-value="PT19H49M56S" table:style-name="ce5">
            <text:p>19:49:56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08" table:style-name="ce1">
            <text:p>0,108</text:p>
          </table:table-cell>
          <table:table-cell office:value-type="float" office:value="0.109512" table:formula="of:=[.C56]/1000*[.E56]" table:style-name="ce1">
            <text:p>0,109512</text:p>
          </table:table-cell>
          <table:table-cell table:number-columns-repeated="16378"/>
        </table:table-row>
        <table:table-row table:style-name="ro2">
          <table:table-cell office:value-type="time" office:time-value="PT19H49M56S" table:style-name="ce5">
            <text:p>19:49:56</text:p>
          </table:table-cell>
          <table:table-cell office:value-type="time" office:time-value="PT19H49M57S" table:style-name="ce5">
            <text:p>19:49:57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9" table:style-name="ce1">
            <text:p>0,109</text:p>
          </table:table-cell>
          <table:table-cell office:value-type="float" office:value="0.11041699999999999" table:formula="of:=[.C57]/1000*[.E57]" table:style-name="ce1">
            <text:p>0,110417</text:p>
          </table:table-cell>
          <table:table-cell table:number-columns-repeated="16378"/>
        </table:table-row>
        <table:table-row table:style-name="ro2">
          <table:table-cell office:value-type="time" office:time-value="PT19H49M57S" table:style-name="ce5">
            <text:p>19:49:57</text:p>
          </table:table-cell>
          <table:table-cell office:value-type="time" office:time-value="PT19H49M58S" table:style-name="ce5">
            <text:p>19:49:58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58]/1000*[.E58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9H49M58S" table:style-name="ce5">
            <text:p>19:49:58</text:p>
          </table:table-cell>
          <table:table-cell office:value-type="time" office:time-value="PT19H49M59S" table:style-name="ce5">
            <text:p>19:49:59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20399999999999E-2" table:formula="of:=[.C59]/1000*[.E59]" table:style-name="ce1">
            <text:p>0,087204</text:p>
          </table:table-cell>
          <table:table-cell table:number-columns-repeated="16378"/>
        </table:table-row>
        <table:table-row table:style-name="ro2">
          <table:table-cell office:value-type="time" office:time-value="PT19H49M59S" table:style-name="ce5">
            <text:p>19:49:59</text:p>
          </table:table-cell>
          <table:table-cell office:value-type="time" office:time-value="PT19H50M0S" table:style-name="ce5">
            <text:p>19:50:00</text:p>
          </table:table-cell>
          <table:table-cell office:value-type="float" office:value="1014" table:style-name="ce1">
            <text:p>1014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90000000000003E-2" table:formula="of:=[.C60]/1000*[.E60]" table:style-name="ce1">
            <text:p>0,08619</text:p>
          </table:table-cell>
          <table:table-cell table:number-columns-repeated="16378"/>
        </table:table-row>
        <table:table-row table:style-name="ro2">
          <table:table-cell office:value-type="time" office:time-value="PT19H50M0S" table:style-name="ce5">
            <text:p>19:50:00</text:p>
          </table:table-cell>
          <table:table-cell office:value-type="time" office:time-value="PT19H50M1S" table:style-name="ce5">
            <text:p>19:50:01</text:p>
          </table:table-cell>
          <table:table-cell office:value-type="float" office:value="1015" table:style-name="ce1">
            <text:p>1015</text:p>
          </table:table-cell>
          <table:table-cell office:value-type="float" office:value="0.73899999999999999" table:style-name="ce1">
            <text:p>0,739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0.12078499999999999" table:formula="of:=[.C61]/1000*[.E61]" table:style-name="ce1">
            <text:p>0,120785</text:p>
          </table:table-cell>
          <table:table-cell table:number-columns-repeated="16378"/>
        </table:table-row>
        <table:table-row table:style-name="ro2">
          <table:table-cell office:value-type="time" office:time-value="PT19H50M1S" table:style-name="ce5">
            <text:p>19:50:01</text:p>
          </table:table-cell>
          <table:table-cell office:value-type="time" office:time-value="PT19H50M2S" table:style-name="ce5">
            <text:p>19:50:02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386" table:formula="of:=[.C62]/1000*[.E62]" table:style-name="ce1">
            <text:p>0,100386</text:p>
          </table:table-cell>
          <table:table-cell table:number-columns-repeated="16378"/>
        </table:table-row>
        <table:table-row table:style-name="ro2">
          <table:table-cell office:value-type="time" office:time-value="PT19H50M2S" table:style-name="ce5">
            <text:p>19:50:02</text:p>
          </table:table-cell>
          <table:table-cell office:value-type="time" office:time-value="PT19H50M3S" table:style-name="ce5">
            <text:p>19:50:03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0.11965199999999999" table:formula="of:=[.C63]/1000*[.E63]" table:style-name="ce1">
            <text:p>0,119652</text:p>
          </table:table-cell>
          <table:table-cell table:number-columns-repeated="16378"/>
        </table:table-row>
        <table:table-row table:style-name="ro2">
          <table:table-cell office:value-type="time" office:time-value="PT19H50M3S" table:style-name="ce5">
            <text:p>19:50:03</text:p>
          </table:table-cell>
          <table:table-cell office:value-type="time" office:time-value="PT19H50M4S" table:style-name="ce5">
            <text:p>19:50:04</text:p>
          </table:table-cell>
          <table:table-cell office:value-type="float" office:value="1014" table:style-name="ce1">
            <text:p>1014</text:p>
          </table:table-cell>
          <table:table-cell office:value-type="float" office:value="0.247" table:style-name="ce1">
            <text:p>0,247</text:p>
          </table:table-cell>
          <table:table-cell office:value-type="float" office:value="0.1" table:style-name="ce1">
            <text:p>0,1</text:p>
          </table:table-cell>
          <table:table-cell office:value-type="float" office:value="0.1014" table:formula="of:=[.C64]/1000*[.E64]" table:style-name="ce1">
            <text:p>0,1014</text:p>
          </table:table-cell>
          <table:table-cell table:number-columns-repeated="16378"/>
        </table:table-row>
        <table:table-row table:style-name="ro2">
          <table:table-cell office:value-type="time" office:time-value="PT19H50M4S" table:style-name="ce5">
            <text:p>19:50:04</text:p>
          </table:table-cell>
          <table:table-cell office:value-type="time" office:time-value="PT19H50M5S" table:style-name="ce5">
            <text:p>19:50:05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358000000000001E-2" table:formula="of:=[.C65]/1000*[.E65]" table:style-name="ce1">
            <text:p>0,098358</text:p>
          </table:table-cell>
          <table:table-cell table:number-columns-repeated="16378"/>
        </table:table-row>
        <table:table-row table:style-name="ro2">
          <table:table-cell office:value-type="time" office:time-value="PT19H50M5S" table:style-name="ce5">
            <text:p>19:50:05</text:p>
          </table:table-cell>
          <table:table-cell office:value-type="time" office:time-value="PT19H50M6S" table:style-name="ce5">
            <text:p>19:50:06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08" table:style-name="ce1">
            <text:p>0,108</text:p>
          </table:table-cell>
          <table:table-cell office:value-type="float" office:value="0.109512" table:formula="of:=[.C66]/1000*[.E66]" table:style-name="ce1">
            <text:p>0,109512</text:p>
          </table:table-cell>
          <table:table-cell table:number-columns-repeated="16378"/>
        </table:table-row>
        <table:table-row table:style-name="ro2">
          <table:table-cell office:value-type="time" office:time-value="PT19H50M6S" table:style-name="ce5">
            <text:p>19:50:06</text:p>
          </table:table-cell>
          <table:table-cell office:value-type="time" office:time-value="PT19H50M7S" table:style-name="ce5">
            <text:p>19:50:07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41400000000001" table:formula="of:=[.C67]/1000*[.E67]" table:style-name="ce1">
            <text:p>0,102414</text:p>
          </table:table-cell>
          <table:table-cell table:number-columns-repeated="16378"/>
        </table:table-row>
        <table:table-row table:style-name="ro2">
          <table:table-cell office:value-type="time" office:time-value="PT19H50M7S" table:style-name="ce5">
            <text:p>19:50:07</text:p>
          </table:table-cell>
          <table:table-cell office:value-type="time" office:time-value="PT19H50M8S" table:style-name="ce5">
            <text:p>19:50:08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7" table:style-name="ce1">
            <text:p>0,107</text:p>
          </table:table-cell>
          <table:table-cell office:value-type="float" office:value="0.108498" table:formula="of:=[.C68]/1000*[.E68]" table:style-name="ce1">
            <text:p>0,108498</text:p>
          </table:table-cell>
          <table:table-cell table:number-columns-repeated="16378"/>
        </table:table-row>
        <table:table-row table:style-name="ro2">
          <table:table-cell office:value-type="time" office:time-value="PT19H50M8S" table:style-name="ce5">
            <text:p>19:50:08</text:p>
          </table:table-cell>
          <table:table-cell office:value-type="time" office:time-value="PT19H50M9S" table:style-name="ce5">
            <text:p>19:50:09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20399999999999E-2" table:formula="of:=[.C69]/1000*[.E69]" table:style-name="ce1">
            <text:p>0,087204</text:p>
          </table:table-cell>
          <table:table-cell table:number-columns-repeated="16378"/>
        </table:table-row>
        <table:table-row table:style-name="ro2">
          <table:table-cell office:value-type="time" office:time-value="PT19H50M9S" table:style-name="ce5">
            <text:p>19:50:09</text:p>
          </table:table-cell>
          <table:table-cell office:value-type="time" office:time-value="PT19H50M10S" table:style-name="ce5">
            <text:p>19:50:1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70]/1000*[.E70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9H50M10S" table:style-name="ce5">
            <text:p>19:50:10</text:p>
          </table:table-cell>
          <table:table-cell office:value-type="time" office:time-value="PT19H50M11S" table:style-name="ce5">
            <text:p>19:50:11</text:p>
          </table:table-cell>
          <table:table-cell office:value-type="float" office:value="1014" table:style-name="ce1">
            <text:p>1014</text:p>
          </table:table-cell>
          <table:table-cell office:value-type="float" office:value="0.98599999999999999" table:style-name="ce1">
            <text:p>0,986</text:p>
          </table:table-cell>
          <table:table-cell office:value-type="float" office:value="0.128" table:style-name="ce1">
            <text:p>0,128</text:p>
          </table:table-cell>
          <table:table-cell office:value-type="float" office:value="0.12979199999999999" table:formula="of:=[.C71]/1000*[.E71]" table:style-name="ce1">
            <text:p>0,129792</text:p>
          </table:table-cell>
          <table:table-cell table:number-columns-repeated="16378"/>
        </table:table-row>
        <table:table-row table:style-name="ro2">
          <table:table-cell office:value-type="time" office:time-value="PT19H50M11S" table:style-name="ce5">
            <text:p>19:50:11</text:p>
          </table:table-cell>
          <table:table-cell office:value-type="time" office:time-value="PT19H50M12S" table:style-name="ce5">
            <text:p>19:50:1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287" table:formula="of:=[.C72]/1000*[.E72]" table:style-name="ce1">
            <text:p>0,100287</text:p>
          </table:table-cell>
          <table:table-cell table:number-columns-repeated="16378"/>
        </table:table-row>
        <table:table-row table:style-name="ro2">
          <table:table-cell office:value-type="time" office:time-value="PT19H50M12S" table:style-name="ce5">
            <text:p>19:50:12</text:p>
          </table:table-cell>
          <table:table-cell office:value-type="time" office:time-value="PT19H50M13S" table:style-name="ce5">
            <text:p>19:50:13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386" table:formula="of:=[.C73]/1000*[.E73]" table:style-name="ce1">
            <text:p>0,100386</text:p>
          </table:table-cell>
          <table:table-cell table:number-columns-repeated="16378"/>
        </table:table-row>
        <table:table-row table:style-name="ro2">
          <table:table-cell office:value-type="time" office:time-value="PT19H50M13S" table:style-name="ce5">
            <text:p>19:50:13</text:p>
          </table:table-cell>
          <table:table-cell office:value-type="time" office:time-value="PT19H50M14S" table:style-name="ce5">
            <text:p>19:50:14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44199999999999" table:formula="of:=[.C74]/1000*[.E74]" table:style-name="ce1">
            <text:p>0,104442</text:p>
          </table:table-cell>
          <table:table-cell table:number-columns-repeated="16378"/>
        </table:table-row>
        <table:table-row table:style-name="ro2">
          <table:table-cell office:value-type="time" office:time-value="PT19H50M14S" table:style-name="ce5">
            <text:p>19:50:14</text:p>
          </table:table-cell>
          <table:table-cell office:value-type="time" office:time-value="PT19H50M15S" table:style-name="ce5">
            <text:p>19:50:15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41400000000001" table:formula="of:=[.C75]/1000*[.E75]" table:style-name="ce1">
            <text:p>0,102414</text:p>
          </table:table-cell>
          <table:table-cell table:number-columns-repeated="16378"/>
        </table:table-row>
        <table:table-row table:style-name="ro2">
          <table:table-cell office:value-type="time" office:time-value="PT19H50M15S" table:style-name="ce5">
            <text:p>19:50:15</text:p>
          </table:table-cell>
          <table:table-cell office:value-type="time" office:time-value="PT19H50M16S" table:style-name="ce5">
            <text:p>19:50:16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0.11965199999999999" table:formula="of:=[.C76]/1000*[.E76]" table:style-name="ce1">
            <text:p>0,119652</text:p>
          </table:table-cell>
          <table:table-cell table:number-columns-repeated="16378"/>
        </table:table-row>
        <table:table-row table:style-name="ro2">
          <table:table-cell office:value-type="time" office:time-value="PT19H50M16S" table:style-name="ce5">
            <text:p>19:50:16</text:p>
          </table:table-cell>
          <table:table-cell office:value-type="time" office:time-value="PT19H50M17S" table:style-name="ce5">
            <text:p>19:50:1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117999999999987E-2" table:formula="of:=[.C77]/1000*[.E77]" table:style-name="ce1">
            <text:p>0,087118</text:p>
          </table:table-cell>
          <table:table-cell table:number-columns-repeated="16378"/>
        </table:table-row>
        <table:table-row table:style-name="ro2">
          <table:table-cell office:value-type="time" office:time-value="PT19H50M17S" table:style-name="ce5">
            <text:p>19:50:17</text:p>
          </table:table-cell>
          <table:table-cell office:value-type="time" office:time-value="PT19H50M18S" table:style-name="ce5">
            <text:p>19:50:18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78]/1000*[.E78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9H50M18S" table:style-name="ce5">
            <text:p>19:50:18</text:p>
          </table:table-cell>
          <table:table-cell office:value-type="time" office:time-value="PT19H50M19S" table:style-name="ce5">
            <text:p>19:50:19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33899999999999" table:formula="of:=[.C79]/1000*[.E79]" table:style-name="ce1">
            <text:p>0,104339</text:p>
          </table:table-cell>
          <table:table-cell table:number-columns-repeated="16378"/>
        </table:table-row>
        <table:table-row table:style-name="ro2">
          <table:table-cell office:value-type="time" office:time-value="PT19H50M19S" table:style-name="ce5">
            <text:p>19:50:19</text:p>
          </table:table-cell>
          <table:table-cell office:value-type="time" office:time-value="PT19H50M20S" table:style-name="ce5">
            <text:p>19:50:20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4E-2" table:style-name="ce1">
            <text:p>0,094</text:p>
          </table:table-cell>
          <table:table-cell office:value-type="float" office:value="9.5315999999999998E-2" table:formula="of:=[.C80]/1000*[.E80]" table:style-name="ce1">
            <text:p>0,095316</text:p>
          </table:table-cell>
          <table:table-cell table:number-columns-repeated="16378"/>
        </table:table-row>
        <table:table-row table:style-name="ro2">
          <table:table-cell office:value-type="time" office:time-value="PT19H50M20S" table:style-name="ce5">
            <text:p>19:50:20</text:p>
          </table:table-cell>
          <table:table-cell office:value-type="time" office:time-value="PT19H50M21S" table:style-name="ce5">
            <text:p>19:50:21</text:p>
          </table:table-cell>
          <table:table-cell office:value-type="float" office:value="1014" table:style-name="ce1">
            <text:p>1014</text:p>
          </table:table-cell>
          <table:table-cell office:value-type="float" office:value="0.74" table:style-name="ce1">
            <text:p>0,74</text:p>
          </table:table-cell>
          <table:table-cell office:value-type="float" office:value="0.108" table:style-name="ce1">
            <text:p>0,108</text:p>
          </table:table-cell>
          <table:table-cell office:value-type="float" office:value="0.109512" table:formula="of:=[.C81]/1000*[.E81]" table:style-name="ce1">
            <text:p>0,109512</text:p>
          </table:table-cell>
          <table:table-cell table:number-columns-repeated="16378"/>
        </table:table-row>
        <table:table-row table:style-name="ro2">
          <table:table-cell office:value-type="time" office:time-value="PT19H50M21S" table:style-name="ce5">
            <text:p>19:50:21</text:p>
          </table:table-cell>
          <table:table-cell office:value-type="time" office:time-value="PT19H50M22S" table:style-name="ce5">
            <text:p>19:50:22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301999999999997E-2" table:formula="of:=[.C82]/1000*[.E82]" table:style-name="ce1">
            <text:p>0,094302</text:p>
          </table:table-cell>
          <table:table-cell table:number-columns-repeated="16378"/>
        </table:table-row>
        <table:table-row table:style-name="ro2">
          <table:table-cell office:value-type="time" office:time-value="PT19H50M22S" table:style-name="ce5">
            <text:p>19:50:22</text:p>
          </table:table-cell>
          <table:table-cell office:value-type="time" office:time-value="PT19H50M23S" table:style-name="ce5">
            <text:p>19:50:23</text:p>
          </table:table-cell>
          <table:table-cell office:value-type="float" office:value="1022" table:style-name="ce1">
            <text:p>1022</text:p>
          </table:table-cell>
          <table:table-cell office:value-type="float" office:value="0.245" table:style-name="ce1">
            <text:p>0,245</text:p>
          </table:table-cell>
          <table:table-cell office:value-type="float" office:value="0.124" table:style-name="ce1">
            <text:p>0,124</text:p>
          </table:table-cell>
          <table:table-cell office:value-type="float" office:value="0.12672800000000001" table:formula="of:=[.C83]/1000*[.E83]" table:style-name="ce1">
            <text:p>0,126728</text:p>
          </table:table-cell>
          <table:table-cell table:number-columns-repeated="16378"/>
        </table:table-row>
        <table:table-row table:style-name="ro2">
          <table:table-cell office:value-type="time" office:time-value="PT19H50M23S" table:style-name="ce5">
            <text:p>19:50:23</text:p>
          </table:table-cell>
          <table:table-cell office:value-type="time" office:time-value="PT19H50M24S" table:style-name="ce5">
            <text:p>19:50:24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15" table:style-name="ce1">
            <text:p>0,115</text:p>
          </table:table-cell>
          <table:table-cell office:value-type="float" office:value="0.11649499999999999" table:formula="of:=[.C84]/1000*[.E84]" table:style-name="ce1">
            <text:p>0,116495</text:p>
          </table:table-cell>
          <table:table-cell table:number-columns-repeated="16378"/>
        </table:table-row>
        <table:table-row table:style-name="ro2">
          <table:table-cell office:value-type="time" office:time-value="PT19H50M24S" table:style-name="ce5">
            <text:p>19:50:24</text:p>
          </table:table-cell>
          <table:table-cell office:value-type="time" office:time-value="PT19H50M25S" table:style-name="ce5">
            <text:p>19:50:2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" table:style-name="ce1">
            <text:p>0,1</text:p>
          </table:table-cell>
          <table:table-cell office:value-type="float" office:value="0.1013" table:formula="of:=[.C85]/1000*[.E85]" table:style-name="ce1">
            <text:p>0,1013</text:p>
          </table:table-cell>
          <table:table-cell table:number-columns-repeated="16378"/>
        </table:table-row>
        <table:table-row table:style-name="ro2">
          <table:table-cell office:value-type="time" office:time-value="PT19H50M25S" table:style-name="ce5">
            <text:p>19:50:25</text:p>
          </table:table-cell>
          <table:table-cell office:value-type="time" office:time-value="PT19H50M26S" table:style-name="ce5">
            <text:p>19:50:26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86]/1000*[.E86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9H50M26S" table:style-name="ce5">
            <text:p>19:50:26</text:p>
          </table:table-cell>
          <table:table-cell office:value-type="time" office:time-value="PT19H50M27S" table:style-name="ce5">
            <text:p>19:50:27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247999999999987E-2" table:formula="of:=[.C87]/1000*[.E87]" table:style-name="ce1">
            <text:p>0,097248</text:p>
          </table:table-cell>
          <table:table-cell table:number-columns-repeated="16378"/>
        </table:table-row>
        <table:table-row table:style-name="ro2">
          <table:table-cell office:value-type="time" office:time-value="PT19H50M27S" table:style-name="ce5">
            <text:p>19:50:27</text:p>
          </table:table-cell>
          <table:table-cell office:value-type="time" office:time-value="PT19H50M28S" table:style-name="ce5">
            <text:p>19:50:2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95999999999987E-2" table:formula="of:=[.C88]/1000*[.E88]" table:style-name="ce1">
            <text:p>0,093196</text:p>
          </table:table-cell>
          <table:table-cell table:number-columns-repeated="16378"/>
        </table:table-row>
        <table:table-row table:style-name="ro2">
          <table:table-cell office:value-type="time" office:time-value="PT19H50M28S" table:style-name="ce5">
            <text:p>19:50:28</text:p>
          </table:table-cell>
          <table:table-cell office:value-type="time" office:time-value="PT19H50M29S" table:style-name="ce5">
            <text:p>19:50:2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89]/1000*[.E89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9H50M29S" table:style-name="ce5">
            <text:p>19:50:29</text:p>
          </table:table-cell>
          <table:table-cell office:value-type="time" office:time-value="PT19H50M30S" table:style-name="ce5">
            <text:p>19:50:3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95999999999987E-2" table:formula="of:=[.C90]/1000*[.E90]" table:style-name="ce1">
            <text:p>0,093196</text:p>
          </table:table-cell>
          <table:table-cell table:number-columns-repeated="16378"/>
        </table:table-row>
        <table:table-row table:style-name="ro2">
          <table:table-cell office:value-type="time" office:time-value="PT19H50M30S" table:style-name="ce5">
            <text:p>19:50:30</text:p>
          </table:table-cell>
          <table:table-cell office:value-type="time" office:time-value="PT19H50M31S" table:style-name="ce5">
            <text:p>19:50:31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44199999999999" table:formula="of:=[.C91]/1000*[.E91]" table:style-name="ce1">
            <text:p>0,104442</text:p>
          </table:table-cell>
          <table:table-cell table:number-columns-repeated="16378"/>
        </table:table-row>
        <table:table-row table:style-name="ro2">
          <table:table-cell office:value-type="time" office:time-value="PT19H50M31S" table:style-name="ce5">
            <text:p>19:50:31</text:p>
          </table:table-cell>
          <table:table-cell office:value-type="time" office:time-value="PT19H50M32S" table:style-name="ce5">
            <text:p>19:50:3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208999999999987E-2" table:formula="of:=[.C92]/1000*[.E92]" table:style-name="ce1">
            <text:p>0,094209</text:p>
          </table:table-cell>
          <table:table-cell table:number-columns-repeated="16378"/>
        </table:table-row>
        <table:table-row table:style-name="ro2">
          <table:table-cell office:value-type="time" office:time-value="PT19H50M32S" table:style-name="ce5">
            <text:p>19:50:32</text:p>
          </table:table-cell>
          <table:table-cell office:value-type="time" office:time-value="PT19H50M33S" table:style-name="ce5">
            <text:p>19:50:3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5" table:style-name="ce1">
            <text:p>0,115</text:p>
          </table:table-cell>
          <table:table-cell office:value-type="float" office:value="0.11649499999999999" table:formula="of:=[.C93]/1000*[.E93]" table:style-name="ce1">
            <text:p>0,116495</text:p>
          </table:table-cell>
          <table:table-cell table:number-columns-repeated="16378"/>
        </table:table-row>
        <table:table-row table:style-name="ro2">
          <table:table-cell office:value-type="time" office:time-value="PT19H50M33S" table:style-name="ce5">
            <text:p>19:50:33</text:p>
          </table:table-cell>
          <table:table-cell office:value-type="time" office:time-value="PT19H50M34S" table:style-name="ce5">
            <text:p>19:50:3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247999999999987E-2" table:formula="of:=[.C94]/1000*[.E94]" table:style-name="ce1">
            <text:p>0,097248</text:p>
          </table:table-cell>
          <table:table-cell table:number-columns-repeated="16378"/>
        </table:table-row>
        <table:table-row table:style-name="ro2">
          <table:table-cell office:value-type="time" office:time-value="PT19H50M34S" table:style-name="ce5">
            <text:p>19:50:34</text:p>
          </table:table-cell>
          <table:table-cell office:value-type="time" office:time-value="PT19H50M35S" table:style-name="ce5">
            <text:p>19:50:35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273999999999987E-2" table:formula="of:=[.C95]/1000*[.E95]" table:style-name="ce1">
            <text:p>0,099274</text:p>
          </table:table-cell>
          <table:table-cell table:number-columns-repeated="16378"/>
        </table:table-row>
        <table:table-row table:style-name="ro2">
          <table:table-cell office:value-type="time" office:time-value="PT19H50M35S" table:style-name="ce5">
            <text:p>19:50:35</text:p>
          </table:table-cell>
          <table:table-cell office:value-type="time" office:time-value="PT19H50M36S" table:style-name="ce5">
            <text:p>19:50:3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3" table:style-name="ce1">
            <text:p>0,113</text:p>
          </table:table-cell>
          <table:table-cell office:value-type="float" office:value="0.11446899999999999" table:formula="of:=[.C96]/1000*[.E96]" table:style-name="ce1">
            <text:p>0,114469</text:p>
          </table:table-cell>
          <table:table-cell table:number-columns-repeated="16378"/>
        </table:table-row>
        <table:table-row table:style-name="ro2">
          <table:table-cell office:value-type="time" office:time-value="PT19H50M36S" table:style-name="ce5">
            <text:p>19:50:36</text:p>
          </table:table-cell>
          <table:table-cell office:value-type="time" office:time-value="PT19H50M37S" table:style-name="ce5">
            <text:p>19:50:37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358000000000001E-2" table:formula="of:=[.C97]/1000*[.E97]" table:style-name="ce1">
            <text:p>0,098358</text:p>
          </table:table-cell>
          <table:table-cell table:number-columns-repeated="16378"/>
        </table:table-row>
        <table:table-row table:style-name="ro2">
          <table:table-cell office:value-type="time" office:time-value="PT19H50M37S" table:style-name="ce5">
            <text:p>19:50:37</text:p>
          </table:table-cell>
          <table:table-cell office:value-type="time" office:time-value="PT19H50M38S" table:style-name="ce5">
            <text:p>19:50:3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98]/1000*[.E98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9H50M38S" table:style-name="ce5">
            <text:p>19:50:38</text:p>
          </table:table-cell>
          <table:table-cell office:value-type="time" office:time-value="PT19H50M39S" table:style-name="ce5">
            <text:p>19:50:3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3" table:style-name="ce1">
            <text:p>0,113</text:p>
          </table:table-cell>
          <table:table-cell office:value-type="float" office:value="0.11446899999999999" table:formula="of:=[.C99]/1000*[.E99]" table:style-name="ce1">
            <text:p>0,114469</text:p>
          </table:table-cell>
          <table:table-cell table:number-columns-repeated="16378"/>
        </table:table-row>
        <table:table-row table:style-name="ro2">
          <table:table-cell office:value-type="time" office:time-value="PT19H50M39S" table:style-name="ce5">
            <text:p>19:50:39</text:p>
          </table:table-cell>
          <table:table-cell office:value-type="time" office:time-value="PT19H50M40S" table:style-name="ce5">
            <text:p>19:50:4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32599999999999" table:formula="of:=[.C100]/1000*[.E100]" table:style-name="ce1">
            <text:p>0,103326</text:p>
          </table:table-cell>
          <table:table-cell table:number-columns-repeated="16378"/>
        </table:table-row>
        <table:table-row table:style-name="ro2">
          <table:table-cell office:value-type="time" office:time-value="PT19H50M40S" table:style-name="ce5">
            <text:p>19:50:40</text:p>
          </table:table-cell>
          <table:table-cell office:value-type="time" office:time-value="PT19H50M41S" table:style-name="ce5">
            <text:p>19:50:4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20399999999999999" table:style-name="ce1">
            <text:p>0,204</text:p>
          </table:table-cell>
          <table:table-cell office:value-type="float" office:value="0.20665199999999997" table:formula="of:=[.C101]/1000*[.E101]" table:style-name="ce1">
            <text:p>0,206652</text:p>
          </table:table-cell>
          <table:table-cell table:number-columns-repeated="16378"/>
        </table:table-row>
        <table:table-row table:style-name="ro2">
          <table:table-cell office:value-type="time" office:time-value="PT19H50M41S" table:style-name="ce5">
            <text:p>19:50:41</text:p>
          </table:table-cell>
          <table:table-cell office:value-type="time" office:time-value="PT19H50M42S" table:style-name="ce5">
            <text:p>19:50:4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287" table:formula="of:=[.C102]/1000*[.E102]" table:style-name="ce1">
            <text:p>0,100287</text:p>
          </table:table-cell>
          <table:table-cell table:number-columns-repeated="16378"/>
        </table:table-row>
        <table:table-row table:style-name="ro2">
          <table:table-cell office:value-type="time" office:time-value="PT19H50M42S" table:style-name="ce5">
            <text:p>19:50:42</text:p>
          </table:table-cell>
          <table:table-cell office:value-type="time" office:time-value="PT19H50M43S" table:style-name="ce5">
            <text:p>19:50:43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103]/1000*[.E103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9H50M43S" table:style-name="ce5">
            <text:p>19:50:43</text:p>
          </table:table-cell>
          <table:table-cell office:value-type="time" office:time-value="PT19H50M44S" table:style-name="ce5">
            <text:p>19:50:4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104]/1000*[.E104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9H50M44S" table:style-name="ce5">
            <text:p>19:50:44</text:p>
          </table:table-cell>
          <table:table-cell office:value-type="time" office:time-value="PT19H50M45S" table:style-name="ce5">
            <text:p>19:50:45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372000000000002E-2" table:formula="of:=[.C105]/1000*[.E105]" table:style-name="ce1">
            <text:p>0,099372</text:p>
          </table:table-cell>
          <table:table-cell table:number-columns-repeated="16378"/>
        </table:table-row>
        <table:table-row table:style-name="ro2">
          <table:table-cell office:value-type="time" office:time-value="PT19H50M45S" table:style-name="ce5">
            <text:p>19:50:45</text:p>
          </table:table-cell>
          <table:table-cell office:value-type="time" office:time-value="PT19H50M47S" table:style-name="ce5">
            <text:p>19:50:4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" table:style-name="ce1">
            <text:p>0,1</text:p>
          </table:table-cell>
          <table:table-cell office:value-type="float" office:value="0.1013" table:formula="of:=[.C106]/1000*[.E106]" table:style-name="ce1">
            <text:p>0,1013</text:p>
          </table:table-cell>
          <table:table-cell table:number-columns-repeated="16378"/>
        </table:table-row>
        <table:table-row table:style-name="ro2">
          <table:table-cell office:value-type="time" office:time-value="PT19H50M47S" table:style-name="ce5">
            <text:p>19:50:47</text:p>
          </table:table-cell>
          <table:table-cell office:value-type="time" office:time-value="PT19H50M48S" table:style-name="ce5">
            <text:p>19:50:4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247999999999987E-2" table:formula="of:=[.C107]/1000*[.E107]" table:style-name="ce1">
            <text:p>0,097248</text:p>
          </table:table-cell>
          <table:table-cell table:number-columns-repeated="16378"/>
        </table:table-row>
        <table:table-row table:style-name="ro2">
          <table:table-cell office:value-type="time" office:time-value="PT19H50M48S" table:style-name="ce5">
            <text:p>19:50:48</text:p>
          </table:table-cell>
          <table:table-cell office:value-type="time" office:time-value="PT19H50M49S" table:style-name="ce5">
            <text:p>19:50:49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" table:style-name="ce1">
            <text:p>0,1</text:p>
          </table:table-cell>
          <table:table-cell office:value-type="float" office:value="0.1013" table:formula="of:=[.C108]/1000*[.E108]" table:style-name="ce1">
            <text:p>0,1013</text:p>
          </table:table-cell>
          <table:table-cell table:number-columns-repeated="16378"/>
        </table:table-row>
        <table:table-row table:style-name="ro2">
          <table:table-cell office:value-type="time" office:time-value="PT19H50M49S" table:style-name="ce5">
            <text:p>19:50:49</text:p>
          </table:table-cell>
          <table:table-cell office:value-type="time" office:time-value="PT19H50M50S" table:style-name="ce5">
            <text:p>19:50:50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11" table:style-name="ce1">
            <text:p>0,111</text:p>
          </table:table-cell>
          <table:table-cell office:value-type="float" office:value="0.11244299999999999" table:formula="of:=[.C109]/1000*[.E109]" table:style-name="ce1">
            <text:p>0,112443</text:p>
          </table:table-cell>
          <table:table-cell table:number-columns-repeated="16378"/>
        </table:table-row>
        <table:table-row table:style-name="ro2">
          <table:table-cell office:value-type="time" office:time-value="PT19H50M50S" table:style-name="ce5">
            <text:p>19:50:50</text:p>
          </table:table-cell>
          <table:table-cell office:value-type="time" office:time-value="PT19H50M51S" table:style-name="ce5">
            <text:p>19:50:51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05" table:style-name="ce1">
            <text:p>0,105</text:p>
          </table:table-cell>
          <table:table-cell office:value-type="float" office:value="0.10636499999999999" table:formula="of:=[.C110]/1000*[.E110]" table:style-name="ce1">
            <text:p>0,106365</text:p>
          </table:table-cell>
          <table:table-cell table:number-columns-repeated="16378"/>
        </table:table-row>
        <table:table-row table:style-name="ro2">
          <table:table-cell office:value-type="time" office:time-value="PT19H50M51S" table:style-name="ce5">
            <text:p>19:50:51</text:p>
          </table:table-cell>
          <table:table-cell office:value-type="time" office:time-value="PT19H50M52S" table:style-name="ce5">
            <text:p>19:50:52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24" table:style-name="ce1">
            <text:p>0,124</text:p>
          </table:table-cell>
          <table:table-cell office:value-type="float" office:value="0.12561199999999997" table:formula="of:=[.C111]/1000*[.E111]" table:style-name="ce1">
            <text:p>0,125612</text:p>
          </table:table-cell>
          <table:table-cell table:number-columns-repeated="16378"/>
        </table:table-row>
        <table:table-row table:style-name="ro2">
          <table:table-cell office:value-type="time" office:time-value="PT19H50M52S" table:style-name="ce5">
            <text:p>19:50:52</text:p>
          </table:table-cell>
          <table:table-cell office:value-type="time" office:time-value="PT19H50M53S" table:style-name="ce5">
            <text:p>19:50:5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2" table:style-name="ce1">
            <text:p>0,112</text:p>
          </table:table-cell>
          <table:table-cell office:value-type="float" office:value="0.11345599999999999" table:formula="of:=[.C112]/1000*[.E112]" table:style-name="ce1">
            <text:p>0,113456</text:p>
          </table:table-cell>
          <table:table-cell table:number-columns-repeated="16378"/>
        </table:table-row>
        <table:table-row table:style-name="ro1">
          <table:table-cell table:number-columns-repeated="2" table:style-name="ce3"/>
          <table:table-cell table:number-columns-repeated="2" table:style-name="ce2"/>
          <table:table-cell office:value-type="string" table:style-name="ce2">
            <text:p>Total energy</text:p>
          </table:table-cell>
          <table:table-cell office:value-type="float" office:value="12.080095000000002" table:formula="of:=SUM([.F3:.F112])" table:style-name="ce2">
            <text:p>12,080095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3">
            <text:p>Experiment 2</text:p>
          </table:table-cell>
          <table:table-cell table:style-name="ce3"/>
          <table:table-cell table:number-columns-repeated="3" table:style-name="ce2"/>
          <table:table-cell table:style-name="ce1"/>
          <table:table-cell table:number-columns-repeated="16378" table:style-name="ce2"/>
        </table:table-row>
        <table:table-row table:style-name="ro2">
          <table:table-cell office:value-type="time" office:time-value="PT19H52M0S" table:style-name="ce5">
            <text:p>19:52:00</text:p>
          </table:table-cell>
          <table:table-cell office:value-type="time" office:time-value="PT19H52M1S" table:style-name="ce5">
            <text:p>19:52:0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7" table:style-name="ce1">
            <text:p>0,107</text:p>
          </table:table-cell>
          <table:table-cell office:value-type="float" office:value="0.10839099999999999" table:formula="of:=[.C115]/1000*[.E115]" table:style-name="ce1">
            <text:p>0,108391</text:p>
          </table:table-cell>
          <table:table-cell table:number-columns-repeated="16378"/>
        </table:table-row>
        <table:table-row table:style-name="ro2">
          <table:table-cell office:value-type="time" office:time-value="PT19H52M1S" table:style-name="ce5">
            <text:p>19:52:01</text:p>
          </table:table-cell>
          <table:table-cell office:value-type="time" office:time-value="PT19H52M2S" table:style-name="ce5">
            <text:p>19:52:0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5" table:style-name="ce1">
            <text:p>0,115</text:p>
          </table:table-cell>
          <table:table-cell office:value-type="float" office:value="0.11649499999999999" table:formula="of:=[.C116]/1000*[.E116]" table:style-name="ce1">
            <text:p>0,116495</text:p>
          </table:table-cell>
          <table:table-cell table:number-columns-repeated="16378"/>
        </table:table-row>
        <table:table-row table:style-name="ro2">
          <table:table-cell office:value-type="time" office:time-value="PT19H52M2S" table:style-name="ce5">
            <text:p>19:52:02</text:p>
          </table:table-cell>
          <table:table-cell office:value-type="time" office:time-value="PT19H52M3S" table:style-name="ce5">
            <text:p>19:52:0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287" table:formula="of:=[.C117]/1000*[.E117]" table:style-name="ce1">
            <text:p>0,100287</text:p>
          </table:table-cell>
          <table:table-cell table:number-columns-repeated="16378"/>
        </table:table-row>
        <table:table-row table:style-name="ro2">
          <table:table-cell office:value-type="time" office:time-value="PT19H52M3S" table:style-name="ce5">
            <text:p>19:52:03</text:p>
          </table:table-cell>
          <table:table-cell office:value-type="time" office:time-value="PT19H52M4S" table:style-name="ce5">
            <text:p>19:52:0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0.11953399999999999" table:formula="of:=[.C118]/1000*[.E118]" table:style-name="ce1">
            <text:p>0,119534</text:p>
          </table:table-cell>
          <table:table-cell table:number-columns-repeated="16378"/>
        </table:table-row>
        <table:table-row table:style-name="ro2">
          <table:table-cell office:value-type="time" office:time-value="PT19H52M4S" table:style-name="ce5">
            <text:p>19:52:04</text:p>
          </table:table-cell>
          <table:table-cell office:value-type="time" office:time-value="PT19H52M5S" table:style-name="ce5">
            <text:p>19:52:0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236" table:formula="of:=[.C119]/1000*[.E119]" table:style-name="ce1">
            <text:p>0,104236</text:p>
          </table:table-cell>
          <table:table-cell table:number-columns-repeated="16378"/>
        </table:table-row>
        <table:table-row table:style-name="ro2">
          <table:table-cell office:value-type="time" office:time-value="PT19H52M5S" table:style-name="ce5">
            <text:p>19:52:05</text:p>
          </table:table-cell>
          <table:table-cell office:value-type="time" office:time-value="PT19H52M6S" table:style-name="ce5">
            <text:p>19:52:0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5" table:style-name="ce1">
            <text:p>0,105</text:p>
          </table:table-cell>
          <table:table-cell office:value-type="float" office:value="0.10625999999999999" table:formula="of:=[.C120]/1000*[.E120]" table:style-name="ce1">
            <text:p>0,10626</text:p>
          </table:table-cell>
          <table:table-cell table:number-columns-repeated="16378"/>
        </table:table-row>
        <table:table-row table:style-name="ro2">
          <table:table-cell office:value-type="time" office:time-value="PT19H52M6S" table:style-name="ce5">
            <text:p>19:52:06</text:p>
          </table:table-cell>
          <table:table-cell office:value-type="time" office:time-value="PT19H52M7S" table:style-name="ce5">
            <text:p>19:52:0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7" table:style-name="ce1">
            <text:p>0,107</text:p>
          </table:table-cell>
          <table:table-cell office:value-type="float" office:value="0.10839099999999999" table:formula="of:=[.C121]/1000*[.E121]" table:style-name="ce1">
            <text:p>0,108391</text:p>
          </table:table-cell>
          <table:table-cell table:number-columns-repeated="16378"/>
        </table:table-row>
        <table:table-row table:style-name="ro2">
          <table:table-cell office:value-type="time" office:time-value="PT19H52M7S" table:style-name="ce5">
            <text:p>19:52:07</text:p>
          </table:table-cell>
          <table:table-cell office:value-type="time" office:time-value="PT19H52M8S" table:style-name="ce5">
            <text:p>19:52:08</text:p>
          </table:table-cell>
          <table:table-cell office:value-type="float" office:value="1014" table:style-name="ce1">
            <text:p>1014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0.112" table:style-name="ce1">
            <text:p>0,112</text:p>
          </table:table-cell>
          <table:table-cell office:value-type="float" office:value="0.113568" table:formula="of:=[.C122]/1000*[.E122]" table:style-name="ce1">
            <text:p>0,113568</text:p>
          </table:table-cell>
          <table:table-cell table:number-columns-repeated="16378"/>
        </table:table-row>
        <table:table-row table:style-name="ro2">
          <table:table-cell office:value-type="time" office:time-value="PT19H52M8S" table:style-name="ce5">
            <text:p>19:52:08</text:p>
          </table:table-cell>
          <table:table-cell office:value-type="time" office:time-value="PT19H52M9S" table:style-name="ce5">
            <text:p>19:52:0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123]/1000*[.E123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52M9S" table:style-name="ce5">
            <text:p>19:52:09</text:p>
          </table:table-cell>
          <table:table-cell office:value-type="time" office:time-value="PT19H52M10S" table:style-name="ce5">
            <text:p>19:52:1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156999999999987E-2" table:formula="of:=[.C124]/1000*[.E124]" table:style-name="ce1">
            <text:p>0,090157</text:p>
          </table:table-cell>
          <table:table-cell table:number-columns-repeated="16378"/>
        </table:table-row>
        <table:table-row table:style-name="ro2">
          <table:table-cell office:value-type="time" office:time-value="PT19H52M10S" table:style-name="ce5">
            <text:p>19:52:10</text:p>
          </table:table-cell>
          <table:table-cell office:value-type="time" office:time-value="PT19H52M11S" table:style-name="ce5">
            <text:p>19:52:11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05" table:style-name="ce1">
            <text:p>0,105</text:p>
          </table:table-cell>
          <table:table-cell office:value-type="float" office:value="0.10636499999999999" table:formula="of:=[.C125]/1000*[.E125]" table:style-name="ce1">
            <text:p>0,106365</text:p>
          </table:table-cell>
          <table:table-cell table:number-columns-repeated="16378"/>
        </table:table-row>
        <table:table-row table:style-name="ro2">
          <table:table-cell office:value-type="time" office:time-value="PT19H52M11S" table:style-name="ce5">
            <text:p>19:52:11</text:p>
          </table:table-cell>
          <table:table-cell office:value-type="time" office:time-value="PT19H52M12S" table:style-name="ce5">
            <text:p>19:52:1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126]/1000*[.E126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9H52M12S" table:style-name="ce5">
            <text:p>19:52:12</text:p>
          </table:table-cell>
          <table:table-cell office:value-type="time" office:time-value="PT19H52M13S" table:style-name="ce5">
            <text:p>19:52:1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3500000000000001" table:style-name="ce1">
            <text:p>0,135</text:p>
          </table:table-cell>
          <table:table-cell office:value-type="float" office:value="0.13675499999999999" table:formula="of:=[.C127]/1000*[.E127]" table:style-name="ce1">
            <text:p>0,136755</text:p>
          </table:table-cell>
          <table:table-cell table:number-columns-repeated="16378"/>
        </table:table-row>
        <table:table-row table:style-name="ro2">
          <table:table-cell office:value-type="time" office:time-value="PT19H52M13S" table:style-name="ce5">
            <text:p>19:52:13</text:p>
          </table:table-cell>
          <table:table-cell office:value-type="time" office:time-value="PT19H52M14S" table:style-name="ce5">
            <text:p>19:52:1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128]/1000*[.E128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9H52M14S" table:style-name="ce5">
            <text:p>19:52:14</text:p>
          </table:table-cell>
          <table:table-cell office:value-type="time" office:time-value="PT19H52M15S" table:style-name="ce5">
            <text:p>19:52:1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129]/1000*[.E129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9H52M15S" table:style-name="ce5">
            <text:p>19:52:15</text:p>
          </table:table-cell>
          <table:table-cell office:value-type="time" office:time-value="PT19H52M16S" table:style-name="ce5">
            <text:p>19:52:1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0.11953399999999999" table:formula="of:=[.C130]/1000*[.E130]" table:style-name="ce1">
            <text:p>0,119534</text:p>
          </table:table-cell>
          <table:table-cell table:number-columns-repeated="16378"/>
        </table:table-row>
        <table:table-row table:style-name="ro2">
          <table:table-cell office:value-type="time" office:time-value="PT19H52M16S" table:style-name="ce5">
            <text:p>19:52:16</text:p>
          </table:table-cell>
          <table:table-cell office:value-type="time" office:time-value="PT19H52M17S" table:style-name="ce5">
            <text:p>19:52:1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131]/1000*[.E131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9H52M17S" table:style-name="ce5">
            <text:p>19:52:17</text:p>
          </table:table-cell>
          <table:table-cell office:value-type="time" office:time-value="PT19H52M18S" table:style-name="ce5">
            <text:p>19:52:1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132]/1000*[.E132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9H52M18S" table:style-name="ce5">
            <text:p>19:52:18</text:p>
          </table:table-cell>
          <table:table-cell office:value-type="time" office:time-value="PT19H52M19S" table:style-name="ce5">
            <text:p>19:52:1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55" table:style-name="ce1">
            <text:p>0,155</text:p>
          </table:table-cell>
          <table:table-cell office:value-type="float" office:value="0.15701499999999999" table:formula="of:=[.C133]/1000*[.E133]" table:style-name="ce1">
            <text:p>0,157015</text:p>
          </table:table-cell>
          <table:table-cell table:number-columns-repeated="16378"/>
        </table:table-row>
        <table:table-row table:style-name="ro2">
          <table:table-cell office:value-type="time" office:time-value="PT19H52M19S" table:style-name="ce5">
            <text:p>19:52:19</text:p>
          </table:table-cell>
          <table:table-cell office:value-type="time" office:time-value="PT19H52M20S" table:style-name="ce5">
            <text:p>19:52:2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95999999999987E-2" table:formula="of:=[.C134]/1000*[.E134]" table:style-name="ce1">
            <text:p>0,093196</text:p>
          </table:table-cell>
          <table:table-cell table:number-columns-repeated="16378"/>
        </table:table-row>
        <table:table-row table:style-name="ro2">
          <table:table-cell office:value-type="time" office:time-value="PT19H52M20S" table:style-name="ce5">
            <text:p>19:52:20</text:p>
          </table:table-cell>
          <table:table-cell office:value-type="time" office:time-value="PT19H52M21S" table:style-name="ce5">
            <text:p>19:52:2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156999999999987E-2" table:formula="of:=[.C135]/1000*[.E135]" table:style-name="ce1">
            <text:p>0,090157</text:p>
          </table:table-cell>
          <table:table-cell table:number-columns-repeated="16378"/>
        </table:table-row>
        <table:table-row table:style-name="ro2">
          <table:table-cell office:value-type="time" office:time-value="PT19H52M21S" table:style-name="ce5">
            <text:p>19:52:21</text:p>
          </table:table-cell>
          <table:table-cell office:value-type="time" office:time-value="PT19H52M22S" table:style-name="ce5">
            <text:p>19:52:2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156999999999987E-2" table:formula="of:=[.C136]/1000*[.E136]" table:style-name="ce1">
            <text:p>0,090157</text:p>
          </table:table-cell>
          <table:table-cell table:number-columns-repeated="16378"/>
        </table:table-row>
        <table:table-row table:style-name="ro2">
          <table:table-cell office:value-type="time" office:time-value="PT19H52M22S" table:style-name="ce5">
            <text:p>19:52:22</text:p>
          </table:table-cell>
          <table:table-cell office:value-type="time" office:time-value="PT19H52M23S" table:style-name="ce5">
            <text:p>19:52:2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4" table:style-name="ce1">
            <text:p>0,104</text:p>
          </table:table-cell>
          <table:table-cell office:value-type="float" office:value="0.10535199999999999" table:formula="of:=[.C137]/1000*[.E137]" table:style-name="ce1">
            <text:p>0,105352</text:p>
          </table:table-cell>
          <table:table-cell table:number-columns-repeated="16378"/>
        </table:table-row>
        <table:table-row table:style-name="ro2">
          <table:table-cell office:value-type="time" office:time-value="PT19H52M23S" table:style-name="ce5">
            <text:p>19:52:23</text:p>
          </table:table-cell>
          <table:table-cell office:value-type="time" office:time-value="PT19H52M24S" table:style-name="ce5">
            <text:p>19:52:2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138]/1000*[.E138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9H52M24S" table:style-name="ce5">
            <text:p>19:52:24</text:p>
          </table:table-cell>
          <table:table-cell office:value-type="time" office:time-value="PT19H52M25S" table:style-name="ce5">
            <text:p>19:52:2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079000000000001E-2" table:formula="of:=[.C139]/1000*[.E139]" table:style-name="ce1">
            <text:p>0,084079</text:p>
          </table:table-cell>
          <table:table-cell table:number-columns-repeated="16378"/>
        </table:table-row>
        <table:table-row table:style-name="ro2">
          <table:table-cell office:value-type="time" office:time-value="PT19H52M25S" table:style-name="ce5">
            <text:p>19:52:25</text:p>
          </table:table-cell>
          <table:table-cell office:value-type="time" office:time-value="PT19H52M26S" table:style-name="ce5">
            <text:p>19:52:2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51" table:style-name="ce1">
            <text:p>0,151</text:p>
          </table:table-cell>
          <table:table-cell office:value-type="float" office:value="0.15296299999999999" table:formula="of:=[.C140]/1000*[.E140]" table:style-name="ce1">
            <text:p>0,152963</text:p>
          </table:table-cell>
          <table:table-cell table:number-columns-repeated="16378"/>
        </table:table-row>
        <table:table-row table:style-name="ro2">
          <table:table-cell office:value-type="time" office:time-value="PT19H52M26S" table:style-name="ce5">
            <text:p>19:52:26</text:p>
          </table:table-cell>
          <table:table-cell office:value-type="time" office:time-value="PT19H52M27S" table:style-name="ce5">
            <text:p>19:52:27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234999999999987E-2" table:formula="of:=[.C141]/1000*[.E141]" table:style-name="ce1">
            <text:p>0,096235</text:p>
          </table:table-cell>
          <table:table-cell table:number-columns-repeated="16378"/>
        </table:table-row>
        <table:table-row table:style-name="ro2">
          <table:table-cell office:value-type="time" office:time-value="PT19H52M27S" table:style-name="ce5">
            <text:p>19:52:27</text:p>
          </table:table-cell>
          <table:table-cell office:value-type="time" office:time-value="PT19H52M28S" table:style-name="ce5">
            <text:p>19:52:2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2" table:style-name="ce1">
            <text:p>0,112</text:p>
          </table:table-cell>
          <table:table-cell office:value-type="float" office:value="0.11345599999999999" table:formula="of:=[.C142]/1000*[.E142]" table:style-name="ce1">
            <text:p>0,113456</text:p>
          </table:table-cell>
          <table:table-cell table:number-columns-repeated="16378"/>
        </table:table-row>
        <table:table-row table:style-name="ro2">
          <table:table-cell office:value-type="time" office:time-value="PT19H52M28S" table:style-name="ce5">
            <text:p>19:52:28</text:p>
          </table:table-cell>
          <table:table-cell office:value-type="time" office:time-value="PT19H52M29S" table:style-name="ce5">
            <text:p>19:52:29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143]/1000*[.E143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52M29S" table:style-name="ce5">
            <text:p>19:52:29</text:p>
          </table:table-cell>
          <table:table-cell office:value-type="time" office:time-value="PT19H52M30S" table:style-name="ce5">
            <text:p>19:52:30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144]/1000*[.E144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9H52M30S" table:style-name="ce5">
            <text:p>19:52:30</text:p>
          </table:table-cell>
          <table:table-cell office:value-type="time" office:time-value="PT19H52M31S" table:style-name="ce5">
            <text:p>19:52:3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7" table:style-name="ce1">
            <text:p>0,107</text:p>
          </table:table-cell>
          <table:table-cell office:value-type="float" office:value="0.10839099999999999" table:formula="of:=[.C145]/1000*[.E145]" table:style-name="ce1">
            <text:p>0,108391</text:p>
          </table:table-cell>
          <table:table-cell table:number-columns-repeated="16378"/>
        </table:table-row>
        <table:table-row table:style-name="ro2">
          <table:table-cell office:value-type="time" office:time-value="PT19H52M31S" table:style-name="ce5">
            <text:p>19:52:31</text:p>
          </table:table-cell>
          <table:table-cell office:value-type="time" office:time-value="PT19H52M32S" table:style-name="ce5">
            <text:p>19:52:3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3066000000000001E-2" table:formula="of:=[.C146]/1000*[.E146]" table:style-name="ce1">
            <text:p>0,083066</text:p>
          </table:table-cell>
          <table:table-cell table:number-columns-repeated="16378"/>
        </table:table-row>
        <table:table-row table:style-name="ro2">
          <table:table-cell office:value-type="time" office:time-value="PT19H52M32S" table:style-name="ce5">
            <text:p>19:52:32</text:p>
          </table:table-cell>
          <table:table-cell office:value-type="time" office:time-value="PT19H52M33S" table:style-name="ce5">
            <text:p>19:52:3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147]/1000*[.E147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9H52M33S" table:style-name="ce5">
            <text:p>19:52:33</text:p>
          </table:table-cell>
          <table:table-cell office:value-type="time" office:time-value="PT19H52M34S" table:style-name="ce5">
            <text:p>19:52:3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148]/1000*[.E148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9H52M34S" table:style-name="ce5">
            <text:p>19:52:34</text:p>
          </table:table-cell>
          <table:table-cell office:value-type="time" office:time-value="PT19H52M35S" table:style-name="ce5">
            <text:p>19:52:3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3066000000000001E-2" table:formula="of:=[.C149]/1000*[.E149]" table:style-name="ce1">
            <text:p>0,083066</text:p>
          </table:table-cell>
          <table:table-cell table:number-columns-repeated="16378"/>
        </table:table-row>
        <table:table-row table:style-name="ro2">
          <table:table-cell office:value-type="time" office:time-value="PT19H52M35S" table:style-name="ce5">
            <text:p>19:52:35</text:p>
          </table:table-cell>
          <table:table-cell office:value-type="time" office:time-value="PT19H52M36S" table:style-name="ce5">
            <text:p>19:52:3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7" table:style-name="ce1">
            <text:p>0,127</text:p>
          </table:table-cell>
          <table:table-cell office:value-type="float" office:value="0.12865099999999999" table:formula="of:=[.C150]/1000*[.E150]" table:style-name="ce1">
            <text:p>0,128651</text:p>
          </table:table-cell>
          <table:table-cell table:number-columns-repeated="16378"/>
        </table:table-row>
        <table:table-row table:style-name="ro2">
          <table:table-cell office:value-type="time" office:time-value="PT19H52M36S" table:style-name="ce5">
            <text:p>19:52:36</text:p>
          </table:table-cell>
          <table:table-cell office:value-type="time" office:time-value="PT19H52M37S" table:style-name="ce5">
            <text:p>19:52:37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151]/1000*[.E151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9H52M37S" table:style-name="ce5">
            <text:p>19:52:37</text:p>
          </table:table-cell>
          <table:table-cell office:value-type="time" office:time-value="PT19H52M38S" table:style-name="ce5">
            <text:p>19:52:3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152]/1000*[.E152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9H52M38S" table:style-name="ce5">
            <text:p>19:52:38</text:p>
          </table:table-cell>
          <table:table-cell office:value-type="time" office:time-value="PT19H52M39S" table:style-name="ce5">
            <text:p>19:52:3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153]/1000*[.E153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9H52M39S" table:style-name="ce5">
            <text:p>19:52:39</text:p>
          </table:table-cell>
          <table:table-cell office:value-type="time" office:time-value="PT19H52M40S" table:style-name="ce5">
            <text:p>19:52:4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079000000000001E-2" table:formula="of:=[.C154]/1000*[.E154]" table:style-name="ce1">
            <text:p>0,084079</text:p>
          </table:table-cell>
          <table:table-cell table:number-columns-repeated="16378"/>
        </table:table-row>
        <table:table-row table:style-name="ro2">
          <table:table-cell office:value-type="time" office:time-value="PT19H52M40S" table:style-name="ce5">
            <text:p>19:52:40</text:p>
          </table:table-cell>
          <table:table-cell office:value-type="time" office:time-value="PT19H52M41S" table:style-name="ce5">
            <text:p>19:52:4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5" table:style-name="ce1">
            <text:p>0,125</text:p>
          </table:table-cell>
          <table:table-cell office:value-type="float" office:value="0.1265" table:formula="of:=[.C155]/1000*[.E155]" table:style-name="ce1">
            <text:p>0,1265</text:p>
          </table:table-cell>
          <table:table-cell table:number-columns-repeated="16378"/>
        </table:table-row>
        <table:table-row table:style-name="ro2">
          <table:table-cell office:value-type="time" office:time-value="PT19H52M41S" table:style-name="ce5">
            <text:p>19:52:41</text:p>
          </table:table-cell>
          <table:table-cell office:value-type="time" office:time-value="PT19H52M42S" table:style-name="ce5">
            <text:p>19:52:4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3066000000000001E-2" table:formula="of:=[.C156]/1000*[.E156]" table:style-name="ce1">
            <text:p>0,083066</text:p>
          </table:table-cell>
          <table:table-cell table:number-columns-repeated="16378"/>
        </table:table-row>
        <table:table-row table:style-name="ro2">
          <table:table-cell office:value-type="time" office:time-value="PT19H52M42S" table:style-name="ce5">
            <text:p>19:52:42</text:p>
          </table:table-cell>
          <table:table-cell office:value-type="time" office:time-value="PT19H52M43S" table:style-name="ce5">
            <text:p>19:52:4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157]/1000*[.E157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9H52M43S" table:style-name="ce5">
            <text:p>19:52:43</text:p>
          </table:table-cell>
          <table:table-cell office:value-type="time" office:time-value="PT19H52M45S" table:style-name="ce5">
            <text:p>19:52:4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3066000000000001E-2" table:formula="of:=[.C158]/1000*[.E158]" table:style-name="ce1">
            <text:p>0,083066</text:p>
          </table:table-cell>
          <table:table-cell table:number-columns-repeated="16378"/>
        </table:table-row>
        <table:table-row table:style-name="ro2">
          <table:table-cell office:value-type="time" office:time-value="PT19H52M45S" table:style-name="ce5">
            <text:p>19:52:45</text:p>
          </table:table-cell>
          <table:table-cell office:value-type="time" office:time-value="PT19H52M46S" table:style-name="ce5">
            <text:p>19:52:4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159]/1000*[.E159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52M46S" table:style-name="ce5">
            <text:p>19:52:46</text:p>
          </table:table-cell>
          <table:table-cell office:value-type="time" office:time-value="PT19H52M47S" table:style-name="ce5">
            <text:p>19:52:4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160]/1000*[.E160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9H52M47S" table:style-name="ce5">
            <text:p>19:52:47</text:p>
          </table:table-cell>
          <table:table-cell office:value-type="time" office:time-value="PT19H52M48S" table:style-name="ce5">
            <text:p>19:52:48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161]/1000*[.E161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9H52M48S" table:style-name="ce5">
            <text:p>19:52:48</text:p>
          </table:table-cell>
          <table:table-cell office:value-type="time" office:time-value="PT19H52M49S" table:style-name="ce5">
            <text:p>19:52:4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3066000000000001E-2" table:formula="of:=[.C162]/1000*[.E162]" table:style-name="ce1">
            <text:p>0,083066</text:p>
          </table:table-cell>
          <table:table-cell table:number-columns-repeated="16378"/>
        </table:table-row>
        <table:table-row table:style-name="ro2">
          <table:table-cell office:value-type="time" office:time-value="PT19H52M49S" table:style-name="ce5">
            <text:p>19:52:49</text:p>
          </table:table-cell>
          <table:table-cell office:value-type="time" office:time-value="PT19H52M50S" table:style-name="ce5">
            <text:p>19:52:5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163]/1000*[.E163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9H52M50S" table:style-name="ce5">
            <text:p>19:52:50</text:p>
          </table:table-cell>
          <table:table-cell office:value-type="time" office:time-value="PT19H52M51S" table:style-name="ce5">
            <text:p>19:52:51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176E-2" table:formula="of:=[.C164]/1000*[.E164]" table:style-name="ce1">
            <text:p>0,099176</text:p>
          </table:table-cell>
          <table:table-cell table:number-columns-repeated="16378"/>
        </table:table-row>
        <table:table-row table:style-name="ro2">
          <table:table-cell office:value-type="time" office:time-value="PT19H52M51S" table:style-name="ce5">
            <text:p>19:52:51</text:p>
          </table:table-cell>
          <table:table-cell office:value-type="time" office:time-value="PT19H52M52S" table:style-name="ce5">
            <text:p>19:52:5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313" table:formula="of:=[.C165]/1000*[.E165]" table:style-name="ce1">
            <text:p>0,102313</text:p>
          </table:table-cell>
          <table:table-cell table:number-columns-repeated="16378"/>
        </table:table-row>
        <table:table-row table:style-name="ro2">
          <table:table-cell office:value-type="time" office:time-value="PT19H52M52S" table:style-name="ce5">
            <text:p>19:52:52</text:p>
          </table:table-cell>
          <table:table-cell office:value-type="time" office:time-value="PT19H52M53S" table:style-name="ce5">
            <text:p>19:52:5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6" table:style-name="ce1">
            <text:p>0,106</text:p>
          </table:table-cell>
          <table:table-cell office:value-type="float" office:value="0.10727199999999999" table:formula="of:=[.C166]/1000*[.E166]" table:style-name="ce1">
            <text:p>0,107272</text:p>
          </table:table-cell>
          <table:table-cell table:number-columns-repeated="16378"/>
        </table:table-row>
        <table:table-row table:style-name="ro2">
          <table:table-cell office:value-type="time" office:time-value="PT19H52M53S" table:style-name="ce5">
            <text:p>19:52:53</text:p>
          </table:table-cell>
          <table:table-cell office:value-type="time" office:time-value="PT19H52M54S" table:style-name="ce5">
            <text:p>19:52:5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0.11953399999999999" table:formula="of:=[.C167]/1000*[.E167]" table:style-name="ce1">
            <text:p>0,119534</text:p>
          </table:table-cell>
          <table:table-cell table:number-columns-repeated="16378"/>
        </table:table-row>
        <table:table-row table:style-name="ro2">
          <table:table-cell office:value-type="time" office:time-value="PT19H52M54S" table:style-name="ce5">
            <text:p>19:52:54</text:p>
          </table:table-cell>
          <table:table-cell office:value-type="time" office:time-value="PT19H52M55S" table:style-name="ce5">
            <text:p>19:52:5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87999999999987E-2" table:formula="of:=[.C168]/1000*[.E168]" table:style-name="ce1">
            <text:p>0,076988</text:p>
          </table:table-cell>
          <table:table-cell table:number-columns-repeated="16378"/>
        </table:table-row>
        <table:table-row table:style-name="ro2">
          <table:table-cell office:value-type="time" office:time-value="PT19H52M55S" table:style-name="ce5">
            <text:p>19:52:55</text:p>
          </table:table-cell>
          <table:table-cell office:value-type="time" office:time-value="PT19H52M56S" table:style-name="ce5">
            <text:p>19:52:56</text:p>
          </table:table-cell>
          <table:table-cell office:value-type="float" office:value="1014" table:style-name="ce1">
            <text:p>1014</text:p>
          </table:table-cell>
          <table:table-cell office:value-type="float" office:value="0.247" table:style-name="ce1">
            <text:p>0,247</text:p>
          </table:table-cell>
          <table:table-cell office:value-type="float" office:value="0.16" table:style-name="ce1">
            <text:p>0,16</text:p>
          </table:table-cell>
          <table:table-cell office:value-type="float" office:value="0.16224" table:formula="of:=[.C169]/1000*[.E169]" table:style-name="ce1">
            <text:p>0,16224</text:p>
          </table:table-cell>
          <table:table-cell table:number-columns-repeated="16378"/>
        </table:table-row>
        <table:table-row table:style-name="ro2">
          <table:table-cell office:value-type="time" office:time-value="PT19H52M56S" table:style-name="ce5">
            <text:p>19:52:56</text:p>
          </table:table-cell>
          <table:table-cell office:value-type="time" office:time-value="PT19H52M57S" table:style-name="ce5">
            <text:p>19:52:5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170]/1000*[.E170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9H52M57S" table:style-name="ce5">
            <text:p>19:52:57</text:p>
          </table:table-cell>
          <table:table-cell office:value-type="time" office:time-value="PT19H52M58S" table:style-name="ce5">
            <text:p>19:52:58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273999999999987E-2" table:formula="of:=[.C171]/1000*[.E171]" table:style-name="ce1">
            <text:p>0,099274</text:p>
          </table:table-cell>
          <table:table-cell table:number-columns-repeated="16378"/>
        </table:table-row>
        <table:table-row table:style-name="ro2">
          <table:table-cell office:value-type="time" office:time-value="PT19H52M58S" table:style-name="ce5">
            <text:p>19:52:58</text:p>
          </table:table-cell>
          <table:table-cell office:value-type="time" office:time-value="PT19H52M59S" table:style-name="ce5">
            <text:p>19:52:5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172]/1000*[.E172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9H52M59S" table:style-name="ce5">
            <text:p>19:52:59</text:p>
          </table:table-cell>
          <table:table-cell office:value-type="time" office:time-value="PT19H53M0S" table:style-name="ce5">
            <text:p>19:53:0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173]/1000*[.E173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9H53M0S" table:style-name="ce5">
            <text:p>19:53:00</text:p>
          </table:table-cell>
          <table:table-cell office:value-type="time" office:time-value="PT19H53M1S" table:style-name="ce5">
            <text:p>19:53:0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4" table:style-name="ce1">
            <text:p>0,104</text:p>
          </table:table-cell>
          <table:table-cell office:value-type="float" office:value="0.10535199999999999" table:formula="of:=[.C174]/1000*[.E174]" table:style-name="ce1">
            <text:p>0,105352</text:p>
          </table:table-cell>
          <table:table-cell table:number-columns-repeated="16378"/>
        </table:table-row>
        <table:table-row table:style-name="ro2">
          <table:table-cell office:value-type="time" office:time-value="PT19H53M1S" table:style-name="ce5">
            <text:p>19:53:01</text:p>
          </table:table-cell>
          <table:table-cell office:value-type="time" office:time-value="PT19H53M2S" table:style-name="ce5">
            <text:p>19:53:0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" table:style-name="ce1">
            <text:p>0,1</text:p>
          </table:table-cell>
          <table:table-cell office:value-type="float" office:value="0.1013" table:formula="of:=[.C175]/1000*[.E175]" table:style-name="ce1">
            <text:p>0,1013</text:p>
          </table:table-cell>
          <table:table-cell table:number-columns-repeated="16378"/>
        </table:table-row>
        <table:table-row table:style-name="ro2">
          <table:table-cell office:value-type="time" office:time-value="PT19H53M2S" table:style-name="ce5">
            <text:p>19:53:02</text:p>
          </table:table-cell>
          <table:table-cell office:value-type="time" office:time-value="PT19H53M3S" table:style-name="ce5">
            <text:p>19:53:03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176]/1000*[.E176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53M3S" table:style-name="ce5">
            <text:p>19:53:03</text:p>
          </table:table-cell>
          <table:table-cell office:value-type="time" office:time-value="PT19H53M4S" table:style-name="ce5">
            <text:p>19:53:0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1" table:style-name="ce1">
            <text:p>0,111</text:p>
          </table:table-cell>
          <table:table-cell office:value-type="float" office:value="0.112332" table:formula="of:=[.C177]/1000*[.E177]" table:style-name="ce1">
            <text:p>0,112332</text:p>
          </table:table-cell>
          <table:table-cell table:number-columns-repeated="16378"/>
        </table:table-row>
        <table:table-row table:style-name="ro2">
          <table:table-cell office:value-type="time" office:time-value="PT19H53M4S" table:style-name="ce5">
            <text:p>19:53:04</text:p>
          </table:table-cell>
          <table:table-cell office:value-type="time" office:time-value="PT19H53M5S" table:style-name="ce5">
            <text:p>19:53:0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247999999999987E-2" table:formula="of:=[.C178]/1000*[.E178]" table:style-name="ce1">
            <text:p>0,097248</text:p>
          </table:table-cell>
          <table:table-cell table:number-columns-repeated="16378"/>
        </table:table-row>
        <table:table-row table:style-name="ro2">
          <table:table-cell office:value-type="time" office:time-value="PT19H53M5S" table:style-name="ce5">
            <text:p>19:53:05</text:p>
          </table:table-cell>
          <table:table-cell office:value-type="time" office:time-value="PT19H53M6S" table:style-name="ce5">
            <text:p>19:53:0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8" table:style-name="ce1">
            <text:p>0,108</text:p>
          </table:table-cell>
          <table:table-cell office:value-type="float" office:value="0.10940399999999999" table:formula="of:=[.C179]/1000*[.E179]" table:style-name="ce1">
            <text:p>0,109404</text:p>
          </table:table-cell>
          <table:table-cell table:number-columns-repeated="16378"/>
        </table:table-row>
        <table:table-row table:style-name="ro2">
          <table:table-cell office:value-type="time" office:time-value="PT19H53M6S" table:style-name="ce5">
            <text:p>19:53:06</text:p>
          </table:table-cell>
          <table:table-cell office:value-type="time" office:time-value="PT19H53M7S" table:style-name="ce5">
            <text:p>19:53:0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180]/1000*[.E180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9H53M7S" table:style-name="ce5">
            <text:p>19:53:07</text:p>
          </table:table-cell>
          <table:table-cell office:value-type="time" office:time-value="PT19H53M8S" table:style-name="ce5">
            <text:p>19:53:08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181]/1000*[.E181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9H53M8S" table:style-name="ce5">
            <text:p>19:53:08</text:p>
          </table:table-cell>
          <table:table-cell office:value-type="time" office:time-value="PT19H53M9S" table:style-name="ce5">
            <text:p>19:53:0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182]/1000*[.E182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9H53M9S" table:style-name="ce5">
            <text:p>19:53:09</text:p>
          </table:table-cell>
          <table:table-cell office:value-type="time" office:time-value="PT19H53M10S" table:style-name="ce5">
            <text:p>19:53:1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8.0026999999999987E-2" table:formula="of:=[.C183]/1000*[.E183]" table:style-name="ce1">
            <text:p>0,080027</text:p>
          </table:table-cell>
          <table:table-cell table:number-columns-repeated="16378"/>
        </table:table-row>
        <table:table-row table:style-name="ro2">
          <table:table-cell office:value-type="time" office:time-value="PT19H53M10S" table:style-name="ce5">
            <text:p>19:53:10</text:p>
          </table:table-cell>
          <table:table-cell office:value-type="time" office:time-value="PT19H53M11S" table:style-name="ce5">
            <text:p>19:53:1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6" table:style-name="ce1">
            <text:p>0,106</text:p>
          </table:table-cell>
          <table:table-cell office:value-type="float" office:value="0.10737799999999999" table:formula="of:=[.C184]/1000*[.E184]" table:style-name="ce1">
            <text:p>0,107378</text:p>
          </table:table-cell>
          <table:table-cell table:number-columns-repeated="16378"/>
        </table:table-row>
        <table:table-row table:style-name="ro2">
          <table:table-cell office:value-type="time" office:time-value="PT19H53M11S" table:style-name="ce5">
            <text:p>19:53:11</text:p>
          </table:table-cell>
          <table:table-cell office:value-type="time" office:time-value="PT19H53M12S" table:style-name="ce5">
            <text:p>19:53:1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2984000000000002E-2" table:formula="of:=[.C185]/1000*[.E185]" table:style-name="ce1">
            <text:p>0,082984</text:p>
          </table:table-cell>
          <table:table-cell table:number-columns-repeated="16378"/>
        </table:table-row>
        <table:table-row table:style-name="ro2">
          <table:table-cell office:value-type="time" office:time-value="PT19H53M12S" table:style-name="ce5">
            <text:p>19:53:12</text:p>
          </table:table-cell>
          <table:table-cell office:value-type="time" office:time-value="PT19H53M13S" table:style-name="ce5">
            <text:p>19:53:1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176E-2" table:formula="of:=[.C186]/1000*[.E186]" table:style-name="ce1">
            <text:p>0,099176</text:p>
          </table:table-cell>
          <table:table-cell table:number-columns-repeated="16378"/>
        </table:table-row>
        <table:table-row table:style-name="ro2">
          <table:table-cell office:value-type="time" office:time-value="PT19H53M13S" table:style-name="ce5">
            <text:p>19:53:13</text:p>
          </table:table-cell>
          <table:table-cell office:value-type="time" office:time-value="PT19H53M14S" table:style-name="ce5">
            <text:p>19:53:1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187]/1000*[.E187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9H53M14S" table:style-name="ce5">
            <text:p>19:53:14</text:p>
          </table:table-cell>
          <table:table-cell office:value-type="time" office:time-value="PT19H53M15S" table:style-name="ce5">
            <text:p>19:53:1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32599999999999" table:formula="of:=[.C188]/1000*[.E188]" table:style-name="ce1">
            <text:p>0,103326</text:p>
          </table:table-cell>
          <table:table-cell table:number-columns-repeated="16378"/>
        </table:table-row>
        <table:table-row table:style-name="ro2">
          <table:table-cell office:value-type="time" office:time-value="PT19H53M15S" table:style-name="ce5">
            <text:p>19:53:15</text:p>
          </table:table-cell>
          <table:table-cell office:value-type="time" office:time-value="PT19H53M16S" table:style-name="ce5">
            <text:p>19:53:16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,13</text:p>
          </table:table-cell>
          <table:table-cell office:value-type="float" office:value="0.13169" table:formula="of:=[.C189]/1000*[.E189]" table:style-name="ce1">
            <text:p>0,13169</text:p>
          </table:table-cell>
          <table:table-cell table:number-columns-repeated="16378"/>
        </table:table-row>
        <table:table-row table:style-name="ro2">
          <table:table-cell office:value-type="time" office:time-value="PT19H53M16S" table:style-name="ce5">
            <text:p>19:53:16</text:p>
          </table:table-cell>
          <table:table-cell office:value-type="time" office:time-value="PT19H53M17S" table:style-name="ce5">
            <text:p>19:53:17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92000000000001E-2" table:formula="of:=[.C190]/1000*[.E190]" table:style-name="ce1">
            <text:p>0,085092</text:p>
          </table:table-cell>
          <table:table-cell table:number-columns-repeated="16378"/>
        </table:table-row>
        <table:table-row table:style-name="ro2">
          <table:table-cell office:value-type="time" office:time-value="PT19H53M17S" table:style-name="ce5">
            <text:p>19:53:17</text:p>
          </table:table-cell>
          <table:table-cell office:value-type="time" office:time-value="PT19H53M18S" table:style-name="ce5">
            <text:p>19:53:1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05000000000001E-2" table:formula="of:=[.C191]/1000*[.E191]" table:style-name="ce1">
            <text:p>0,086105</text:p>
          </table:table-cell>
          <table:table-cell table:number-columns-repeated="16378"/>
        </table:table-row>
        <table:table-row table:style-name="ro2">
          <table:table-cell office:value-type="time" office:time-value="PT19H53M18S" table:style-name="ce5">
            <text:p>19:53:18</text:p>
          </table:table-cell>
          <table:table-cell office:value-type="time" office:time-value="PT19H53M19S" table:style-name="ce5">
            <text:p>19:53:1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192]/1000*[.E192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9H53M19S" table:style-name="ce5">
            <text:p>19:53:19</text:p>
          </table:table-cell>
          <table:table-cell office:value-type="time" office:time-value="PT19H53M20S" table:style-name="ce5">
            <text:p>19:53:2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193]/1000*[.E193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9H53M20S" table:style-name="ce5">
            <text:p>19:53:20</text:p>
          </table:table-cell>
          <table:table-cell office:value-type="time" office:time-value="PT19H53M21S" table:style-name="ce5">
            <text:p>19:53:2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0.11941599999999999" table:formula="of:=[.C194]/1000*[.E194]" table:style-name="ce1">
            <text:p>0,119416</text:p>
          </table:table-cell>
          <table:table-cell table:number-columns-repeated="16378"/>
        </table:table-row>
        <table:table-row table:style-name="ro2">
          <table:table-cell office:value-type="time" office:time-value="PT19H53M21S" table:style-name="ce5">
            <text:p>19:53:21</text:p>
          </table:table-cell>
          <table:table-cell office:value-type="time" office:time-value="PT19H53M22S" table:style-name="ce5">
            <text:p>19:53:2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195]/1000*[.E195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53M22S" table:style-name="ce5">
            <text:p>19:53:22</text:p>
          </table:table-cell>
          <table:table-cell office:value-type="time" office:time-value="PT19H53M23S" table:style-name="ce5">
            <text:p>19:53:2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196]/1000*[.E196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9H53M23S" table:style-name="ce5">
            <text:p>19:53:23</text:p>
          </table:table-cell>
          <table:table-cell office:value-type="time" office:time-value="PT19H53M24S" table:style-name="ce5">
            <text:p>19:53:2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2984000000000002E-2" table:formula="of:=[.C197]/1000*[.E197]" table:style-name="ce1">
            <text:p>0,082984</text:p>
          </table:table-cell>
          <table:table-cell table:number-columns-repeated="16378"/>
        </table:table-row>
        <table:table-row table:style-name="ro2">
          <table:table-cell office:value-type="time" office:time-value="PT19H53M24S" table:style-name="ce5">
            <text:p>19:53:24</text:p>
          </table:table-cell>
          <table:table-cell office:value-type="time" office:time-value="PT19H53M25S" table:style-name="ce5">
            <text:p>19:53:2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198]/1000*[.E198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9H53M25S" table:style-name="ce5">
            <text:p>19:53:25</text:p>
          </table:table-cell>
          <table:table-cell office:value-type="time" office:time-value="PT19H53M26S" table:style-name="ce5">
            <text:p>19:53:2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0.11739200000000001" table:formula="of:=[.C199]/1000*[.E199]" table:style-name="ce1">
            <text:p>0,117392</text:p>
          </table:table-cell>
          <table:table-cell table:number-columns-repeated="16378"/>
        </table:table-row>
        <table:table-row table:style-name="ro2">
          <table:table-cell office:value-type="time" office:time-value="PT19H53M26S" table:style-name="ce5">
            <text:p>19:53:26</text:p>
          </table:table-cell>
          <table:table-cell office:value-type="time" office:time-value="PT19H53M27S" table:style-name="ce5">
            <text:p>19:53:2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200]/1000*[.E200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9H53M27S" table:style-name="ce5">
            <text:p>19:53:27</text:p>
          </table:table-cell>
          <table:table-cell office:value-type="time" office:time-value="PT19H53M28S" table:style-name="ce5">
            <text:p>19:53:2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8" table:style-name="ce1">
            <text:p>0,108</text:p>
          </table:table-cell>
          <table:table-cell office:value-type="float" office:value="0.109296" table:formula="of:=[.C201]/1000*[.E201]" table:style-name="ce1">
            <text:p>0,109296</text:p>
          </table:table-cell>
          <table:table-cell table:number-columns-repeated="16378"/>
        </table:table-row>
        <table:table-row table:style-name="ro2">
          <table:table-cell office:value-type="time" office:time-value="PT19H53M28S" table:style-name="ce5">
            <text:p>19:53:28</text:p>
          </table:table-cell>
          <table:table-cell office:value-type="time" office:time-value="PT19H53M29S" table:style-name="ce5">
            <text:p>19:53:2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202]/1000*[.E202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9H53M29S" table:style-name="ce5">
            <text:p>19:53:29</text:p>
          </table:table-cell>
          <table:table-cell office:value-type="time" office:time-value="PT19H53M30S" table:style-name="ce5">
            <text:p>19:53:3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203]/1000*[.E203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9H53M30S" table:style-name="ce5">
            <text:p>19:53:30</text:p>
          </table:table-cell>
          <table:table-cell office:value-type="time" office:time-value="PT19H53M31S" table:style-name="ce5">
            <text:p>19:53:3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204]/1000*[.E204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9H53M31S" table:style-name="ce5">
            <text:p>19:53:31</text:p>
          </table:table-cell>
          <table:table-cell office:value-type="time" office:time-value="PT19H53M32S" table:style-name="ce5">
            <text:p>19:53:3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205]/1000*[.E205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9H53M32S" table:style-name="ce5">
            <text:p>19:53:32</text:p>
          </table:table-cell>
          <table:table-cell office:value-type="time" office:time-value="PT19H53M33S" table:style-name="ce5">
            <text:p>19:53:3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206]/1000*[.E206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9H53M33S" table:style-name="ce5">
            <text:p>19:53:33</text:p>
          </table:table-cell>
          <table:table-cell office:value-type="time" office:time-value="PT19H53M34S" table:style-name="ce5">
            <text:p>19:53:3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207]/1000*[.E207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9H53M34S" table:style-name="ce5">
            <text:p>19:53:34</text:p>
          </table:table-cell>
          <table:table-cell office:value-type="time" office:time-value="PT19H53M35S" table:style-name="ce5">
            <text:p>19:53:3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208]/1000*[.E208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9H53M35S" table:style-name="ce5">
            <text:p>19:53:35</text:p>
          </table:table-cell>
          <table:table-cell office:value-type="time" office:time-value="PT19H53M36S" table:style-name="ce5">
            <text:p>19:53:3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2" table:style-name="ce1">
            <text:p>0,122</text:p>
          </table:table-cell>
          <table:table-cell office:value-type="float" office:value="0.123464" table:formula="of:=[.C209]/1000*[.E209]" table:style-name="ce1">
            <text:p>0,123464</text:p>
          </table:table-cell>
          <table:table-cell table:number-columns-repeated="16378"/>
        </table:table-row>
        <table:table-row table:style-name="ro2">
          <table:table-cell office:value-type="time" office:time-value="PT19H53M36S" table:style-name="ce5">
            <text:p>19:53:36</text:p>
          </table:table-cell>
          <table:table-cell office:value-type="time" office:time-value="PT19H53M37S" table:style-name="ce5">
            <text:p>19:53:3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210]/1000*[.E210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9H53M37S" table:style-name="ce5">
            <text:p>19:53:37</text:p>
          </table:table-cell>
          <table:table-cell office:value-type="time" office:time-value="PT19H53M38S" table:style-name="ce5">
            <text:p>19:53:38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0.111" table:style-name="ce1">
            <text:p>0,111</text:p>
          </table:table-cell>
          <table:table-cell office:value-type="float" office:value="0.112332" table:formula="of:=[.C211]/1000*[.E211]" table:style-name="ce1">
            <text:p>0,112332</text:p>
          </table:table-cell>
          <table:table-cell table:number-columns-repeated="16378"/>
        </table:table-row>
        <table:table-row table:style-name="ro2">
          <table:table-cell office:value-type="time" office:time-value="PT19H53M38S" table:style-name="ce5">
            <text:p>19:53:38</text:p>
          </table:table-cell>
          <table:table-cell office:value-type="time" office:time-value="PT19H53M39S" table:style-name="ce5">
            <text:p>19:53:3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212]/1000*[.E212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9H53M39S" table:style-name="ce5">
            <text:p>19:53:39</text:p>
          </table:table-cell>
          <table:table-cell office:value-type="time" office:time-value="PT19H53M40S" table:style-name="ce5">
            <text:p>19:53:4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213]/1000*[.E213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9H53M40S" table:style-name="ce5">
            <text:p>19:53:40</text:p>
          </table:table-cell>
          <table:table-cell office:value-type="time" office:time-value="PT19H53M41S" table:style-name="ce5">
            <text:p>19:53:4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25" table:style-name="ce1">
            <text:p>0,125</text:p>
          </table:table-cell>
          <table:table-cell office:value-type="float" office:value="0.12662499999999999" table:formula="of:=[.C214]/1000*[.E214]" table:style-name="ce1">
            <text:p>0,126625</text:p>
          </table:table-cell>
          <table:table-cell table:number-columns-repeated="16378"/>
        </table:table-row>
        <table:table-row table:style-name="ro2">
          <table:table-cell office:value-type="time" office:time-value="PT19H53M41S" table:style-name="ce5">
            <text:p>19:53:41</text:p>
          </table:table-cell>
          <table:table-cell office:value-type="time" office:time-value="PT19H53M42S" table:style-name="ce5">
            <text:p>19:53:4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053000000000001E-2" table:formula="of:=[.C215]/1000*[.E215]" table:style-name="ce1">
            <text:p>0,082053</text:p>
          </table:table-cell>
          <table:table-cell table:number-columns-repeated="16378"/>
        </table:table-row>
        <table:table-row table:style-name="ro2">
          <table:table-cell office:value-type="time" office:time-value="PT19H53M42S" table:style-name="ce5">
            <text:p>19:53:42</text:p>
          </table:table-cell>
          <table:table-cell office:value-type="time" office:time-value="PT19H53M44S" table:style-name="ce5">
            <text:p>19:53:4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216]/1000*[.E216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9H53M44S" table:style-name="ce5">
            <text:p>19:53:44</text:p>
          </table:table-cell>
          <table:table-cell office:value-type="time" office:time-value="PT19H53M45S" table:style-name="ce5">
            <text:p>19:53:45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217]/1000*[.E217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53M45S" table:style-name="ce5">
            <text:p>19:53:45</text:p>
          </table:table-cell>
          <table:table-cell office:value-type="time" office:time-value="PT19H53M46S" table:style-name="ce5">
            <text:p>19:53:4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218]/1000*[.E218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9H53M46S" table:style-name="ce5">
            <text:p>19:53:46</text:p>
          </table:table-cell>
          <table:table-cell office:value-type="time" office:time-value="PT19H53M47S" table:style-name="ce5">
            <text:p>19:53:4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164000000000001E-2" table:formula="of:=[.C219]/1000*[.E219]" table:style-name="ce1">
            <text:p>0,098164</text:p>
          </table:table-cell>
          <table:table-cell table:number-columns-repeated="16378"/>
        </table:table-row>
        <table:table-row table:style-name="ro2">
          <table:table-cell office:value-type="time" office:time-value="PT19H53M47S" table:style-name="ce5">
            <text:p>19:53:47</text:p>
          </table:table-cell>
          <table:table-cell office:value-type="time" office:time-value="PT19H53M48S" table:style-name="ce5">
            <text:p>19:53:48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247999999999987E-2" table:formula="of:=[.C220]/1000*[.E220]" table:style-name="ce1">
            <text:p>0,097248</text:p>
          </table:table-cell>
          <table:table-cell table:number-columns-repeated="16378"/>
        </table:table-row>
        <table:table-row table:style-name="ro2">
          <table:table-cell office:value-type="time" office:time-value="PT19H53M48S" table:style-name="ce5">
            <text:p>19:53:48</text:p>
          </table:table-cell>
          <table:table-cell office:value-type="time" office:time-value="PT19H53M49S" table:style-name="ce5">
            <text:p>19:53:4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208999999999987E-2" table:formula="of:=[.C221]/1000*[.E221]" table:style-name="ce1">
            <text:p>0,094209</text:p>
          </table:table-cell>
          <table:table-cell table:number-columns-repeated="16378"/>
        </table:table-row>
        <table:table-row table:style-name="ro2">
          <table:table-cell office:value-type="time" office:time-value="PT19H53M49S" table:style-name="ce5">
            <text:p>19:53:49</text:p>
          </table:table-cell>
          <table:table-cell office:value-type="time" office:time-value="PT19H53M50S" table:style-name="ce5">
            <text:p>19:53:5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182999999999987E-2" table:formula="of:=[.C222]/1000*[.E222]" table:style-name="ce1">
            <text:p>0,092183</text:p>
          </table:table-cell>
          <table:table-cell table:number-columns-repeated="16378"/>
        </table:table-row>
        <table:table-row table:style-name="ro2">
          <table:table-cell office:value-type="time" office:time-value="PT19H53M50S" table:style-name="ce5">
            <text:p>19:53:50</text:p>
          </table:table-cell>
          <table:table-cell office:value-type="time" office:time-value="PT19H53M51S" table:style-name="ce5">
            <text:p>19:53:5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053000000000001E-2" table:formula="of:=[.C223]/1000*[.E223]" table:style-name="ce1">
            <text:p>0,082053</text:p>
          </table:table-cell>
          <table:table-cell table:number-columns-repeated="16378"/>
        </table:table-row>
        <table:table-row table:style-name="ro2">
          <table:table-cell office:value-type="time" office:time-value="PT19H53M51S" table:style-name="ce5">
            <text:p>19:53:51</text:p>
          </table:table-cell>
          <table:table-cell office:value-type="time" office:time-value="PT19H53M52S" table:style-name="ce5">
            <text:p>19:53:52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0.17399999999999999" table:style-name="ce1">
            <text:p>0,174</text:p>
          </table:table-cell>
          <table:table-cell office:value-type="float" office:value="0.17626199999999997" table:formula="of:=[.C224]/1000*[.E224]" table:style-name="ce1">
            <text:p>0,176262</text:p>
          </table:table-cell>
          <table:table-cell table:number-columns-repeated="16378"/>
        </table:table-row>
        <table:table-row table:style-name="ro2">
          <table:table-cell office:value-type="time" office:time-value="PT19H53M52S" table:style-name="ce5">
            <text:p>19:53:52</text:p>
          </table:table-cell>
          <table:table-cell office:value-type="time" office:time-value="PT19H53M53S" table:style-name="ce5">
            <text:p>19:53:5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225]/1000*[.E225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9H53M53S" table:style-name="ce5">
            <text:p>19:53:53</text:p>
          </table:table-cell>
          <table:table-cell office:value-type="time" office:time-value="PT19H53M54S" table:style-name="ce5">
            <text:p>19:53:5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7" table:style-name="ce1">
            <text:p>0,107</text:p>
          </table:table-cell>
          <table:table-cell office:value-type="float" office:value="0.10828400000000001" table:formula="of:=[.C226]/1000*[.E226]" table:style-name="ce1">
            <text:p>0,108284</text:p>
          </table:table-cell>
          <table:table-cell table:number-columns-repeated="16378"/>
        </table:table-row>
        <table:table-row table:style-name="ro2">
          <table:table-cell office:value-type="time" office:time-value="PT19H53M54S" table:style-name="ce5">
            <text:p>19:53:54</text:p>
          </table:table-cell>
          <table:table-cell office:value-type="time" office:time-value="PT19H53M55S" table:style-name="ce5">
            <text:p>19:53:5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227]/1000*[.E227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53M55S" table:style-name="ce5">
            <text:p>19:53:55</text:p>
          </table:table-cell>
          <table:table-cell office:value-type="time" office:time-value="PT19H53M56S" table:style-name="ce5">
            <text:p>19:53:5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228]/1000*[.E228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9H53M56S" table:style-name="ce5">
            <text:p>19:53:56</text:p>
          </table:table-cell>
          <table:table-cell office:value-type="time" office:time-value="PT19H53M57S" table:style-name="ce5">
            <text:p>19:53:57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229]/1000*[.E229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9H53M57S" table:style-name="ce5">
            <text:p>19:53:57</text:p>
          </table:table-cell>
          <table:table-cell office:value-type="time" office:time-value="PT19H53M58S" table:style-name="ce5">
            <text:p>19:53:5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230]/1000*[.E230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53M58S" table:style-name="ce5">
            <text:p>19:53:58</text:p>
          </table:table-cell>
          <table:table-cell office:value-type="time" office:time-value="PT19H53M59S" table:style-name="ce5">
            <text:p>19:53:5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231]/1000*[.E231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53M59S" table:style-name="ce5">
            <text:p>19:53:59</text:p>
          </table:table-cell>
          <table:table-cell office:value-type="time" office:time-value="PT19H54M0S" table:style-name="ce5">
            <text:p>19:54:0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232]/1000*[.E232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9H54M0S" table:style-name="ce5">
            <text:p>19:54:00</text:p>
          </table:table-cell>
          <table:table-cell office:value-type="time" office:time-value="PT19H54M1S" table:style-name="ce5">
            <text:p>19:54:0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287" table:formula="of:=[.C233]/1000*[.E233]" table:style-name="ce1">
            <text:p>0,100287</text:p>
          </table:table-cell>
          <table:table-cell table:number-columns-repeated="16378"/>
        </table:table-row>
        <table:table-row table:style-name="ro2">
          <table:table-cell office:value-type="time" office:time-value="PT19H54M1S" table:style-name="ce5">
            <text:p>19:54:01</text:p>
          </table:table-cell>
          <table:table-cell office:value-type="time" office:time-value="PT19H54M2S" table:style-name="ce5">
            <text:p>19:54:02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9.9176E-2" table:formula="of:=[.C234]/1000*[.E234]" table:style-name="ce1">
            <text:p>0,099176</text:p>
          </table:table-cell>
          <table:table-cell table:number-columns-repeated="16378"/>
        </table:table-row>
        <table:table-row table:style-name="ro2">
          <table:table-cell office:value-type="time" office:time-value="PT19H54M2S" table:style-name="ce5">
            <text:p>19:54:02</text:p>
          </table:table-cell>
          <table:table-cell office:value-type="time" office:time-value="PT19H54M3S" table:style-name="ce5">
            <text:p>19:54:0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948000000000005E-2" table:formula="of:=[.C235]/1000*[.E235]" table:style-name="ce1">
            <text:p>0,079948</text:p>
          </table:table-cell>
          <table:table-cell table:number-columns-repeated="16378"/>
        </table:table-row>
        <table:table-row table:style-name="ro2">
          <table:table-cell office:value-type="time" office:time-value="PT19H54M3S" table:style-name="ce5">
            <text:p>19:54:03</text:p>
          </table:table-cell>
          <table:table-cell office:value-type="time" office:time-value="PT19H54M4S" table:style-name="ce5">
            <text:p>19:54:04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9.4E-2" table:style-name="ce1">
            <text:p>0,094</text:p>
          </table:table-cell>
          <table:table-cell office:value-type="float" office:value="9.5221999999999987E-2" table:formula="of:=[.C236]/1000*[.E236]" table:style-name="ce1">
            <text:p>0,095222</text:p>
          </table:table-cell>
          <table:table-cell table:number-columns-repeated="16378"/>
        </table:table-row>
        <table:table-row table:style-name="ro2">
          <table:table-cell office:value-type="time" office:time-value="PT19H54M4S" table:style-name="ce5">
            <text:p>19:54:04</text:p>
          </table:table-cell>
          <table:table-cell office:value-type="time" office:time-value="PT19H54M5S" table:style-name="ce5">
            <text:p>19:54:05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237]/1000*[.E237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9H54M5S" table:style-name="ce5">
            <text:p>19:54:05</text:p>
          </table:table-cell>
          <table:table-cell office:value-type="time" office:time-value="PT19H54M6S" table:style-name="ce5">
            <text:p>19:54:0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6" table:style-name="ce1">
            <text:p>0,106</text:p>
          </table:table-cell>
          <table:table-cell office:value-type="float" office:value="0.10737799999999999" table:formula="of:=[.C238]/1000*[.E238]" table:style-name="ce1">
            <text:p>0,107378</text:p>
          </table:table-cell>
          <table:table-cell table:number-columns-repeated="16378"/>
        </table:table-row>
        <table:table-row table:style-name="ro2">
          <table:table-cell office:value-type="time" office:time-value="PT19H54M6S" table:style-name="ce5">
            <text:p>19:54:06</text:p>
          </table:table-cell>
          <table:table-cell office:value-type="time" office:time-value="PT19H54M7S" table:style-name="ce5">
            <text:p>19:54:0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239]/1000*[.E239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9H54M7S" table:style-name="ce5">
            <text:p>19:54:07</text:p>
          </table:table-cell>
          <table:table-cell office:value-type="time" office:time-value="PT19H54M8S" table:style-name="ce5">
            <text:p>19:54:0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053000000000001E-2" table:formula="of:=[.C240]/1000*[.E240]" table:style-name="ce1">
            <text:p>0,082053</text:p>
          </table:table-cell>
          <table:table-cell table:number-columns-repeated="16378"/>
        </table:table-row>
        <table:table-row table:style-name="ro2">
          <table:table-cell office:value-type="time" office:time-value="PT19H54M8S" table:style-name="ce5">
            <text:p>19:54:08</text:p>
          </table:table-cell>
          <table:table-cell office:value-type="time" office:time-value="PT19H54M9S" table:style-name="ce5">
            <text:p>19:54:0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8000999999999987E-2" table:formula="of:=[.C241]/1000*[.E241]" table:style-name="ce1">
            <text:p>0,078001</text:p>
          </table:table-cell>
          <table:table-cell table:number-columns-repeated="16378"/>
        </table:table-row>
        <table:table-row table:style-name="ro2">
          <table:table-cell office:value-type="time" office:time-value="PT19H54M9S" table:style-name="ce5">
            <text:p>19:54:09</text:p>
          </table:table-cell>
          <table:table-cell office:value-type="time" office:time-value="PT19H54M10S" table:style-name="ce5">
            <text:p>19:54:1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8.0026999999999987E-2" table:formula="of:=[.C242]/1000*[.E242]" table:style-name="ce1">
            <text:p>0,080027</text:p>
          </table:table-cell>
          <table:table-cell table:number-columns-repeated="16378"/>
        </table:table-row>
        <table:table-row table:style-name="ro2">
          <table:table-cell office:value-type="time" office:time-value="PT19H54M10S" table:style-name="ce5">
            <text:p>19:54:10</text:p>
          </table:table-cell>
          <table:table-cell office:value-type="time" office:time-value="PT19H54M11S" table:style-name="ce5">
            <text:p>19:54:1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234999999999987E-2" table:formula="of:=[.C243]/1000*[.E243]" table:style-name="ce1">
            <text:p>0,096235</text:p>
          </table:table-cell>
          <table:table-cell table:number-columns-repeated="16378"/>
        </table:table-row>
        <table:table-row table:style-name="ro2">
          <table:table-cell office:value-type="time" office:time-value="PT19H54M11S" table:style-name="ce5">
            <text:p>19:54:11</text:p>
          </table:table-cell>
          <table:table-cell office:value-type="time" office:time-value="PT19H54M12S" table:style-name="ce5">
            <text:p>19:54:1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244]/1000*[.E244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9H54M12S" table:style-name="ce5">
            <text:p>19:54:12</text:p>
          </table:table-cell>
          <table:table-cell office:value-type="time" office:time-value="PT19H54M13S" table:style-name="ce5">
            <text:p>19:54:1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287" table:formula="of:=[.C245]/1000*[.E245]" table:style-name="ce1">
            <text:p>0,100287</text:p>
          </table:table-cell>
          <table:table-cell table:number-columns-repeated="16378"/>
        </table:table-row>
        <table:table-row table:style-name="ro2">
          <table:table-cell office:value-type="time" office:time-value="PT19H54M13S" table:style-name="ce5">
            <text:p>19:54:13</text:p>
          </table:table-cell>
          <table:table-cell office:value-type="time" office:time-value="PT19H54M14S" table:style-name="ce5">
            <text:p>19:54:1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182999999999987E-2" table:formula="of:=[.C246]/1000*[.E246]" table:style-name="ce1">
            <text:p>0,092183</text:p>
          </table:table-cell>
          <table:table-cell table:number-columns-repeated="16378"/>
        </table:table-row>
        <table:table-row table:style-name="ro2">
          <table:table-cell office:value-type="time" office:time-value="PT19H54M14S" table:style-name="ce5">
            <text:p>19:54:14</text:p>
          </table:table-cell>
          <table:table-cell office:value-type="time" office:time-value="PT19H54M15S" table:style-name="ce5">
            <text:p>19:54:1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1" table:style-name="ce1">
            <text:p>0,111</text:p>
          </table:table-cell>
          <table:table-cell office:value-type="float" office:value="0.112332" table:formula="of:=[.C247]/1000*[.E247]" table:style-name="ce1">
            <text:p>0,112332</text:p>
          </table:table-cell>
          <table:table-cell table:number-columns-repeated="16378"/>
        </table:table-row>
        <table:table-row table:style-name="ro2">
          <table:table-cell office:value-type="time" office:time-value="PT19H54M15S" table:style-name="ce5">
            <text:p>19:54:15</text:p>
          </table:table-cell>
          <table:table-cell office:value-type="time" office:time-value="PT19H54M16S" table:style-name="ce5">
            <text:p>19:54:1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13" table:style-name="ce1">
            <text:p>0,113</text:p>
          </table:table-cell>
          <table:table-cell office:value-type="float" office:value="0.11446899999999999" table:formula="of:=[.C248]/1000*[.E248]" table:style-name="ce1">
            <text:p>0,114469</text:p>
          </table:table-cell>
          <table:table-cell table:number-columns-repeated="16378"/>
        </table:table-row>
        <table:table-row table:style-name="ro2">
          <table:table-cell office:value-type="time" office:time-value="PT19H54M16S" table:style-name="ce5">
            <text:p>19:54:16</text:p>
          </table:table-cell>
          <table:table-cell office:value-type="time" office:time-value="PT19H54M17S" table:style-name="ce5">
            <text:p>19:54:17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8.0026999999999987E-2" table:formula="of:=[.C249]/1000*[.E249]" table:style-name="ce1">
            <text:p>0,080027</text:p>
          </table:table-cell>
          <table:table-cell table:number-columns-repeated="16378"/>
        </table:table-row>
        <table:table-row table:style-name="ro2">
          <table:table-cell office:value-type="time" office:time-value="PT19H54M17S" table:style-name="ce5">
            <text:p>19:54:17</text:p>
          </table:table-cell>
          <table:table-cell office:value-type="time" office:time-value="PT19H54M18S" table:style-name="ce5">
            <text:p>19:54:1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92000000000001E-2" table:formula="of:=[.C250]/1000*[.E250]" table:style-name="ce1">
            <text:p>0,085092</text:p>
          </table:table-cell>
          <table:table-cell table:number-columns-repeated="16378"/>
        </table:table-row>
        <table:table-row table:style-name="ro2">
          <table:table-cell office:value-type="time" office:time-value="PT19H54M18S" table:style-name="ce5">
            <text:p>19:54:18</text:p>
          </table:table-cell>
          <table:table-cell office:value-type="time" office:time-value="PT19H54M19S" table:style-name="ce5">
            <text:p>19:54:1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251]/1000*[.E251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9H54M19S" table:style-name="ce5">
            <text:p>19:54:19</text:p>
          </table:table-cell>
          <table:table-cell office:value-type="time" office:time-value="PT19H54M20S" table:style-name="ce5">
            <text:p>19:54:20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8E-2" table:style-name="ce1">
            <text:p>0,078</text:p>
          </table:table-cell>
          <table:table-cell office:value-type="float" office:value="7.9013999999999987E-2" table:formula="of:=[.C252]/1000*[.E252]" table:style-name="ce1">
            <text:p>0,079014</text:p>
          </table:table-cell>
          <table:table-cell table:number-columns-repeated="16378"/>
        </table:table-row>
        <table:table-row table:style-name="ro2">
          <table:table-cell office:value-type="time" office:time-value="PT19H54M20S" table:style-name="ce5">
            <text:p>19:54:20</text:p>
          </table:table-cell>
          <table:table-cell office:value-type="time" office:time-value="PT19H54M21S" table:style-name="ce5">
            <text:p>19:54:2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079000000000001E-2" table:formula="of:=[.C253]/1000*[.E253]" table:style-name="ce1">
            <text:p>0,084079</text:p>
          </table:table-cell>
          <table:table-cell table:number-columns-repeated="16378"/>
        </table:table-row>
        <table:table-row table:style-name="ro2">
          <table:table-cell office:value-type="time" office:time-value="PT19H54M21S" table:style-name="ce5">
            <text:p>19:54:21</text:p>
          </table:table-cell>
          <table:table-cell office:value-type="time" office:time-value="PT19H54M22S" table:style-name="ce5">
            <text:p>19:54:2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4079000000000001E-2" table:formula="of:=[.C254]/1000*[.E254]" table:style-name="ce1">
            <text:p>0,084079</text:p>
          </table:table-cell>
          <table:table-cell table:number-columns-repeated="16378"/>
        </table:table-row>
        <table:table-row table:style-name="ro2">
          <table:table-cell office:value-type="time" office:time-value="PT19H54M22S" table:style-name="ce5">
            <text:p>19:54:22</text:p>
          </table:table-cell>
          <table:table-cell office:value-type="time" office:time-value="PT19H54M23S" table:style-name="ce5">
            <text:p>19:54:2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255]/1000*[.E255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9H54M23S" table:style-name="ce5">
            <text:p>19:54:23</text:p>
          </table:table-cell>
          <table:table-cell office:value-type="time" office:time-value="PT19H54M24S" table:style-name="ce5">
            <text:p>19:54:24</text:p>
          </table:table-cell>
          <table:table-cell office:value-type="float" office:value="1017" table:style-name="ce1">
            <text:p>1017</text:p>
          </table:table-cell>
          <table:table-cell office:value-type="float" office:value="0.246" table:style-name="ce1">
            <text:p>0,246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376999999999992E-2" table:formula="of:=[.C256]/1000*[.E256]" table:style-name="ce1">
            <text:p>0,082377</text:p>
          </table:table-cell>
          <table:table-cell table:number-columns-repeated="16378"/>
        </table:table-row>
        <table:table-row table:style-name="ro2">
          <table:table-cell office:value-type="time" office:time-value="PT19H54M24S" table:style-name="ce5">
            <text:p>19:54:24</text:p>
          </table:table-cell>
          <table:table-cell office:value-type="time" office:time-value="PT19H54M25S" table:style-name="ce5">
            <text:p>19:54:2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257]/1000*[.E257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9H54M25S" table:style-name="ce5">
            <text:p>19:54:25</text:p>
          </table:table-cell>
          <table:table-cell office:value-type="time" office:time-value="PT19H54M26S" table:style-name="ce5">
            <text:p>19:54:2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258]/1000*[.E258]" table:style-name="ce1">
            <text:p>0,100188</text:p>
          </table:table-cell>
          <table:table-cell table:number-columns-repeated="16378"/>
        </table:table-row>
        <table:table-row table:style-name="ro2">
          <table:table-cell office:value-type="time" office:time-value="PT19H54M26S" table:style-name="ce5">
            <text:p>19:54:26</text:p>
          </table:table-cell>
          <table:table-cell office:value-type="time" office:time-value="PT19H54M27S" table:style-name="ce5">
            <text:p>19:54:2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259]/1000*[.E259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9H54M27S" table:style-name="ce5">
            <text:p>19:54:27</text:p>
          </table:table-cell>
          <table:table-cell office:value-type="time" office:time-value="PT19H54M28S" table:style-name="ce5">
            <text:p>19:54:2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974999999999987E-2" table:formula="of:=[.C260]/1000*[.E260]" table:style-name="ce1">
            <text:p>0,075975</text:p>
          </table:table-cell>
          <table:table-cell table:number-columns-repeated="16378"/>
        </table:table-row>
        <table:table-row table:style-name="ro2">
          <table:table-cell office:value-type="time" office:time-value="PT19H54M28S" table:style-name="ce5">
            <text:p>19:54:28</text:p>
          </table:table-cell>
          <table:table-cell office:value-type="time" office:time-value="PT19H54M29S" table:style-name="ce5">
            <text:p>19:54:29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156999999999987E-2" table:formula="of:=[.C261]/1000*[.E261]" table:style-name="ce1">
            <text:p>0,090157</text:p>
          </table:table-cell>
          <table:table-cell table:number-columns-repeated="16378"/>
        </table:table-row>
        <table:table-row table:style-name="ro2">
          <table:table-cell office:value-type="time" office:time-value="PT19H54M29S" table:style-name="ce5">
            <text:p>19:54:29</text:p>
          </table:table-cell>
          <table:table-cell office:value-type="time" office:time-value="PT19H54M30S" table:style-name="ce5">
            <text:p>19:54:3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262]/1000*[.E262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9H54M30S" table:style-name="ce5">
            <text:p>19:54:30</text:p>
          </table:table-cell>
          <table:table-cell office:value-type="time" office:time-value="PT19H54M31S" table:style-name="ce5">
            <text:p>19:54:3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263]/1000*[.E263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9H54M31S" table:style-name="ce5">
            <text:p>19:54:31</text:p>
          </table:table-cell>
          <table:table-cell office:value-type="time" office:time-value="PT19H54M32S" table:style-name="ce5">
            <text:p>19:54:3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053000000000001E-2" table:formula="of:=[.C264]/1000*[.E264]" table:style-name="ce1">
            <text:p>0,082053</text:p>
          </table:table-cell>
          <table:table-cell table:number-columns-repeated="16378"/>
        </table:table-row>
        <table:table-row table:style-name="ro2">
          <table:table-cell office:value-type="time" office:time-value="PT19H54M32S" table:style-name="ce5">
            <text:p>19:54:32</text:p>
          </table:table-cell>
          <table:table-cell office:value-type="time" office:time-value="PT19H54M33S" table:style-name="ce5">
            <text:p>19:54:3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265]/1000*[.E265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9H54M33S" table:style-name="ce5">
            <text:p>19:54:33</text:p>
          </table:table-cell>
          <table:table-cell office:value-type="time" office:time-value="PT19H54M34S" table:style-name="ce5">
            <text:p>19:54:3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182999999999987E-2" table:formula="of:=[.C266]/1000*[.E266]" table:style-name="ce1">
            <text:p>0,092183</text:p>
          </table:table-cell>
          <table:table-cell table:number-columns-repeated="16378"/>
        </table:table-row>
        <table:table-row table:style-name="ro2">
          <table:table-cell office:value-type="time" office:time-value="PT19H54M34S" table:style-name="ce5">
            <text:p>19:54:34</text:p>
          </table:table-cell>
          <table:table-cell office:value-type="time" office:time-value="PT19H54M35S" table:style-name="ce5">
            <text:p>19:54:3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3066000000000001E-2" table:formula="of:=[.C267]/1000*[.E267]" table:style-name="ce1">
            <text:p>0,083066</text:p>
          </table:table-cell>
          <table:table-cell table:number-columns-repeated="16378"/>
        </table:table-row>
        <table:table-row table:style-name="ro2">
          <table:table-cell office:value-type="time" office:time-value="PT19H54M35S" table:style-name="ce5">
            <text:p>19:54:35</text:p>
          </table:table-cell>
          <table:table-cell office:value-type="time" office:time-value="PT19H54M36S" table:style-name="ce5">
            <text:p>19:54:3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" table:style-name="ce1">
            <text:p>0,12</text:p>
          </table:table-cell>
          <table:table-cell office:value-type="float" office:value="0.12143999999999999" table:formula="of:=[.C268]/1000*[.E268]" table:style-name="ce1">
            <text:p>0,12144</text:p>
          </table:table-cell>
          <table:table-cell table:number-columns-repeated="16378"/>
        </table:table-row>
        <table:table-row table:style-name="ro1">
          <table:table-cell table:number-columns-repeated="2" table:style-name="ce3"/>
          <table:table-cell table:number-columns-repeated="2" table:style-name="ce2"/>
          <table:table-cell office:value-type="string" table:style-name="ce2">
            <text:p>Total energy</text:p>
          </table:table-cell>
          <table:table-cell office:value-type="float" office:value="14.847743999999999" table:formula="of:=SUM([.F115:.F268])" table:style-name="ce2">
            <text:p>14,847744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3">
            <text:p>Experiment 3</text:p>
          </table:table-cell>
          <table:table-cell table:style-name="ce3"/>
          <table:table-cell table:number-columns-repeated="3" table:style-name="ce2"/>
          <table:table-cell table:style-name="ce1"/>
          <table:table-cell table:number-columns-repeated="16378" table:style-name="ce2"/>
        </table:table-row>
        <table:table-row table:style-name="ro2">
          <table:table-cell office:value-type="time" office:time-value="PT19H56M0S" table:style-name="ce5">
            <text:p>19:56:00</text:p>
          </table:table-cell>
          <table:table-cell office:value-type="time" office:time-value="PT19H56M1S" table:style-name="ce5">
            <text:p>19:56:0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25" table:style-name="ce1">
            <text:p>0,125</text:p>
          </table:table-cell>
          <table:table-cell office:value-type="float" office:value="0.12662499999999999" table:formula="of:=[.C271]/1000*[.E271]" table:style-name="ce1">
            <text:p>0,126625</text:p>
          </table:table-cell>
          <table:table-cell table:number-columns-repeated="16378"/>
        </table:table-row>
        <table:table-row table:style-name="ro2">
          <table:table-cell office:value-type="time" office:time-value="PT19H56M1S" table:style-name="ce5">
            <text:p>19:56:01</text:p>
          </table:table-cell>
          <table:table-cell office:value-type="time" office:time-value="PT19H56M2S" table:style-name="ce5">
            <text:p>19:56:02</text:p>
          </table:table-cell>
          <table:table-cell office:value-type="float" office:value="1013" table:style-name="ce1">
            <text:p>1013</text:p>
          </table:table-cell>
          <table:table-cell office:value-type="float" office:value="0.98699999999999999" table:style-name="ce1">
            <text:p>0,98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3066000000000001E-2" table:formula="of:=[.C272]/1000*[.E272]" table:style-name="ce1">
            <text:p>0,083066</text:p>
          </table:table-cell>
          <table:table-cell table:number-columns-repeated="16378"/>
        </table:table-row>
        <table:table-row table:style-name="ro2">
          <table:table-cell office:value-type="time" office:time-value="PT19H56M2S" table:style-name="ce5">
            <text:p>19:56:02</text:p>
          </table:table-cell>
          <table:table-cell office:value-type="time" office:time-value="PT19H56M3S" table:style-name="ce5">
            <text:p>19:56:03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835999999999988E-2" table:formula="of:=[.C273]/1000*[.E273]" table:style-name="ce1">
            <text:p>0,076836</text:p>
          </table:table-cell>
          <table:table-cell table:number-columns-repeated="16378"/>
        </table:table-row>
        <table:table-row table:style-name="ro2">
          <table:table-cell office:value-type="time" office:time-value="PT19H56M3S" table:style-name="ce5">
            <text:p>19:56:03</text:p>
          </table:table-cell>
          <table:table-cell office:value-type="time" office:time-value="PT19H56M4S" table:style-name="ce5">
            <text:p>19:56:0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2999999999999995E-2" table:style-name="ce1">
            <text:p>0,073</text:p>
          </table:table-cell>
          <table:table-cell office:value-type="float" office:value="7.3875999999999997E-2" table:formula="of:=[.C274]/1000*[.E274]" table:style-name="ce1">
            <text:p>0,073876</text:p>
          </table:table-cell>
          <table:table-cell table:number-columns-repeated="16378"/>
        </table:table-row>
        <table:table-row table:style-name="ro2">
          <table:table-cell office:value-type="time" office:time-value="PT19H56M4S" table:style-name="ce5">
            <text:p>19:56:04</text:p>
          </table:table-cell>
          <table:table-cell office:value-type="time" office:time-value="PT19H56M5S" table:style-name="ce5">
            <text:p>19:56:0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9013999999999987E-2" table:formula="of:=[.C275]/1000*[.E275]" table:style-name="ce1">
            <text:p>0,079014</text:p>
          </table:table-cell>
          <table:table-cell table:number-columns-repeated="16378"/>
        </table:table-row>
        <table:table-row table:style-name="ro2">
          <table:table-cell office:value-type="time" office:time-value="PT19H56M5S" table:style-name="ce5">
            <text:p>19:56:05</text:p>
          </table:table-cell>
          <table:table-cell office:value-type="time" office:time-value="PT19H56M6S" table:style-name="ce5">
            <text:p>19:56:0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276]/1000*[.E276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9H56M6S" table:style-name="ce5">
            <text:p>19:56:06</text:p>
          </table:table-cell>
          <table:table-cell office:value-type="time" office:time-value="PT19H56M7S" table:style-name="ce5">
            <text:p>19:56:0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277]/1000*[.E277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9H56M7S" table:style-name="ce5">
            <text:p>19:56:07</text:p>
          </table:table-cell>
          <table:table-cell office:value-type="time" office:time-value="PT19H56M8S" table:style-name="ce5">
            <text:p>19:56:0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278]/1000*[.E278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56M8S" table:style-name="ce5">
            <text:p>19:56:08</text:p>
          </table:table-cell>
          <table:table-cell office:value-type="time" office:time-value="PT19H56M9S" table:style-name="ce5">
            <text:p>19:56:0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961999999999987E-2" table:formula="of:=[.C279]/1000*[.E279]" table:style-name="ce1">
            <text:p>0,074962</text:p>
          </table:table-cell>
          <table:table-cell table:number-columns-repeated="16378"/>
        </table:table-row>
        <table:table-row table:style-name="ro2">
          <table:table-cell office:value-type="time" office:time-value="PT19H56M9S" table:style-name="ce5">
            <text:p>19:56:09</text:p>
          </table:table-cell>
          <table:table-cell office:value-type="time" office:time-value="PT19H56M10S" table:style-name="ce5">
            <text:p>19:56:1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280]/1000*[.E280]" table:style-name="ce1">
            <text:p>0,100188</text:p>
          </table:table-cell>
          <table:table-cell table:number-columns-repeated="16378"/>
        </table:table-row>
        <table:table-row table:style-name="ro2">
          <table:table-cell office:value-type="time" office:time-value="PT19H56M10S" table:style-name="ce5">
            <text:p>19:56:10</text:p>
          </table:table-cell>
          <table:table-cell office:value-type="time" office:time-value="PT19H56M11S" table:style-name="ce5">
            <text:p>19:56:11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0.17399999999999999" table:style-name="ce1">
            <text:p>0,174</text:p>
          </table:table-cell>
          <table:table-cell office:value-type="float" office:value="0.17591399999999996" table:formula="of:=[.C281]/1000*[.E281]" table:style-name="ce1">
            <text:p>0,175914</text:p>
          </table:table-cell>
          <table:table-cell table:number-columns-repeated="16378"/>
        </table:table-row>
        <table:table-row table:style-name="ro2">
          <table:table-cell office:value-type="time" office:time-value="PT19H56M11S" table:style-name="ce5">
            <text:p>19:56:11</text:p>
          </table:table-cell>
          <table:table-cell office:value-type="time" office:time-value="PT19H56M12S" table:style-name="ce5">
            <text:p>19:56:1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282]/1000*[.E282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9H56M12S" table:style-name="ce5">
            <text:p>19:56:12</text:p>
          </table:table-cell>
          <table:table-cell office:value-type="time" office:time-value="PT19H56M13S" table:style-name="ce5">
            <text:p>19:56:1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" table:style-name="ce1">
            <text:p>0,1</text:p>
          </table:table-cell>
          <table:table-cell office:value-type="float" office:value="0.1013" table:formula="of:=[.C283]/1000*[.E283]" table:style-name="ce1">
            <text:p>0,1013</text:p>
          </table:table-cell>
          <table:table-cell table:number-columns-repeated="16378"/>
        </table:table-row>
        <table:table-row table:style-name="ro2">
          <table:table-cell office:value-type="time" office:time-value="PT19H56M13S" table:style-name="ce5">
            <text:p>19:56:13</text:p>
          </table:table-cell>
          <table:table-cell office:value-type="time" office:time-value="PT19H56M14S" table:style-name="ce5">
            <text:p>19:56:14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284]/1000*[.E284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9H56M14S" table:style-name="ce5">
            <text:p>19:56:14</text:p>
          </table:table-cell>
          <table:table-cell office:value-type="time" office:time-value="PT19H56M15S" table:style-name="ce5">
            <text:p>19:56:15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285]/1000*[.E285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9H56M15S" table:style-name="ce5">
            <text:p>19:56:15</text:p>
          </table:table-cell>
          <table:table-cell office:value-type="time" office:time-value="PT19H56M16S" table:style-name="ce5">
            <text:p>19:56:1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286]/1000*[.E286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9H56M16S" table:style-name="ce5">
            <text:p>19:56:16</text:p>
          </table:table-cell>
          <table:table-cell office:value-type="time" office:time-value="PT19H56M17S" table:style-name="ce5">
            <text:p>19:56:1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287]/1000*[.E287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9H56M17S" table:style-name="ce5">
            <text:p>19:56:17</text:p>
          </table:table-cell>
          <table:table-cell office:value-type="time" office:time-value="PT19H56M18S" table:style-name="ce5">
            <text:p>19:56:1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288]/1000*[.E288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9H56M18S" table:style-name="ce5">
            <text:p>19:56:18</text:p>
          </table:table-cell>
          <table:table-cell office:value-type="time" office:time-value="PT19H56M19S" table:style-name="ce5">
            <text:p>19:56:19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289]/1000*[.E289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9H56M19S" table:style-name="ce5">
            <text:p>19:56:19</text:p>
          </table:table-cell>
          <table:table-cell office:value-type="time" office:time-value="PT19H56M20S" table:style-name="ce5">
            <text:p>19:56:2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290]/1000*[.E290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9H56M20S" table:style-name="ce5">
            <text:p>19:56:20</text:p>
          </table:table-cell>
          <table:table-cell office:value-type="time" office:time-value="PT19H56M21S" table:style-name="ce5">
            <text:p>19:56:2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291]/1000*[.E291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9H56M21S" table:style-name="ce5">
            <text:p>19:56:21</text:p>
          </table:table-cell>
          <table:table-cell office:value-type="time" office:time-value="PT19H56M22S" table:style-name="ce5">
            <text:p>19:56:2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292]/1000*[.E292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9H56M22S" table:style-name="ce5">
            <text:p>19:56:22</text:p>
          </table:table-cell>
          <table:table-cell office:value-type="time" office:time-value="PT19H56M23S" table:style-name="ce5">
            <text:p>19:56:23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0.14499999999999999" table:style-name="ce1">
            <text:p>0,145</text:p>
          </table:table-cell>
          <table:table-cell office:value-type="float" office:value="0.14659499999999998" table:formula="of:=[.C293]/1000*[.E293]" table:style-name="ce1">
            <text:p>0,146595</text:p>
          </table:table-cell>
          <table:table-cell table:number-columns-repeated="16378"/>
        </table:table-row>
        <table:table-row table:style-name="ro2">
          <table:table-cell office:value-type="time" office:time-value="PT19H56M23S" table:style-name="ce5">
            <text:p>19:56:23</text:p>
          </table:table-cell>
          <table:table-cell office:value-type="time" office:time-value="PT19H56M24S" table:style-name="ce5">
            <text:p>19:56:2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294]/1000*[.E294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9H56M24S" table:style-name="ce5">
            <text:p>19:56:24</text:p>
          </table:table-cell>
          <table:table-cell office:value-type="time" office:time-value="PT19H56M25S" table:style-name="ce5">
            <text:p>19:56:2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7" table:style-name="ce1">
            <text:p>0,107</text:p>
          </table:table-cell>
          <table:table-cell office:value-type="float" office:value="0.10839099999999999" table:formula="of:=[.C295]/1000*[.E295]" table:style-name="ce1">
            <text:p>0,108391</text:p>
          </table:table-cell>
          <table:table-cell table:number-columns-repeated="16378"/>
        </table:table-row>
        <table:table-row table:style-name="ro2">
          <table:table-cell office:value-type="time" office:time-value="PT19H56M25S" table:style-name="ce5">
            <text:p>19:56:25</text:p>
          </table:table-cell>
          <table:table-cell office:value-type="time" office:time-value="PT19H56M26S" table:style-name="ce5">
            <text:p>19:56:2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51" table:style-name="ce1">
            <text:p>0,151</text:p>
          </table:table-cell>
          <table:table-cell office:value-type="float" office:value="0.152812" table:formula="of:=[.C296]/1000*[.E296]" table:style-name="ce1">
            <text:p>0,152812</text:p>
          </table:table-cell>
          <table:table-cell table:number-columns-repeated="16378"/>
        </table:table-row>
        <table:table-row table:style-name="ro2">
          <table:table-cell office:value-type="time" office:time-value="PT19H56M26S" table:style-name="ce5">
            <text:p>19:56:26</text:p>
          </table:table-cell>
          <table:table-cell office:value-type="time" office:time-value="PT19H56M27S" table:style-name="ce5">
            <text:p>19:56:2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0.12042799999999999" table:formula="of:=[.C297]/1000*[.E297]" table:style-name="ce1">
            <text:p>0,120428</text:p>
          </table:table-cell>
          <table:table-cell table:number-columns-repeated="16378"/>
        </table:table-row>
        <table:table-row table:style-name="ro2">
          <table:table-cell office:value-type="time" office:time-value="PT19H56M27S" table:style-name="ce5">
            <text:p>19:56:27</text:p>
          </table:table-cell>
          <table:table-cell office:value-type="time" office:time-value="PT19H56M28S" table:style-name="ce5">
            <text:p>19:56:28</text:p>
          </table:table-cell>
          <table:table-cell office:value-type="float" office:value="1011" table:style-name="ce1">
            <text:p>1011</text:p>
          </table:table-cell>
          <table:table-cell office:value-type="float" office:value="0.495" table:style-name="ce1">
            <text:p>0,495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835999999999988E-2" table:formula="of:=[.C298]/1000*[.E298]" table:style-name="ce1">
            <text:p>0,076836</text:p>
          </table:table-cell>
          <table:table-cell table:number-columns-repeated="16378"/>
        </table:table-row>
        <table:table-row table:style-name="ro2">
          <table:table-cell office:value-type="time" office:time-value="PT19H56M28S" table:style-name="ce5">
            <text:p>19:56:28</text:p>
          </table:table-cell>
          <table:table-cell office:value-type="time" office:time-value="PT19H56M29S" table:style-name="ce5">
            <text:p>19:56:29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879999999999994E-2" table:formula="of:=[.C299]/1000*[.E299]" table:style-name="ce1">
            <text:p>0,08088</text:p>
          </table:table-cell>
          <table:table-cell table:number-columns-repeated="16378"/>
        </table:table-row>
        <table:table-row table:style-name="ro2">
          <table:table-cell office:value-type="time" office:time-value="PT19H56M29S" table:style-name="ce5">
            <text:p>19:56:29</text:p>
          </table:table-cell>
          <table:table-cell office:value-type="time" office:time-value="PT19H56M30S" table:style-name="ce5">
            <text:p>19:56:3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300]/1000*[.E300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9H56M30S" table:style-name="ce5">
            <text:p>19:56:30</text:p>
          </table:table-cell>
          <table:table-cell office:value-type="time" office:time-value="PT19H56M31S" table:style-name="ce5">
            <text:p>19:56:3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24" table:style-name="ce1">
            <text:p>0,124</text:p>
          </table:table-cell>
          <table:table-cell office:value-type="float" office:value="0.12548799999999999" table:formula="of:=[.C301]/1000*[.E301]" table:style-name="ce1">
            <text:p>0,125488</text:p>
          </table:table-cell>
          <table:table-cell table:number-columns-repeated="16378"/>
        </table:table-row>
        <table:table-row table:style-name="ro2">
          <table:table-cell office:value-type="time" office:time-value="PT19H56M31S" table:style-name="ce5">
            <text:p>19:56:31</text:p>
          </table:table-cell>
          <table:table-cell office:value-type="time" office:time-value="PT19H56M32S" table:style-name="ce5">
            <text:p>19:56:3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302]/1000*[.E302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56M32S" table:style-name="ce5">
            <text:p>19:56:32</text:p>
          </table:table-cell>
          <table:table-cell office:value-type="time" office:time-value="PT19H56M33S" table:style-name="ce5">
            <text:p>19:56:3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156999999999987E-2" table:formula="of:=[.C303]/1000*[.E303]" table:style-name="ce1">
            <text:p>0,090157</text:p>
          </table:table-cell>
          <table:table-cell table:number-columns-repeated="16378"/>
        </table:table-row>
        <table:table-row table:style-name="ro2">
          <table:table-cell office:value-type="time" office:time-value="PT19H56M33S" table:style-name="ce5">
            <text:p>19:56:33</text:p>
          </table:table-cell>
          <table:table-cell office:value-type="time" office:time-value="PT19H56M34S" table:style-name="ce5">
            <text:p>19:56:3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304]/1000*[.E304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9H56M34S" table:style-name="ce5">
            <text:p>19:56:34</text:p>
          </table:table-cell>
          <table:table-cell office:value-type="time" office:time-value="PT19H56M35S" table:style-name="ce5">
            <text:p>19:56:3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305]/1000*[.E305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9H56M35S" table:style-name="ce5">
            <text:p>19:56:35</text:p>
          </table:table-cell>
          <table:table-cell office:value-type="time" office:time-value="PT19H56M36S" table:style-name="ce5">
            <text:p>19:56:3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306]/1000*[.E306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56M36S" table:style-name="ce5">
            <text:p>19:56:36</text:p>
          </table:table-cell>
          <table:table-cell office:value-type="time" office:time-value="PT19H56M37S" table:style-name="ce5">
            <text:p>19:56:3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307]/1000*[.E307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9H56M37S" table:style-name="ce5">
            <text:p>19:56:37</text:p>
          </table:table-cell>
          <table:table-cell office:value-type="time" office:time-value="PT19H56M38S" table:style-name="ce5">
            <text:p>19:56:3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6200000000000001" table:style-name="ce1">
            <text:p>0,162</text:p>
          </table:table-cell>
          <table:table-cell office:value-type="float" office:value="0.16394400000000001" table:formula="of:=[.C308]/1000*[.E308]" table:style-name="ce1">
            <text:p>0,163944</text:p>
          </table:table-cell>
          <table:table-cell table:number-columns-repeated="16378"/>
        </table:table-row>
        <table:table-row table:style-name="ro2">
          <table:table-cell office:value-type="time" office:time-value="PT19H56M38S" table:style-name="ce5">
            <text:p>19:56:38</text:p>
          </table:table-cell>
          <table:table-cell office:value-type="time" office:time-value="PT19H56M39S" table:style-name="ce5">
            <text:p>19:56:39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224" table:formula="of:=[.C309]/1000*[.E309]" table:style-name="ce1">
            <text:p>0,103224</text:p>
          </table:table-cell>
          <table:table-cell table:number-columns-repeated="16378"/>
        </table:table-row>
        <table:table-row table:style-name="ro2">
          <table:table-cell office:value-type="time" office:time-value="PT19H56M39S" table:style-name="ce5">
            <text:p>19:56:39</text:p>
          </table:table-cell>
          <table:table-cell office:value-type="time" office:time-value="PT19H56M40S" table:style-name="ce5">
            <text:p>19:56:4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8000999999999987E-2" table:formula="of:=[.C310]/1000*[.E310]" table:style-name="ce1">
            <text:p>0,078001</text:p>
          </table:table-cell>
          <table:table-cell table:number-columns-repeated="16378"/>
        </table:table-row>
        <table:table-row table:style-name="ro2">
          <table:table-cell office:value-type="time" office:time-value="PT19H56M40S" table:style-name="ce5">
            <text:p>19:56:40</text:p>
          </table:table-cell>
          <table:table-cell office:value-type="time" office:time-value="PT19H56M41S" table:style-name="ce5">
            <text:p>19:56:4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031999999999998E-2" table:formula="of:=[.C311]/1000*[.E311]" table:style-name="ce1">
            <text:p>0,087032</text:p>
          </table:table-cell>
          <table:table-cell table:number-columns-repeated="16378"/>
        </table:table-row>
        <table:table-row table:style-name="ro2">
          <table:table-cell office:value-type="time" office:time-value="PT19H56M41S" table:style-name="ce5">
            <text:p>19:56:41</text:p>
          </table:table-cell>
          <table:table-cell office:value-type="time" office:time-value="PT19H56M42S" table:style-name="ce5">
            <text:p>19:56:4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948000000000005E-2" table:formula="of:=[.C312]/1000*[.E312]" table:style-name="ce1">
            <text:p>0,079948</text:p>
          </table:table-cell>
          <table:table-cell table:number-columns-repeated="16378"/>
        </table:table-row>
        <table:table-row table:style-name="ro2">
          <table:table-cell office:value-type="time" office:time-value="PT19H56M42S" table:style-name="ce5">
            <text:p>19:56:42</text:p>
          </table:table-cell>
          <table:table-cell office:value-type="time" office:time-value="PT19H56M43S" table:style-name="ce5">
            <text:p>19:56:4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313]/1000*[.E313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9H56M43S" table:style-name="ce5">
            <text:p>19:56:43</text:p>
          </table:table-cell>
          <table:table-cell office:value-type="time" office:time-value="PT19H56M44S" table:style-name="ce5">
            <text:p>19:56:44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314]/1000*[.E314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9H56M44S" table:style-name="ce5">
            <text:p>19:56:44</text:p>
          </table:table-cell>
          <table:table-cell office:value-type="time" office:time-value="PT19H56M45S" table:style-name="ce5">
            <text:p>19:56:4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315]/1000*[.E315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9H56M45S" table:style-name="ce5">
            <text:p>19:56:45</text:p>
          </table:table-cell>
          <table:table-cell office:value-type="time" office:time-value="PT19H56M47S" table:style-name="ce5">
            <text:p>19:56:47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7799999999999999" table:style-name="ce1">
            <text:p>0,178</text:p>
          </table:table-cell>
          <table:table-cell office:value-type="float" office:value="0.18013599999999999" table:formula="of:=[.C316]/1000*[.E316]" table:style-name="ce1">
            <text:p>0,180136</text:p>
          </table:table-cell>
          <table:table-cell table:number-columns-repeated="16378"/>
        </table:table-row>
        <table:table-row table:style-name="ro2">
          <table:table-cell office:value-type="time" office:time-value="PT19H56M47S" table:style-name="ce5">
            <text:p>19:56:47</text:p>
          </table:table-cell>
          <table:table-cell office:value-type="time" office:time-value="PT19H56M48S" table:style-name="ce5">
            <text:p>19:56:4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0.10433899999999999" table:formula="of:=[.C317]/1000*[.E317]" table:style-name="ce1">
            <text:p>0,104339</text:p>
          </table:table-cell>
          <table:table-cell table:number-columns-repeated="16378"/>
        </table:table-row>
        <table:table-row table:style-name="ro2">
          <table:table-cell office:value-type="time" office:time-value="PT19H56M48S" table:style-name="ce5">
            <text:p>19:56:48</text:p>
          </table:table-cell>
          <table:table-cell office:value-type="time" office:time-value="PT19H56M49S" table:style-name="ce5">
            <text:p>19:56:4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318]/1000*[.E318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9H56M49S" table:style-name="ce5">
            <text:p>19:56:49</text:p>
          </table:table-cell>
          <table:table-cell office:value-type="time" office:time-value="PT19H56M50S" table:style-name="ce5">
            <text:p>19:56:5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319]/1000*[.E319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56M50S" table:style-name="ce5">
            <text:p>19:56:50</text:p>
          </table:table-cell>
          <table:table-cell office:value-type="time" office:time-value="PT19H56M51S" table:style-name="ce5">
            <text:p>19:56:5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169999999999987E-2" table:formula="of:=[.C320]/1000*[.E320]" table:style-name="ce1">
            <text:p>0,09117</text:p>
          </table:table-cell>
          <table:table-cell table:number-columns-repeated="16378"/>
        </table:table-row>
        <table:table-row table:style-name="ro2">
          <table:table-cell office:value-type="time" office:time-value="PT19H56M51S" table:style-name="ce5">
            <text:p>19:56:51</text:p>
          </table:table-cell>
          <table:table-cell office:value-type="time" office:time-value="PT19H56M52S" table:style-name="ce5">
            <text:p>19:56:52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321]/1000*[.E321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9H56M52S" table:style-name="ce5">
            <text:p>19:56:52</text:p>
          </table:table-cell>
          <table:table-cell office:value-type="time" office:time-value="PT19H56M53S" table:style-name="ce5">
            <text:p>19:56:5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322]/1000*[.E322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9H56M53S" table:style-name="ce5">
            <text:p>19:56:53</text:p>
          </table:table-cell>
          <table:table-cell office:value-type="time" office:time-value="PT19H56M54S" table:style-name="ce5">
            <text:p>19:56:5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323]/1000*[.E323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9H56M54S" table:style-name="ce5">
            <text:p>19:56:54</text:p>
          </table:table-cell>
          <table:table-cell office:value-type="time" office:time-value="PT19H56M55S" table:style-name="ce5">
            <text:p>19:56:5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961999999999987E-2" table:formula="of:=[.C324]/1000*[.E324]" table:style-name="ce1">
            <text:p>0,074962</text:p>
          </table:table-cell>
          <table:table-cell table:number-columns-repeated="16378"/>
        </table:table-row>
        <table:table-row table:style-name="ro2">
          <table:table-cell office:value-type="time" office:time-value="PT19H56M55S" table:style-name="ce5">
            <text:p>19:56:55</text:p>
          </table:table-cell>
          <table:table-cell office:value-type="time" office:time-value="PT19H56M56S" table:style-name="ce5">
            <text:p>19:56:5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05000000000001E-2" table:formula="of:=[.C325]/1000*[.E325]" table:style-name="ce1">
            <text:p>0,086105</text:p>
          </table:table-cell>
          <table:table-cell table:number-columns-repeated="16378"/>
        </table:table-row>
        <table:table-row table:style-name="ro2">
          <table:table-cell office:value-type="time" office:time-value="PT19H56M56S" table:style-name="ce5">
            <text:p>19:56:56</text:p>
          </table:table-cell>
          <table:table-cell office:value-type="time" office:time-value="PT19H56M57S" table:style-name="ce5">
            <text:p>19:56:5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0.12042799999999999" table:formula="of:=[.C326]/1000*[.E326]" table:style-name="ce1">
            <text:p>0,120428</text:p>
          </table:table-cell>
          <table:table-cell table:number-columns-repeated="16378"/>
        </table:table-row>
        <table:table-row table:style-name="ro2">
          <table:table-cell office:value-type="time" office:time-value="PT19H56M57S" table:style-name="ce5">
            <text:p>19:56:57</text:p>
          </table:table-cell>
          <table:table-cell office:value-type="time" office:time-value="PT19H56M58S" table:style-name="ce5">
            <text:p>19:56:5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327]/1000*[.E327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9H56M58S" table:style-name="ce5">
            <text:p>19:56:58</text:p>
          </table:table-cell>
          <table:table-cell office:value-type="time" office:time-value="PT19H56M59S" table:style-name="ce5">
            <text:p>19:56:5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328]/1000*[.E328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9H56M59S" table:style-name="ce5">
            <text:p>19:56:59</text:p>
          </table:table-cell>
          <table:table-cell office:value-type="time" office:time-value="PT19H57M0S" table:style-name="ce5">
            <text:p>19:57:0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329]/1000*[.E329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9H57M0S" table:style-name="ce5">
            <text:p>19:57:00</text:p>
          </table:table-cell>
          <table:table-cell office:value-type="time" office:time-value="PT19H57M1S" table:style-name="ce5">
            <text:p>19:57:0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330]/1000*[.E330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9H57M1S" table:style-name="ce5">
            <text:p>19:57:01</text:p>
          </table:table-cell>
          <table:table-cell office:value-type="time" office:time-value="PT19H57M2S" table:style-name="ce5">
            <text:p>19:57:0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331]/1000*[.E331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9H57M2S" table:style-name="ce5">
            <text:p>19:57:02</text:p>
          </table:table-cell>
          <table:table-cell office:value-type="time" office:time-value="PT19H57M3S" table:style-name="ce5">
            <text:p>19:57:0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887999999999996E-2" table:formula="of:=[.C332]/1000*[.E332]" table:style-name="ce1">
            <text:p>0,074888</text:p>
          </table:table-cell>
          <table:table-cell table:number-columns-repeated="16378"/>
        </table:table-row>
        <table:table-row table:style-name="ro2">
          <table:table-cell office:value-type="time" office:time-value="PT19H57M3S" table:style-name="ce5">
            <text:p>19:57:03</text:p>
          </table:table-cell>
          <table:table-cell office:value-type="time" office:time-value="PT19H57M4S" table:style-name="ce5">
            <text:p>19:57:0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055999999999996E-2" table:formula="of:=[.C333]/1000*[.E333]" table:style-name="ce1">
            <text:p>0,089056</text:p>
          </table:table-cell>
          <table:table-cell table:number-columns-repeated="16378"/>
        </table:table-row>
        <table:table-row table:style-name="ro2">
          <table:table-cell office:value-type="time" office:time-value="PT19H57M4S" table:style-name="ce5">
            <text:p>19:57:04</text:p>
          </table:table-cell>
          <table:table-cell office:value-type="time" office:time-value="PT19H57M5S" table:style-name="ce5">
            <text:p>19:57:05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887999999999996E-2" table:formula="of:=[.C334]/1000*[.E334]" table:style-name="ce1">
            <text:p>0,074888</text:p>
          </table:table-cell>
          <table:table-cell table:number-columns-repeated="16378"/>
        </table:table-row>
        <table:table-row table:style-name="ro2">
          <table:table-cell office:value-type="time" office:time-value="PT19H57M5S" table:style-name="ce5">
            <text:p>19:57:05</text:p>
          </table:table-cell>
          <table:table-cell office:value-type="time" office:time-value="PT19H57M6S" table:style-name="ce5">
            <text:p>19:57:0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0.11941599999999999" table:formula="of:=[.C335]/1000*[.E335]" table:style-name="ce1">
            <text:p>0,119416</text:p>
          </table:table-cell>
          <table:table-cell table:number-columns-repeated="16378"/>
        </table:table-row>
        <table:table-row table:style-name="ro2">
          <table:table-cell office:value-type="time" office:time-value="PT19H57M6S" table:style-name="ce5">
            <text:p>19:57:06</text:p>
          </table:table-cell>
          <table:table-cell office:value-type="time" office:time-value="PT19H57M7S" table:style-name="ce5">
            <text:p>19:57:0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25" table:style-name="ce1">
            <text:p>0,125</text:p>
          </table:table-cell>
          <table:table-cell office:value-type="float" office:value="0.1265" table:formula="of:=[.C336]/1000*[.E336]" table:style-name="ce1">
            <text:p>0,1265</text:p>
          </table:table-cell>
          <table:table-cell table:number-columns-repeated="16378"/>
        </table:table-row>
        <table:table-row table:style-name="ro2">
          <table:table-cell office:value-type="time" office:time-value="PT19H57M7S" table:style-name="ce5">
            <text:p>19:57:07</text:p>
          </table:table-cell>
          <table:table-cell office:value-type="time" office:time-value="PT19H57M8S" table:style-name="ce5">
            <text:p>19:57:0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87999999999987E-2" table:formula="of:=[.C337]/1000*[.E337]" table:style-name="ce1">
            <text:p>0,076988</text:p>
          </table:table-cell>
          <table:table-cell table:number-columns-repeated="16378"/>
        </table:table-row>
        <table:table-row table:style-name="ro2">
          <table:table-cell office:value-type="time" office:time-value="PT19H57M8S" table:style-name="ce5">
            <text:p>19:57:08</text:p>
          </table:table-cell>
          <table:table-cell office:value-type="time" office:time-value="PT19H57M9S" table:style-name="ce5">
            <text:p>19:57:0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338]/1000*[.E338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9H57M9S" table:style-name="ce5">
            <text:p>19:57:09</text:p>
          </table:table-cell>
          <table:table-cell office:value-type="time" office:time-value="PT19H57M10S" table:style-name="ce5">
            <text:p>19:57:1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2984000000000002E-2" table:formula="of:=[.C339]/1000*[.E339]" table:style-name="ce1">
            <text:p>0,082984</text:p>
          </table:table-cell>
          <table:table-cell table:number-columns-repeated="16378"/>
        </table:table-row>
        <table:table-row table:style-name="ro2">
          <table:table-cell office:value-type="time" office:time-value="PT19H57M10S" table:style-name="ce5">
            <text:p>19:57:10</text:p>
          </table:table-cell>
          <table:table-cell office:value-type="time" office:time-value="PT19H57M11S" table:style-name="ce5">
            <text:p>19:57:1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0.118521" table:formula="of:=[.C340]/1000*[.E340]" table:style-name="ce1">
            <text:p>0,118521</text:p>
          </table:table-cell>
          <table:table-cell table:number-columns-repeated="16378"/>
        </table:table-row>
        <table:table-row table:style-name="ro2">
          <table:table-cell office:value-type="time" office:time-value="PT19H57M11S" table:style-name="ce5">
            <text:p>19:57:11</text:p>
          </table:table-cell>
          <table:table-cell office:value-type="time" office:time-value="PT19H57M12S" table:style-name="ce5">
            <text:p>19:57:1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9.8164000000000001E-2" table:formula="of:=[.C341]/1000*[.E341]" table:style-name="ce1">
            <text:p>0,098164</text:p>
          </table:table-cell>
          <table:table-cell table:number-columns-repeated="16378"/>
        </table:table-row>
        <table:table-row table:style-name="ro2">
          <table:table-cell office:value-type="time" office:time-value="PT19H57M12S" table:style-name="ce5">
            <text:p>19:57:12</text:p>
          </table:table-cell>
          <table:table-cell office:value-type="time" office:time-value="PT19H57M13S" table:style-name="ce5">
            <text:p>19:57:1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4" table:style-name="ce1">
            <text:p>0,104</text:p>
          </table:table-cell>
          <table:table-cell office:value-type="float" office:value="0.10524799999999999" table:formula="of:=[.C342]/1000*[.E342]" table:style-name="ce1">
            <text:p>0,105248</text:p>
          </table:table-cell>
          <table:table-cell table:number-columns-repeated="16378"/>
        </table:table-row>
        <table:table-row table:style-name="ro2">
          <table:table-cell office:value-type="time" office:time-value="PT19H57M13S" table:style-name="ce5">
            <text:p>19:57:13</text:p>
          </table:table-cell>
          <table:table-cell office:value-type="time" office:time-value="PT19H57M14S" table:style-name="ce5">
            <text:p>19:57:14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2" table:style-name="ce1">
            <text:p>0,112</text:p>
          </table:table-cell>
          <table:table-cell office:value-type="float" office:value="0.11345599999999999" table:formula="of:=[.C343]/1000*[.E343]" table:style-name="ce1">
            <text:p>0,113456</text:p>
          </table:table-cell>
          <table:table-cell table:number-columns-repeated="16378"/>
        </table:table-row>
        <table:table-row table:style-name="ro2">
          <table:table-cell office:value-type="time" office:time-value="PT19H57M14S" table:style-name="ce5">
            <text:p>19:57:14</text:p>
          </table:table-cell>
          <table:table-cell office:value-type="time" office:time-value="PT19H57M15S" table:style-name="ce5">
            <text:p>19:57:1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11999999999994E-2" table:formula="of:=[.C344]/1000*[.E344]" table:style-name="ce1">
            <text:p>0,076912</text:p>
          </table:table-cell>
          <table:table-cell table:number-columns-repeated="16378"/>
        </table:table-row>
        <table:table-row table:style-name="ro2">
          <table:table-cell office:value-type="time" office:time-value="PT19H57M15S" table:style-name="ce5">
            <text:p>19:57:15</text:p>
          </table:table-cell>
          <table:table-cell office:value-type="time" office:time-value="PT19H57M16S" table:style-name="ce5">
            <text:p>19:57:1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345]/1000*[.E345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9H57M16S" table:style-name="ce5">
            <text:p>19:57:16</text:p>
          </table:table-cell>
          <table:table-cell office:value-type="time" office:time-value="PT19H57M17S" table:style-name="ce5">
            <text:p>19:57:17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208999999999987E-2" table:formula="of:=[.C346]/1000*[.E346]" table:style-name="ce1">
            <text:p>0,094209</text:p>
          </table:table-cell>
          <table:table-cell table:number-columns-repeated="16378"/>
        </table:table-row>
        <table:table-row table:style-name="ro2">
          <table:table-cell office:value-type="time" office:time-value="PT19H57M17S" table:style-name="ce5">
            <text:p>19:57:17</text:p>
          </table:table-cell>
          <table:table-cell office:value-type="time" office:time-value="PT19H57M18S" table:style-name="ce5">
            <text:p>19:57:1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053000000000001E-2" table:formula="of:=[.C347]/1000*[.E347]" table:style-name="ce1">
            <text:p>0,082053</text:p>
          </table:table-cell>
          <table:table-cell table:number-columns-repeated="16378"/>
        </table:table-row>
        <table:table-row table:style-name="ro2">
          <table:table-cell office:value-type="time" office:time-value="PT19H57M18S" table:style-name="ce5">
            <text:p>19:57:18</text:p>
          </table:table-cell>
          <table:table-cell office:value-type="time" office:time-value="PT19H57M19S" table:style-name="ce5">
            <text:p>19:57:19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7.2999999999999995E-2" table:style-name="ce1">
            <text:p>0,073</text:p>
          </table:table-cell>
          <table:table-cell office:value-type="float" office:value="7.3875999999999997E-2" table:formula="of:=[.C348]/1000*[.E348]" table:style-name="ce1">
            <text:p>0,073876</text:p>
          </table:table-cell>
          <table:table-cell table:number-columns-repeated="16378"/>
        </table:table-row>
        <table:table-row table:style-name="ro2">
          <table:table-cell office:value-type="time" office:time-value="PT19H57M19S" table:style-name="ce5">
            <text:p>19:57:19</text:p>
          </table:table-cell>
          <table:table-cell office:value-type="time" office:time-value="PT19H57M20S" table:style-name="ce5">
            <text:p>19:57:2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887999999999996E-2" table:formula="of:=[.C349]/1000*[.E349]" table:style-name="ce1">
            <text:p>0,074888</text:p>
          </table:table-cell>
          <table:table-cell table:number-columns-repeated="16378"/>
        </table:table-row>
        <table:table-row table:style-name="ro2">
          <table:table-cell office:value-type="time" office:time-value="PT19H57M20S" table:style-name="ce5">
            <text:p>19:57:20</text:p>
          </table:table-cell>
          <table:table-cell office:value-type="time" office:time-value="PT19H57M21S" table:style-name="ce5">
            <text:p>19:57:21</text:p>
          </table:table-cell>
          <table:table-cell office:value-type="float" office:value="1013" table:style-name="ce1">
            <text:p>1013</text:p>
          </table:table-cell>
          <table:table-cell office:value-type="float" office:value="0" table:style-name="ce1">
            <text:p>0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350]/1000*[.E350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9H57M21S" table:style-name="ce5">
            <text:p>19:57:21</text:p>
          </table:table-cell>
          <table:table-cell office:value-type="time" office:time-value="PT19H57M22S" table:style-name="ce5">
            <text:p>19:57:2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351]/1000*[.E351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9H57M22S" table:style-name="ce5">
            <text:p>19:57:22</text:p>
          </table:table-cell>
          <table:table-cell office:value-type="time" office:time-value="PT19H57M23S" table:style-name="ce5">
            <text:p>19:57:2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352]/1000*[.E352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9H57M23S" table:style-name="ce5">
            <text:p>19:57:23</text:p>
          </table:table-cell>
          <table:table-cell office:value-type="time" office:time-value="PT19H57M24S" table:style-name="ce5">
            <text:p>19:57:24</text:p>
          </table:table-cell>
          <table:table-cell office:value-type="float" office:value="1016" table:style-name="ce1">
            <text:p>1016</text:p>
          </table:table-cell>
          <table:table-cell office:value-type="float" office:value="0.246" table:style-name="ce1">
            <text:p>0,246</text:p>
          </table:table-cell>
          <table:table-cell office:value-type="float" office:value="0.1" table:style-name="ce1">
            <text:p>0,1</text:p>
          </table:table-cell>
          <table:table-cell office:value-type="float" office:value="0.10160000000000001" table:formula="of:=[.C353]/1000*[.E353]" table:style-name="ce1">
            <text:p>0,1016</text:p>
          </table:table-cell>
          <table:table-cell table:number-columns-repeated="16378"/>
        </table:table-row>
        <table:table-row table:style-name="ro2">
          <table:table-cell office:value-type="time" office:time-value="PT19H57M24S" table:style-name="ce5">
            <text:p>19:57:24</text:p>
          </table:table-cell>
          <table:table-cell office:value-type="time" office:time-value="PT19H57M25S" table:style-name="ce5">
            <text:p>19:57:2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354]/1000*[.E354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9H57M25S" table:style-name="ce5">
            <text:p>19:57:25</text:p>
          </table:table-cell>
          <table:table-cell office:value-type="time" office:time-value="PT19H57M26S" table:style-name="ce5">
            <text:p>19:57:2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355]/1000*[.E355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9H57M26S" table:style-name="ce5">
            <text:p>19:57:26</text:p>
          </table:table-cell>
          <table:table-cell office:value-type="time" office:time-value="PT19H57M27S" table:style-name="ce5">
            <text:p>19:57:27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.104" table:style-name="ce1">
            <text:p>0,104</text:p>
          </table:table-cell>
          <table:table-cell office:value-type="float" office:value="0.10524799999999999" table:formula="of:=[.C356]/1000*[.E356]" table:style-name="ce1">
            <text:p>0,105248</text:p>
          </table:table-cell>
          <table:table-cell table:number-columns-repeated="16378"/>
        </table:table-row>
        <table:table-row table:style-name="ro2">
          <table:table-cell office:value-type="time" office:time-value="PT19H57M27S" table:style-name="ce5">
            <text:p>19:57:27</text:p>
          </table:table-cell>
          <table:table-cell office:value-type="time" office:time-value="PT19H57M28S" table:style-name="ce5">
            <text:p>19:57:2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7.0840000000000014E-2" table:formula="of:=[.C357]/1000*[.E357]" table:style-name="ce1">
            <text:p>0,07084</text:p>
          </table:table-cell>
          <table:table-cell table:number-columns-repeated="16378"/>
        </table:table-row>
        <table:table-row table:style-name="ro2">
          <table:table-cell office:value-type="time" office:time-value="PT19H57M28S" table:style-name="ce5">
            <text:p>19:57:28</text:p>
          </table:table-cell>
          <table:table-cell office:value-type="time" office:time-value="PT19H57M29S" table:style-name="ce5">
            <text:p>19:57:2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948000000000005E-2" table:formula="of:=[.C358]/1000*[.E358]" table:style-name="ce1">
            <text:p>0,079948</text:p>
          </table:table-cell>
          <table:table-cell table:number-columns-repeated="16378"/>
        </table:table-row>
        <table:table-row table:style-name="ro2">
          <table:table-cell office:value-type="time" office:time-value="PT19H57M29S" table:style-name="ce5">
            <text:p>19:57:29</text:p>
          </table:table-cell>
          <table:table-cell office:value-type="time" office:time-value="PT19H57M30S" table:style-name="ce5">
            <text:p>19:57:3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359]/1000*[.E359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9H57M30S" table:style-name="ce5">
            <text:p>19:57:30</text:p>
          </table:table-cell>
          <table:table-cell office:value-type="time" office:time-value="PT19H57M31S" table:style-name="ce5">
            <text:p>19:57:3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4499999999999999" table:style-name="ce1">
            <text:p>0,145</text:p>
          </table:table-cell>
          <table:table-cell office:value-type="float" office:value="0.14688499999999999" table:formula="of:=[.C360]/1000*[.E360]" table:style-name="ce1">
            <text:p>0,146885</text:p>
          </table:table-cell>
          <table:table-cell table:number-columns-repeated="16378"/>
        </table:table-row>
        <table:table-row table:style-name="ro2">
          <table:table-cell office:value-type="time" office:time-value="PT19H57M31S" table:style-name="ce5">
            <text:p>19:57:31</text:p>
          </table:table-cell>
          <table:table-cell office:value-type="time" office:time-value="PT19H57M32S" table:style-name="ce5">
            <text:p>19:57:32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961999999999987E-2" table:formula="of:=[.C361]/1000*[.E361]" table:style-name="ce1">
            <text:p>0,074962</text:p>
          </table:table-cell>
          <table:table-cell table:number-columns-repeated="16378"/>
        </table:table-row>
        <table:table-row table:style-name="ro2">
          <table:table-cell office:value-type="time" office:time-value="PT19H57M32S" table:style-name="ce5">
            <text:p>19:57:32</text:p>
          </table:table-cell>
          <table:table-cell office:value-type="time" office:time-value="PT19H57M33S" table:style-name="ce5">
            <text:p>19:57:3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1999999999999995E-2" table:style-name="ce1">
            <text:p>0,072</text:p>
          </table:table-cell>
          <table:table-cell office:value-type="float" office:value="7.2863999999999998E-2" table:formula="of:=[.C362]/1000*[.E362]" table:style-name="ce1">
            <text:p>0,072864</text:p>
          </table:table-cell>
          <table:table-cell table:number-columns-repeated="16378"/>
        </table:table-row>
        <table:table-row table:style-name="ro2">
          <table:table-cell office:value-type="time" office:time-value="PT19H57M33S" table:style-name="ce5">
            <text:p>19:57:33</text:p>
          </table:table-cell>
          <table:table-cell office:value-type="time" office:time-value="PT19H57M34S" table:style-name="ce5">
            <text:p>19:57:3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2999999999999995E-2" table:style-name="ce1">
            <text:p>0,073</text:p>
          </table:table-cell>
          <table:table-cell office:value-type="float" office:value="7.3875999999999997E-2" table:formula="of:=[.C363]/1000*[.E363]" table:style-name="ce1">
            <text:p>0,073876</text:p>
          </table:table-cell>
          <table:table-cell table:number-columns-repeated="16378"/>
        </table:table-row>
        <table:table-row table:style-name="ro2">
          <table:table-cell office:value-type="time" office:time-value="PT19H57M34S" table:style-name="ce5">
            <text:p>19:57:34</text:p>
          </table:table-cell>
          <table:table-cell office:value-type="time" office:time-value="PT19H57M35S" table:style-name="ce5">
            <text:p>19:57:3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974999999999987E-2" table:formula="of:=[.C364]/1000*[.E364]" table:style-name="ce1">
            <text:p>0,075975</text:p>
          </table:table-cell>
          <table:table-cell table:number-columns-repeated="16378"/>
        </table:table-row>
        <table:table-row table:style-name="ro2">
          <table:table-cell office:value-type="time" office:time-value="PT19H57M35S" table:style-name="ce5">
            <text:p>19:57:35</text:p>
          </table:table-cell>
          <table:table-cell office:value-type="time" office:time-value="PT19H57M36S" table:style-name="ce5">
            <text:p>19:57:3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5" table:style-name="ce1">
            <text:p>0,115</text:p>
          </table:table-cell>
          <table:table-cell office:value-type="float" office:value="0.11638000000000001" table:formula="of:=[.C365]/1000*[.E365]" table:style-name="ce1">
            <text:p>0,11638</text:p>
          </table:table-cell>
          <table:table-cell table:number-columns-repeated="16378"/>
        </table:table-row>
        <table:table-row table:style-name="ro2">
          <table:table-cell office:value-type="time" office:time-value="PT19H57M36S" table:style-name="ce5">
            <text:p>19:57:36</text:p>
          </table:table-cell>
          <table:table-cell office:value-type="time" office:time-value="PT19H57M37S" table:style-name="ce5">
            <text:p>19:57:3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366]/1000*[.E366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9H57M37S" table:style-name="ce5">
            <text:p>19:57:37</text:p>
          </table:table-cell>
          <table:table-cell office:value-type="time" office:time-value="PT19H57M38S" table:style-name="ce5">
            <text:p>19:57:3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367]/1000*[.E367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9H57M38S" table:style-name="ce5">
            <text:p>19:57:38</text:p>
          </table:table-cell>
          <table:table-cell office:value-type="time" office:time-value="PT19H57M39S" table:style-name="ce5">
            <text:p>19:57:3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368]/1000*[.E368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9H57M39S" table:style-name="ce5">
            <text:p>19:57:39</text:p>
          </table:table-cell>
          <table:table-cell office:value-type="time" office:time-value="PT19H57M40S" table:style-name="ce5">
            <text:p>19:57:40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868999999999996E-2" table:formula="of:=[.C369]/1000*[.E369]" table:style-name="ce1">
            <text:p>0,079869</text:p>
          </table:table-cell>
          <table:table-cell table:number-columns-repeated="16378"/>
        </table:table-row>
        <table:table-row table:style-name="ro2">
          <table:table-cell office:value-type="time" office:time-value="PT19H57M40S" table:style-name="ce5">
            <text:p>19:57:40</text:p>
          </table:table-cell>
          <table:table-cell office:value-type="time" office:time-value="PT19H57M41S" table:style-name="ce5">
            <text:p>19:57:4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370]/1000*[.E370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9H57M41S" table:style-name="ce5">
            <text:p>19:57:41</text:p>
          </table:table-cell>
          <table:table-cell office:value-type="time" office:time-value="PT19H57M42S" table:style-name="ce5">
            <text:p>19:57:4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8.0026999999999987E-2" table:formula="of:=[.C371]/1000*[.E371]" table:style-name="ce1">
            <text:p>0,080027</text:p>
          </table:table-cell>
          <table:table-cell table:number-columns-repeated="16378"/>
        </table:table-row>
        <table:table-row table:style-name="ro2">
          <table:table-cell office:value-type="time" office:time-value="PT19H57M42S" table:style-name="ce5">
            <text:p>19:57:42</text:p>
          </table:table-cell>
          <table:table-cell office:value-type="time" office:time-value="PT19H57M43S" table:style-name="ce5">
            <text:p>19:57:43</text:p>
          </table:table-cell>
          <table:table-cell office:value-type="float" office:value="1012" table:style-name="ce1">
            <text:p>1012</text:p>
          </table:table-cell>
          <table:table-cell office:value-type="float" office:value="0.98799999999999999" table:style-name="ce1">
            <text:p>0,988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372]/1000*[.E372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9H57M43S" table:style-name="ce5">
            <text:p>19:57:43</text:p>
          </table:table-cell>
          <table:table-cell office:value-type="time" office:time-value="PT19H57M44S" table:style-name="ce5">
            <text:p>19:57:4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373]/1000*[.E373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57M44S" table:style-name="ce5">
            <text:p>19:57:44</text:p>
          </table:table-cell>
          <table:table-cell office:value-type="time" office:time-value="PT19H57M45S" table:style-name="ce5">
            <text:p>19:57:4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974999999999987E-2" table:formula="of:=[.C374]/1000*[.E374]" table:style-name="ce1">
            <text:p>0,075975</text:p>
          </table:table-cell>
          <table:table-cell table:number-columns-repeated="16378"/>
        </table:table-row>
        <table:table-row table:style-name="ro2">
          <table:table-cell office:value-type="time" office:time-value="PT19H57M45S" table:style-name="ce5">
            <text:p>19:57:45</text:p>
          </table:table-cell>
          <table:table-cell office:value-type="time" office:time-value="PT19H57M46S" table:style-name="ce5">
            <text:p>19:57:4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4" table:style-name="ce1">
            <text:p>0,104</text:p>
          </table:table-cell>
          <table:table-cell office:value-type="float" office:value="0.10524799999999999" table:formula="of:=[.C375]/1000*[.E375]" table:style-name="ce1">
            <text:p>0,105248</text:p>
          </table:table-cell>
          <table:table-cell table:number-columns-repeated="16378"/>
        </table:table-row>
        <table:table-row table:style-name="ro2">
          <table:table-cell office:value-type="time" office:time-value="PT19H57M46S" table:style-name="ce5">
            <text:p>19:57:46</text:p>
          </table:table-cell>
          <table:table-cell office:value-type="time" office:time-value="PT19H57M48S" table:style-name="ce5">
            <text:p>19:57:4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376]/1000*[.E376]" table:style-name="ce1">
            <text:p>0,100188</text:p>
          </table:table-cell>
          <table:table-cell table:number-columns-repeated="16378"/>
        </table:table-row>
        <table:table-row table:style-name="ro2">
          <table:table-cell office:value-type="time" office:time-value="PT19H57M48S" table:style-name="ce5">
            <text:p>19:57:48</text:p>
          </table:table-cell>
          <table:table-cell office:value-type="time" office:time-value="PT19H57M49S" table:style-name="ce5">
            <text:p>19:57:49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377]/1000*[.E377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57M49S" table:style-name="ce5">
            <text:p>19:57:49</text:p>
          </table:table-cell>
          <table:table-cell office:value-type="time" office:time-value="PT19H57M50S" table:style-name="ce5">
            <text:p>19:57:50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8.9143999999999987E-2" table:formula="of:=[.C378]/1000*[.E378]" table:style-name="ce1">
            <text:p>0,089144</text:p>
          </table:table-cell>
          <table:table-cell table:number-columns-repeated="16378"/>
        </table:table-row>
        <table:table-row table:style-name="ro2">
          <table:table-cell office:value-type="time" office:time-value="PT19H57M50S" table:style-name="ce5">
            <text:p>19:57:50</text:p>
          </table:table-cell>
          <table:table-cell office:value-type="time" office:time-value="PT19H57M51S" table:style-name="ce5">
            <text:p>19:57:5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379]/1000*[.E379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9H57M51S" table:style-name="ce5">
            <text:p>19:57:51</text:p>
          </table:table-cell>
          <table:table-cell office:value-type="time" office:time-value="PT19H57M52S" table:style-name="ce5">
            <text:p>19:57:5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4" table:style-name="ce1">
            <text:p>0,104</text:p>
          </table:table-cell>
          <table:table-cell office:value-type="float" office:value="0.10524799999999999" table:formula="of:=[.C380]/1000*[.E380]" table:style-name="ce1">
            <text:p>0,105248</text:p>
          </table:table-cell>
          <table:table-cell table:number-columns-repeated="16378"/>
        </table:table-row>
        <table:table-row table:style-name="ro2">
          <table:table-cell office:value-type="time" office:time-value="PT19H57M52S" table:style-name="ce5">
            <text:p>19:57:52</text:p>
          </table:table-cell>
          <table:table-cell office:value-type="time" office:time-value="PT19H57M53S" table:style-name="ce5">
            <text:p>19:57:5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1999999999999995E-2" table:style-name="ce1">
            <text:p>0,072</text:p>
          </table:table-cell>
          <table:table-cell office:value-type="float" office:value="7.2935999999999987E-2" table:formula="of:=[.C381]/1000*[.E381]" table:style-name="ce1">
            <text:p>0,072936</text:p>
          </table:table-cell>
          <table:table-cell table:number-columns-repeated="16378"/>
        </table:table-row>
        <table:table-row table:style-name="ro2">
          <table:table-cell office:value-type="time" office:time-value="PT19H57M53S" table:style-name="ce5">
            <text:p>19:57:53</text:p>
          </table:table-cell>
          <table:table-cell office:value-type="time" office:time-value="PT19H57M54S" table:style-name="ce5">
            <text:p>19:57:5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1999999999999995E-2" table:style-name="ce1">
            <text:p>0,072</text:p>
          </table:table-cell>
          <table:table-cell office:value-type="float" office:value="7.2863999999999998E-2" table:formula="of:=[.C382]/1000*[.E382]" table:style-name="ce1">
            <text:p>0,072864</text:p>
          </table:table-cell>
          <table:table-cell table:number-columns-repeated="16378"/>
        </table:table-row>
        <table:table-row table:style-name="ro2">
          <table:table-cell office:value-type="time" office:time-value="PT19H57M54S" table:style-name="ce5">
            <text:p>19:57:54</text:p>
          </table:table-cell>
          <table:table-cell office:value-type="time" office:time-value="PT19H57M55S" table:style-name="ce5">
            <text:p>19:57:5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7.5999999999999998E-2" table:style-name="ce1">
            <text:p>0,076</text:p>
          </table:table-cell>
          <table:table-cell office:value-type="float" office:value="7.6987999999999987E-2" table:formula="of:=[.C383]/1000*[.E383]" table:style-name="ce1">
            <text:p>0,076988</text:p>
          </table:table-cell>
          <table:table-cell table:number-columns-repeated="16378"/>
        </table:table-row>
        <table:table-row table:style-name="ro2">
          <table:table-cell office:value-type="time" office:time-value="PT19H57M55S" table:style-name="ce5">
            <text:p>19:57:55</text:p>
          </table:table-cell>
          <table:table-cell office:value-type="time" office:time-value="PT19H57M56S" table:style-name="ce5">
            <text:p>19:57:5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4E-2" table:style-name="ce1">
            <text:p>0,094</text:p>
          </table:table-cell>
          <table:table-cell office:value-type="float" office:value="9.5128000000000004E-2" table:formula="of:=[.C384]/1000*[.E384]" table:style-name="ce1">
            <text:p>0,095128</text:p>
          </table:table-cell>
          <table:table-cell table:number-columns-repeated="16378"/>
        </table:table-row>
        <table:table-row table:style-name="ro2">
          <table:table-cell office:value-type="time" office:time-value="PT19H57M56S" table:style-name="ce5">
            <text:p>19:57:56</text:p>
          </table:table-cell>
          <table:table-cell office:value-type="time" office:time-value="PT19H57M57S" table:style-name="ce5">
            <text:p>19:57:5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224" table:formula="of:=[.C385]/1000*[.E385]" table:style-name="ce1">
            <text:p>0,103224</text:p>
          </table:table-cell>
          <table:table-cell table:number-columns-repeated="16378"/>
        </table:table-row>
        <table:table-row table:style-name="ro2">
          <table:table-cell office:value-type="time" office:time-value="PT19H57M57S" table:style-name="ce5">
            <text:p>19:57:57</text:p>
          </table:table-cell>
          <table:table-cell office:value-type="time" office:time-value="PT19H57M58S" table:style-name="ce5">
            <text:p>19:57:5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117999999999987E-2" table:formula="of:=[.C386]/1000*[.E386]" table:style-name="ce1">
            <text:p>0,087118</text:p>
          </table:table-cell>
          <table:table-cell table:number-columns-repeated="16378"/>
        </table:table-row>
        <table:table-row table:style-name="ro2">
          <table:table-cell office:value-type="time" office:time-value="PT19H57M58S" table:style-name="ce5">
            <text:p>19:57:58</text:p>
          </table:table-cell>
          <table:table-cell office:value-type="time" office:time-value="PT19H57M59S" table:style-name="ce5">
            <text:p>19:57:5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387]/1000*[.E387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9H57M59S" table:style-name="ce5">
            <text:p>19:57:59</text:p>
          </table:table-cell>
          <table:table-cell office:value-type="time" office:time-value="PT19H58M0S" table:style-name="ce5">
            <text:p>19:58:0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388]/1000*[.E388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9H58M0S" table:style-name="ce5">
            <text:p>19:58:00</text:p>
          </table:table-cell>
          <table:table-cell office:value-type="time" office:time-value="PT19H58M1S" table:style-name="ce5">
            <text:p>19:58:0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105000000000001E-2" table:formula="of:=[.C389]/1000*[.E389]" table:style-name="ce1">
            <text:p>0,086105</text:p>
          </table:table-cell>
          <table:table-cell table:number-columns-repeated="16378"/>
        </table:table-row>
        <table:table-row table:style-name="ro2">
          <table:table-cell office:value-type="time" office:time-value="PT19H58M1S" table:style-name="ce5">
            <text:p>19:58:01</text:p>
          </table:table-cell>
          <table:table-cell office:value-type="time" office:time-value="PT19H58M2S" table:style-name="ce5">
            <text:p>19:58:02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390]/1000*[.E390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9H58M2S" table:style-name="ce5">
            <text:p>19:58:02</text:p>
          </table:table-cell>
          <table:table-cell office:value-type="time" office:time-value="PT19H58M3S" table:style-name="ce5">
            <text:p>19:58:03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391]/1000*[.E391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9H58M3S" table:style-name="ce5">
            <text:p>19:58:03</text:p>
          </table:table-cell>
          <table:table-cell office:value-type="time" office:time-value="PT19H58M4S" table:style-name="ce5">
            <text:p>19:58:04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130999999999987E-2" table:formula="of:=[.C392]/1000*[.E392]" table:style-name="ce1">
            <text:p>0,088131</text:p>
          </table:table-cell>
          <table:table-cell table:number-columns-repeated="16378"/>
        </table:table-row>
        <table:table-row table:style-name="ro2">
          <table:table-cell office:value-type="time" office:time-value="PT19H58M4S" table:style-name="ce5">
            <text:p>19:58:04</text:p>
          </table:table-cell>
          <table:table-cell office:value-type="time" office:time-value="PT19H58M5S" table:style-name="ce5">
            <text:p>19:58:0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2999999999999995E-2" table:style-name="ce1">
            <text:p>0,073</text:p>
          </table:table-cell>
          <table:table-cell office:value-type="float" office:value="7.3875999999999997E-2" table:formula="of:=[.C393]/1000*[.E393]" table:style-name="ce1">
            <text:p>0,073876</text:p>
          </table:table-cell>
          <table:table-cell table:number-columns-repeated="16378"/>
        </table:table-row>
        <table:table-row table:style-name="ro2">
          <table:table-cell office:value-type="time" office:time-value="PT19H58M5S" table:style-name="ce5">
            <text:p>19:58:05</text:p>
          </table:table-cell>
          <table:table-cell office:value-type="time" office:time-value="PT19H58M6S" table:style-name="ce5">
            <text:p>19:58:0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394]/1000*[.E394]" table:style-name="ce1">
            <text:p>0,100188</text:p>
          </table:table-cell>
          <table:table-cell table:number-columns-repeated="16378"/>
        </table:table-row>
        <table:table-row table:style-name="ro2">
          <table:table-cell office:value-type="time" office:time-value="PT19H58M6S" table:style-name="ce5">
            <text:p>19:58:06</text:p>
          </table:table-cell>
          <table:table-cell office:value-type="time" office:time-value="PT19H58M7S" table:style-name="ce5">
            <text:p>19:58:07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395]/1000*[.E395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9H58M7S" table:style-name="ce5">
            <text:p>19:58:07</text:p>
          </table:table-cell>
          <table:table-cell office:value-type="time" office:time-value="PT19H58M8S" table:style-name="ce5">
            <text:p>19:58:08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2053000000000001E-2" table:formula="of:=[.C396]/1000*[.E396]" table:style-name="ce1">
            <text:p>0,082053</text:p>
          </table:table-cell>
          <table:table-cell table:number-columns-repeated="16378"/>
        </table:table-row>
        <table:table-row table:style-name="ro2">
          <table:table-cell office:value-type="time" office:time-value="PT19H58M8S" table:style-name="ce5">
            <text:p>19:58:08</text:p>
          </table:table-cell>
          <table:table-cell office:value-type="time" office:time-value="PT19H58M9S" table:style-name="ce5">
            <text:p>19:58:0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397]/1000*[.E397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9H58M9S" table:style-name="ce5">
            <text:p>19:58:09</text:p>
          </table:table-cell>
          <table:table-cell office:value-type="time" office:time-value="PT19H58M10S" table:style-name="ce5">
            <text:p>19:58:1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398]/1000*[.E398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58M10S" table:style-name="ce5">
            <text:p>19:58:10</text:p>
          </table:table-cell>
          <table:table-cell office:value-type="time" office:time-value="PT19H58M11S" table:style-name="ce5">
            <text:p>19:58:1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0.12042799999999999" table:formula="of:=[.C399]/1000*[.E399]" table:style-name="ce1">
            <text:p>0,120428</text:p>
          </table:table-cell>
          <table:table-cell table:number-columns-repeated="16378"/>
        </table:table-row>
        <table:table-row table:style-name="ro2">
          <table:table-cell office:value-type="time" office:time-value="PT19H58M11S" table:style-name="ce5">
            <text:p>19:58:11</text:p>
          </table:table-cell>
          <table:table-cell office:value-type="time" office:time-value="PT19H58M12S" table:style-name="ce5">
            <text:p>19:58:1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400]/1000*[.E400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9H58M12S" table:style-name="ce5">
            <text:p>19:58:12</text:p>
          </table:table-cell>
          <table:table-cell office:value-type="time" office:time-value="PT19H58M13S" table:style-name="ce5">
            <text:p>19:58:13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32599999999999" table:formula="of:=[.C401]/1000*[.E401]" table:style-name="ce1">
            <text:p>0,103326</text:p>
          </table:table-cell>
          <table:table-cell table:number-columns-repeated="16378"/>
        </table:table-row>
        <table:table-row table:style-name="ro2">
          <table:table-cell office:value-type="time" office:time-value="PT19H58M13S" table:style-name="ce5">
            <text:p>19:58:13</text:p>
          </table:table-cell>
          <table:table-cell office:value-type="time" office:time-value="PT19H58M14S" table:style-name="ce5">
            <text:p>19:58:1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9" table:style-name="ce1">
            <text:p>0,109</text:p>
          </table:table-cell>
          <table:table-cell office:value-type="float" office:value="0.110308" table:formula="of:=[.C402]/1000*[.E402]" table:style-name="ce1">
            <text:p>0,110308</text:p>
          </table:table-cell>
          <table:table-cell table:number-columns-repeated="16378"/>
        </table:table-row>
        <table:table-row table:style-name="ro2">
          <table:table-cell office:value-type="time" office:time-value="PT19H58M14S" table:style-name="ce5">
            <text:p>19:58:14</text:p>
          </table:table-cell>
          <table:table-cell office:value-type="time" office:time-value="PT19H58M15S" table:style-name="ce5">
            <text:p>19:58:1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948000000000005E-2" table:formula="of:=[.C403]/1000*[.E403]" table:style-name="ce1">
            <text:p>0,079948</text:p>
          </table:table-cell>
          <table:table-cell table:number-columns-repeated="16378"/>
        </table:table-row>
        <table:table-row table:style-name="ro2">
          <table:table-cell office:value-type="time" office:time-value="PT19H58M15S" table:style-name="ce5">
            <text:p>19:58:15</text:p>
          </table:table-cell>
          <table:table-cell office:value-type="time" office:time-value="PT19H58M16S" table:style-name="ce5">
            <text:p>19:58:16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04" table:style-name="ce1">
            <text:p>0,104</text:p>
          </table:table-cell>
          <table:table-cell office:value-type="float" office:value="0.10535199999999999" table:formula="of:=[.C404]/1000*[.E404]" table:style-name="ce1">
            <text:p>0,105352</text:p>
          </table:table-cell>
          <table:table-cell table:number-columns-repeated="16378"/>
        </table:table-row>
        <table:table-row table:style-name="ro2">
          <table:table-cell office:value-type="time" office:time-value="PT19H58M16S" table:style-name="ce5">
            <text:p>19:58:16</text:p>
          </table:table-cell>
          <table:table-cell office:value-type="time" office:time-value="PT19H58M17S" table:style-name="ce5">
            <text:p>19:58:1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405]/1000*[.E405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9H58M17S" table:style-name="ce5">
            <text:p>19:58:17</text:p>
          </table:table-cell>
          <table:table-cell office:value-type="time" office:time-value="PT19H58M18S" table:style-name="ce5">
            <text:p>19:58:1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406]/1000*[.E406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9H58M18S" table:style-name="ce5">
            <text:p>19:58:18</text:p>
          </table:table-cell>
          <table:table-cell office:value-type="time" office:time-value="PT19H58M19S" table:style-name="ce5">
            <text:p>19:58:1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6020000000000013E-2" table:formula="of:=[.C407]/1000*[.E407]" table:style-name="ce1">
            <text:p>0,08602</text:p>
          </table:table-cell>
          <table:table-cell table:number-columns-repeated="16378"/>
        </table:table-row>
        <table:table-row table:style-name="ro2">
          <table:table-cell office:value-type="time" office:time-value="PT19H58M19S" table:style-name="ce5">
            <text:p>19:58:19</text:p>
          </table:table-cell>
          <table:table-cell office:value-type="time" office:time-value="PT19H58M20S" table:style-name="ce5">
            <text:p>19:58:2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408]/1000*[.E408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9H58M20S" table:style-name="ce5">
            <text:p>19:58:20</text:p>
          </table:table-cell>
          <table:table-cell office:value-type="time" office:time-value="PT19H58M21S" table:style-name="ce5">
            <text:p>19:58:2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0.10332599999999999" table:formula="of:=[.C409]/1000*[.E409]" table:style-name="ce1">
            <text:p>0,103326</text:p>
          </table:table-cell>
          <table:table-cell table:number-columns-repeated="16378"/>
        </table:table-row>
        <table:table-row table:style-name="ro2">
          <table:table-cell office:value-type="time" office:time-value="PT19H58M21S" table:style-name="ce5">
            <text:p>19:58:21</text:p>
          </table:table-cell>
          <table:table-cell office:value-type="time" office:time-value="PT19H58M22S" table:style-name="ce5">
            <text:p>19:58:2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2984000000000002E-2" table:formula="of:=[.C410]/1000*[.E410]" table:style-name="ce1">
            <text:p>0,082984</text:p>
          </table:table-cell>
          <table:table-cell table:number-columns-repeated="16378"/>
        </table:table-row>
        <table:table-row table:style-name="ro2">
          <table:table-cell office:value-type="time" office:time-value="PT19H58M22S" table:style-name="ce5">
            <text:p>19:58:22</text:p>
          </table:table-cell>
          <table:table-cell office:value-type="time" office:time-value="PT19H58M23S" table:style-name="ce5">
            <text:p>19:58:23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247999999999987E-2" table:formula="of:=[.C411]/1000*[.E411]" table:style-name="ce1">
            <text:p>0,097248</text:p>
          </table:table-cell>
          <table:table-cell table:number-columns-repeated="16378"/>
        </table:table-row>
        <table:table-row table:style-name="ro2">
          <table:table-cell office:value-type="time" office:time-value="PT19H58M23S" table:style-name="ce5">
            <text:p>19:58:23</text:p>
          </table:table-cell>
          <table:table-cell office:value-type="time" office:time-value="PT19H58M24S" table:style-name="ce5">
            <text:p>19:58:24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0.100188" table:formula="of:=[.C412]/1000*[.E412]" table:style-name="ce1">
            <text:p>0,100188</text:p>
          </table:table-cell>
          <table:table-cell table:number-columns-repeated="16378"/>
        </table:table-row>
        <table:table-row table:style-name="ro2">
          <table:table-cell office:value-type="time" office:time-value="PT19H58M24S" table:style-name="ce5">
            <text:p>19:58:24</text:p>
          </table:table-cell>
          <table:table-cell office:value-type="time" office:time-value="PT19H58M25S" table:style-name="ce5">
            <text:p>19:58:2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413]/1000*[.E413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9H58M25S" table:style-name="ce5">
            <text:p>19:58:25</text:p>
          </table:table-cell>
          <table:table-cell office:value-type="time" office:time-value="PT19H58M26S" table:style-name="ce5">
            <text:p>19:58:2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" table:style-name="ce1">
            <text:p>0,11</text:p>
          </table:table-cell>
          <table:table-cell office:value-type="float" office:value="0.11132" table:formula="of:=[.C414]/1000*[.E414]" table:style-name="ce1">
            <text:p>0,11132</text:p>
          </table:table-cell>
          <table:table-cell table:number-columns-repeated="16378"/>
        </table:table-row>
        <table:table-row table:style-name="ro2">
          <table:table-cell office:value-type="time" office:time-value="PT19H58M26S" table:style-name="ce5">
            <text:p>19:58:26</text:p>
          </table:table-cell>
          <table:table-cell office:value-type="time" office:time-value="PT19H58M27S" table:style-name="ce5">
            <text:p>19:58:27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7.9948000000000005E-2" table:formula="of:=[.C415]/1000*[.E415]" table:style-name="ce1">
            <text:p>0,079948</text:p>
          </table:table-cell>
          <table:table-cell table:number-columns-repeated="16378"/>
        </table:table-row>
        <table:table-row table:style-name="ro2">
          <table:table-cell office:value-type="time" office:time-value="PT19H58M27S" table:style-name="ce5">
            <text:p>19:58:27</text:p>
          </table:table-cell>
          <table:table-cell office:value-type="time" office:time-value="PT19H58M28S" table:style-name="ce5">
            <text:p>19:58:2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08E-2" table:formula="of:=[.C416]/1000*[.E416]" table:style-name="ce1">
            <text:p>0,085008</text:p>
          </table:table-cell>
          <table:table-cell table:number-columns-repeated="16378"/>
        </table:table-row>
        <table:table-row table:style-name="ro2">
          <table:table-cell office:value-type="time" office:time-value="PT19H58M28S" table:style-name="ce5">
            <text:p>19:58:28</text:p>
          </table:table-cell>
          <table:table-cell office:value-type="time" office:time-value="PT19H58M29S" table:style-name="ce5">
            <text:p>19:58:29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417]/1000*[.E417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9H58M29S" table:style-name="ce5">
            <text:p>19:58:29</text:p>
          </table:table-cell>
          <table:table-cell office:value-type="time" office:time-value="PT19H58M30S" table:style-name="ce5">
            <text:p>19:58:30</text:p>
          </table:table-cell>
          <table:table-cell office:value-type="float" office:value="1013" table:style-name="ce1">
            <text:p>1013</text:p>
          </table:table-cell>
          <table:table-cell office:value-type="float" office:value="0.74" table:style-name="ce1">
            <text:p>0,74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8.7117999999999987E-2" table:formula="of:=[.C418]/1000*[.E418]" table:style-name="ce1">
            <text:p>0,087118</text:p>
          </table:table-cell>
          <table:table-cell table:number-columns-repeated="16378"/>
        </table:table-row>
        <table:table-row table:style-name="ro2">
          <table:table-cell office:value-type="time" office:time-value="PT19H58M30S" table:style-name="ce5">
            <text:p>19:58:30</text:p>
          </table:table-cell>
          <table:table-cell office:value-type="time" office:time-value="PT19H58M31S" table:style-name="ce5">
            <text:p>19:58:3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3100000000000001" table:style-name="ce1">
            <text:p>0,131</text:p>
          </table:table-cell>
          <table:table-cell office:value-type="float" office:value="0.132572" table:formula="of:=[.C419]/1000*[.E419]" table:style-name="ce1">
            <text:p>0,132572</text:p>
          </table:table-cell>
          <table:table-cell table:number-columns-repeated="16378"/>
        </table:table-row>
        <table:table-row table:style-name="ro2">
          <table:table-cell office:value-type="time" office:time-value="PT19H58M31S" table:style-name="ce5">
            <text:p>19:58:31</text:p>
          </table:table-cell>
          <table:table-cell office:value-type="time" office:time-value="PT19H58M32S" table:style-name="ce5">
            <text:p>19:58:3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420]/1000*[.E420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9H58M32S" table:style-name="ce5">
            <text:p>19:58:32</text:p>
          </table:table-cell>
          <table:table-cell office:value-type="time" office:time-value="PT19H58M33S" table:style-name="ce5">
            <text:p>19:58:3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421]/1000*[.E421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9H58M33S" table:style-name="ce5">
            <text:p>19:58:33</text:p>
          </table:table-cell>
          <table:table-cell office:value-type="time" office:time-value="PT19H58M34S" table:style-name="ce5">
            <text:p>19:58:3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422]/1000*[.E422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9H58M34S" table:style-name="ce5">
            <text:p>19:58:34</text:p>
          </table:table-cell>
          <table:table-cell office:value-type="time" office:time-value="PT19H58M35S" table:style-name="ce5">
            <text:p>19:58:3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423]/1000*[.E423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9H58M35S" table:style-name="ce5">
            <text:p>19:58:35</text:p>
          </table:table-cell>
          <table:table-cell office:value-type="time" office:time-value="PT19H58M36S" table:style-name="ce5">
            <text:p>19:58:3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5" table:style-name="ce1">
            <text:p>0,105</text:p>
          </table:table-cell>
          <table:table-cell office:value-type="float" office:value="0.10625999999999999" table:formula="of:=[.C424]/1000*[.E424]" table:style-name="ce1">
            <text:p>0,10626</text:p>
          </table:table-cell>
          <table:table-cell table:number-columns-repeated="16378"/>
        </table:table-row>
        <table:table-row table:style-name="ro2">
          <table:table-cell office:value-type="time" office:time-value="PT19H58M36S" table:style-name="ce5">
            <text:p>19:58:36</text:p>
          </table:table-cell>
          <table:table-cell office:value-type="time" office:time-value="PT19H58M37S" table:style-name="ce5">
            <text:p>19:58:37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425]/1000*[.E425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9H58M37S" table:style-name="ce5">
            <text:p>19:58:37</text:p>
          </table:table-cell>
          <table:table-cell office:value-type="time" office:time-value="PT19H58M38S" table:style-name="ce5">
            <text:p>19:58:3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5" table:style-name="ce1">
            <text:p>0,105</text:p>
          </table:table-cell>
          <table:table-cell office:value-type="float" office:value="0.10625999999999999" table:formula="of:=[.C426]/1000*[.E426]" table:style-name="ce1">
            <text:p>0,10626</text:p>
          </table:table-cell>
          <table:table-cell table:number-columns-repeated="16378"/>
        </table:table-row>
        <table:table-row table:style-name="ro2">
          <table:table-cell office:value-type="time" office:time-value="PT19H58M38S" table:style-name="ce5">
            <text:p>19:58:38</text:p>
          </table:table-cell>
          <table:table-cell office:value-type="time" office:time-value="PT19H58M39S" table:style-name="ce5">
            <text:p>19:58:3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" table:style-name="ce1">
            <text:p>0,11</text:p>
          </table:table-cell>
          <table:table-cell office:value-type="float" office:value="0.11132" table:formula="of:=[.C427]/1000*[.E427]" table:style-name="ce1">
            <text:p>0,11132</text:p>
          </table:table-cell>
          <table:table-cell table:number-columns-repeated="16378"/>
        </table:table-row>
        <table:table-row table:style-name="ro2">
          <table:table-cell office:value-type="time" office:time-value="PT19H58M39S" table:style-name="ce5">
            <text:p>19:58:39</text:p>
          </table:table-cell>
          <table:table-cell office:value-type="time" office:time-value="PT19H58M40S" table:style-name="ce5">
            <text:p>19:58:4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" table:style-name="ce1">
            <text:p>0,11</text:p>
          </table:table-cell>
          <table:table-cell office:value-type="float" office:value="0.11132" table:formula="of:=[.C428]/1000*[.E428]" table:style-name="ce1">
            <text:p>0,11132</text:p>
          </table:table-cell>
          <table:table-cell table:number-columns-repeated="16378"/>
        </table:table-row>
        <table:table-row table:style-name="ro2">
          <table:table-cell office:value-type="time" office:time-value="PT19H58M40S" table:style-name="ce5">
            <text:p>19:58:40</text:p>
          </table:table-cell>
          <table:table-cell office:value-type="time" office:time-value="PT19H58M41S" table:style-name="ce5">
            <text:p>19:58:41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0.118521" table:formula="of:=[.C429]/1000*[.E429]" table:style-name="ce1">
            <text:p>0,118521</text:p>
          </table:table-cell>
          <table:table-cell table:number-columns-repeated="16378"/>
        </table:table-row>
        <table:table-row table:style-name="ro2">
          <table:table-cell office:value-type="time" office:time-value="PT19H58M41S" table:style-name="ce5">
            <text:p>19:58:41</text:p>
          </table:table-cell>
          <table:table-cell office:value-type="time" office:time-value="PT19H58M42S" table:style-name="ce5">
            <text:p>19:58:4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430]/1000*[.E430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58M42S" table:style-name="ce5">
            <text:p>19:58:42</text:p>
          </table:table-cell>
          <table:table-cell office:value-type="time" office:time-value="PT19H58M43S" table:style-name="ce5">
            <text:p>19:58:4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431]/1000*[.E431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9H58M43S" table:style-name="ce5">
            <text:p>19:58:43</text:p>
          </table:table-cell>
          <table:table-cell office:value-type="time" office:time-value="PT19H58M44S" table:style-name="ce5">
            <text:p>19:58:4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8E-2" table:style-name="ce1">
            <text:p>0,078</text:p>
          </table:table-cell>
          <table:table-cell office:value-type="float" office:value="7.8936000000000006E-2" table:formula="of:=[.C432]/1000*[.E432]" table:style-name="ce1">
            <text:p>0,078936</text:p>
          </table:table-cell>
          <table:table-cell table:number-columns-repeated="16378"/>
        </table:table-row>
        <table:table-row table:style-name="ro2">
          <table:table-cell office:value-type="time" office:time-value="PT19H58M44S" table:style-name="ce5">
            <text:p>19:58:44</text:p>
          </table:table-cell>
          <table:table-cell office:value-type="time" office:time-value="PT19H58M45S" table:style-name="ce5">
            <text:p>19:58:4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433]/1000*[.E433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9H58M45S" table:style-name="ce5">
            <text:p>19:58:45</text:p>
          </table:table-cell>
          <table:table-cell office:value-type="time" office:time-value="PT19H58M46S" table:style-name="ce5">
            <text:p>19:58:46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0.104" table:style-name="ce1">
            <text:p>0,104</text:p>
          </table:table-cell>
          <table:table-cell office:value-type="float" office:value="0.10524799999999999" table:formula="of:=[.C434]/1000*[.E434]" table:style-name="ce1">
            <text:p>0,105248</text:p>
          </table:table-cell>
          <table:table-cell table:number-columns-repeated="16378"/>
        </table:table-row>
        <table:table-row table:style-name="ro2">
          <table:table-cell office:value-type="time" office:time-value="PT19H58M46S" table:style-name="ce5">
            <text:p>19:58:46</text:p>
          </table:table-cell>
          <table:table-cell office:value-type="time" office:time-value="PT19H58M48S" table:style-name="ce5">
            <text:p>19:58:4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7.4887999999999996E-2" table:formula="of:=[.C435]/1000*[.E435]" table:style-name="ce1">
            <text:p>0,074888</text:p>
          </table:table-cell>
          <table:table-cell table:number-columns-repeated="16378"/>
        </table:table-row>
        <table:table-row table:style-name="ro2">
          <table:table-cell office:value-type="time" office:time-value="PT19H58M48S" table:style-name="ce5">
            <text:p>19:58:48</text:p>
          </table:table-cell>
          <table:table-cell office:value-type="time" office:time-value="PT19H58M49S" table:style-name="ce5">
            <text:p>19:58:49</text:p>
          </table:table-cell>
          <table:table-cell office:value-type="float" office:value="1011" table:style-name="ce1">
            <text:p>1011</text:p>
          </table:table-cell>
          <table:table-cell office:value-type="float" office:value="0.495" table:style-name="ce1">
            <text:p>0,495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8.5934999999999997E-2" table:formula="of:=[.C436]/1000*[.E436]" table:style-name="ce1">
            <text:p>0,085935</text:p>
          </table:table-cell>
          <table:table-cell table:number-columns-repeated="16378"/>
        </table:table-row>
        <table:table-row table:style-name="ro2">
          <table:table-cell office:value-type="time" office:time-value="PT19H58M49S" table:style-name="ce5">
            <text:p>19:58:49</text:p>
          </table:table-cell>
          <table:table-cell office:value-type="time" office:time-value="PT19H58M50S" table:style-name="ce5">
            <text:p>19:58:5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437]/1000*[.E437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9H58M50S" table:style-name="ce5">
            <text:p>19:58:50</text:p>
          </table:table-cell>
          <table:table-cell office:value-type="time" office:time-value="PT19H58M51S" table:style-name="ce5">
            <text:p>19:58:5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438]/1000*[.E438]" table:style-name="ce1">
            <text:p>0,088044</text:p>
          </table:table-cell>
          <table:table-cell table:number-columns-repeated="16378"/>
        </table:table-row>
        <table:table-row table:style-name="ro2">
          <table:table-cell office:value-type="time" office:time-value="PT19H58M51S" table:style-name="ce5">
            <text:p>19:58:51</text:p>
          </table:table-cell>
          <table:table-cell office:value-type="time" office:time-value="PT19H58M52S" table:style-name="ce5">
            <text:p>19:58:5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24" table:style-name="ce1">
            <text:p>0,124</text:p>
          </table:table-cell>
          <table:table-cell office:value-type="float" office:value="0.12548799999999999" table:formula="of:=[.C439]/1000*[.E439]" table:style-name="ce1">
            <text:p>0,125488</text:p>
          </table:table-cell>
          <table:table-cell table:number-columns-repeated="16378"/>
        </table:table-row>
        <table:table-row table:style-name="ro2">
          <table:table-cell office:value-type="time" office:time-value="PT19H58M52S" table:style-name="ce5">
            <text:p>19:58:52</text:p>
          </table:table-cell>
          <table:table-cell office:value-type="time" office:time-value="PT19H58M53S" table:style-name="ce5">
            <text:p>19:58:53</text:p>
          </table:table-cell>
          <table:table-cell office:value-type="float" office:value="1011" table:style-name="ce1">
            <text:p>1011</text:p>
          </table:table-cell>
          <table:table-cell office:value-type="float" office:value="0.247" table:style-name="ce1">
            <text:p>0,247</text:p>
          </table:table-cell>
          <table:table-cell office:value-type="float" office:value="0.11" table:style-name="ce1">
            <text:p>0,11</text:p>
          </table:table-cell>
          <table:table-cell office:value-type="float" office:value="0.11120999999999999" table:formula="of:=[.C440]/1000*[.E440]" table:style-name="ce1">
            <text:p>0,11121</text:p>
          </table:table-cell>
          <table:table-cell table:number-columns-repeated="16378"/>
        </table:table-row>
        <table:table-row table:style-name="ro2">
          <table:table-cell office:value-type="time" office:time-value="PT19H58M53S" table:style-name="ce5">
            <text:p>19:58:53</text:p>
          </table:table-cell>
          <table:table-cell office:value-type="time" office:time-value="PT19H58M54S" table:style-name="ce5">
            <text:p>19:58:5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1999999999999995E-2" table:style-name="ce1">
            <text:p>0,072</text:p>
          </table:table-cell>
          <table:table-cell office:value-type="float" office:value="7.2863999999999998E-2" table:formula="of:=[.C441]/1000*[.E441]" table:style-name="ce1">
            <text:p>0,072864</text:p>
          </table:table-cell>
          <table:table-cell table:number-columns-repeated="16378"/>
        </table:table-row>
        <table:table-row table:style-name="ro2">
          <table:table-cell office:value-type="time" office:time-value="PT19H58M54S" table:style-name="ce5">
            <text:p>19:58:54</text:p>
          </table:table-cell>
          <table:table-cell office:value-type="time" office:time-value="PT19H58M55S" table:style-name="ce5">
            <text:p>19:58:55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442]/1000*[.E442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9H58M55S" table:style-name="ce5">
            <text:p>19:58:55</text:p>
          </table:table-cell>
          <table:table-cell office:value-type="time" office:time-value="PT19H58M56S" table:style-name="ce5">
            <text:p>19:58:56</text:p>
          </table:table-cell>
          <table:table-cell office:value-type="float" office:value="1012" table:style-name="ce1">
            <text:p>1012</text:p>
          </table:table-cell>
          <table:table-cell office:value-type="float" office:value="0.74099999999999999" table:style-name="ce1">
            <text:p>0,741</text:p>
          </table:table-cell>
          <table:table-cell office:value-type="float" office:value="0.114" table:style-name="ce1">
            <text:p>0,114</text:p>
          </table:table-cell>
          <table:table-cell office:value-type="float" office:value="0.11536800000000001" table:formula="of:=[.C443]/1000*[.E443]" table:style-name="ce1">
            <text:p>0,115368</text:p>
          </table:table-cell>
          <table:table-cell table:number-columns-repeated="16378"/>
        </table:table-row>
        <table:table-row table:style-name="ro2">
          <table:table-cell office:value-type="time" office:time-value="PT19H58M56S" table:style-name="ce5">
            <text:p>19:58:56</text:p>
          </table:table-cell>
          <table:table-cell office:value-type="time" office:time-value="PT19H58M57S" table:style-name="ce5">
            <text:p>19:58:5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" table:style-name="ce1">
            <text:p>0,1</text:p>
          </table:table-cell>
          <table:table-cell office:value-type="float" office:value="0.10120000000000001" table:formula="of:=[.C444]/1000*[.E444]" table:style-name="ce1">
            <text:p>0,1012</text:p>
          </table:table-cell>
          <table:table-cell table:number-columns-repeated="16378"/>
        </table:table-row>
        <table:table-row table:style-name="ro2">
          <table:table-cell office:value-type="time" office:time-value="PT19H58M57S" table:style-name="ce5">
            <text:p>19:58:57</text:p>
          </table:table-cell>
          <table:table-cell office:value-type="time" office:time-value="PT19H58M58S" table:style-name="ce5">
            <text:p>19:58:5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9" table:style-name="ce1">
            <text:p>0,09</text:p>
          </table:table-cell>
          <table:table-cell office:value-type="float" office:value="9.1079999999999994E-2" table:formula="of:=[.C445]/1000*[.E445]" table:style-name="ce1">
            <text:p>0,09108</text:p>
          </table:table-cell>
          <table:table-cell table:number-columns-repeated="16378"/>
        </table:table-row>
        <table:table-row table:style-name="ro2">
          <table:table-cell office:value-type="time" office:time-value="PT19H58M58S" table:style-name="ce5">
            <text:p>19:58:58</text:p>
          </table:table-cell>
          <table:table-cell office:value-type="time" office:time-value="PT19H58M59S" table:style-name="ce5">
            <text:p>19:58:5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446]/1000*[.E446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9H58M59S" table:style-name="ce5">
            <text:p>19:58:59</text:p>
          </table:table-cell>
          <table:table-cell office:value-type="time" office:time-value="PT19H59M0S" table:style-name="ce5">
            <text:p>19:59:0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9.6140000000000003E-2" table:formula="of:=[.C447]/1000*[.E447]" table:style-name="ce1">
            <text:p>0,09614</text:p>
          </table:table-cell>
          <table:table-cell table:number-columns-repeated="16378"/>
        </table:table-row>
        <table:table-row table:style-name="ro2">
          <table:table-cell office:value-type="time" office:time-value="PT19H59M0S" table:style-name="ce5">
            <text:p>19:59:00</text:p>
          </table:table-cell>
          <table:table-cell office:value-type="time" office:time-value="PT19H59M1S" table:style-name="ce5">
            <text:p>19:59:01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8.1972000000000003E-2" table:formula="of:=[.C448]/1000*[.E448]" table:style-name="ce1">
            <text:p>0,081972</text:p>
          </table:table-cell>
          <table:table-cell table:number-columns-repeated="16378"/>
        </table:table-row>
        <table:table-row table:style-name="ro2">
          <table:table-cell office:value-type="time" office:time-value="PT19H59M1S" table:style-name="ce5">
            <text:p>19:59:01</text:p>
          </table:table-cell>
          <table:table-cell office:value-type="time" office:time-value="PT19H59M2S" table:style-name="ce5">
            <text:p>19:59:0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8" table:style-name="ce1">
            <text:p>0,108</text:p>
          </table:table-cell>
          <table:table-cell office:value-type="float" office:value="0.109296" table:formula="of:=[.C449]/1000*[.E449]" table:style-name="ce1">
            <text:p>0,109296</text:p>
          </table:table-cell>
          <table:table-cell table:number-columns-repeated="16378"/>
        </table:table-row>
        <table:table-row table:style-name="ro2">
          <table:table-cell office:value-type="time" office:time-value="PT19H59M2S" table:style-name="ce5">
            <text:p>19:59:02</text:p>
          </table:table-cell>
          <table:table-cell office:value-type="time" office:time-value="PT19H59M3S" table:style-name="ce5">
            <text:p>19:59:0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04000000000006E-2" table:formula="of:=[.C450]/1000*[.E450]" table:style-name="ce1">
            <text:p>0,093104</text:p>
          </table:table-cell>
          <table:table-cell table:number-columns-repeated="16378"/>
        </table:table-row>
        <table:table-row table:style-name="ro2">
          <table:table-cell office:value-type="time" office:time-value="PT19H59M3S" table:style-name="ce5">
            <text:p>19:59:03</text:p>
          </table:table-cell>
          <table:table-cell office:value-type="time" office:time-value="PT19H59M4S" table:style-name="ce5">
            <text:p>19:59:0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0.10221200000000001" table:formula="of:=[.C451]/1000*[.E451]" table:style-name="ce1">
            <text:p>0,102212</text:p>
          </table:table-cell>
          <table:table-cell table:number-columns-repeated="16378"/>
        </table:table-row>
        <table:table-row table:style-name="ro2">
          <table:table-cell office:value-type="time" office:time-value="PT19H59M4S" table:style-name="ce5">
            <text:p>19:59:04</text:p>
          </table:table-cell>
          <table:table-cell office:value-type="time" office:time-value="PT19H59M5S" table:style-name="ce5">
            <text:p>19:59:0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1" table:style-name="ce1">
            <text:p>0,11</text:p>
          </table:table-cell>
          <table:table-cell office:value-type="float" office:value="0.11132" table:formula="of:=[.C452]/1000*[.E452]" table:style-name="ce1">
            <text:p>0,11132</text:p>
          </table:table-cell>
          <table:table-cell table:number-columns-repeated="16378"/>
        </table:table-row>
        <table:table-row table:style-name="ro2">
          <table:table-cell office:value-type="time" office:time-value="PT19H59M5S" table:style-name="ce5">
            <text:p>19:59:05</text:p>
          </table:table-cell>
          <table:table-cell office:value-type="time" office:time-value="PT19H59M6S" table:style-name="ce5">
            <text:p>19:59:06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95999999999987E-2" table:formula="of:=[.C453]/1000*[.E453]" table:style-name="ce1">
            <text:p>0,093196</text:p>
          </table:table-cell>
          <table:table-cell table:number-columns-repeated="16378"/>
        </table:table-row>
        <table:table-row table:style-name="ro2">
          <table:table-cell office:value-type="time" office:time-value="PT19H59M6S" table:style-name="ce5">
            <text:p>19:59:06</text:p>
          </table:table-cell>
          <table:table-cell office:value-type="time" office:time-value="PT19H59M7S" table:style-name="ce5">
            <text:p>19:59:0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7.5899999999999995E-2" table:formula="of:=[.C454]/1000*[.E454]" table:style-name="ce1">
            <text:p>0,0759</text:p>
          </table:table-cell>
          <table:table-cell table:number-columns-repeated="16378"/>
        </table:table-row>
        <table:table-row table:style-name="ro2">
          <table:table-cell office:value-type="time" office:time-value="PT19H59M7S" table:style-name="ce5">
            <text:p>19:59:07</text:p>
          </table:table-cell>
          <table:table-cell office:value-type="time" office:time-value="PT19H59M8S" table:style-name="ce5">
            <text:p>19:59:08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7.0999999999999994E-2" table:style-name="ce1">
            <text:p>0,071</text:p>
          </table:table-cell>
          <table:table-cell office:value-type="float" office:value="7.1851999999999999E-2" table:formula="of:=[.C455]/1000*[.E455]" table:style-name="ce1">
            <text:p>0,071852</text:p>
          </table:table-cell>
          <table:table-cell table:number-columns-repeated="16378"/>
        </table:table-row>
        <table:table-row table:style-name="ro2">
          <table:table-cell office:value-type="time" office:time-value="PT19H59M8S" table:style-name="ce5">
            <text:p>19:59:08</text:p>
          </table:table-cell>
          <table:table-cell office:value-type="time" office:time-value="PT19H59M9S" table:style-name="ce5">
            <text:p>19:59:0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456]/1000*[.E456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9H59M9S" table:style-name="ce5">
            <text:p>19:59:09</text:p>
          </table:table-cell>
          <table:table-cell office:value-type="time" office:time-value="PT19H59M10S" table:style-name="ce5">
            <text:p>19:59:10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457]/1000*[.E457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9H59M10S" table:style-name="ce5">
            <text:p>19:59:10</text:p>
          </table:table-cell>
          <table:table-cell office:value-type="time" office:time-value="PT19H59M11S" table:style-name="ce5">
            <text:p>19:59:11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0.125" table:style-name="ce1">
            <text:p>0,125</text:p>
          </table:table-cell>
          <table:table-cell office:value-type="float" office:value="0.1265" table:formula="of:=[.C458]/1000*[.E458]" table:style-name="ce1">
            <text:p>0,1265</text:p>
          </table:table-cell>
          <table:table-cell table:number-columns-repeated="16378"/>
        </table:table-row>
        <table:table-row table:style-name="ro2">
          <table:table-cell office:value-type="time" office:time-value="PT19H59M11S" table:style-name="ce5">
            <text:p>19:59:11</text:p>
          </table:table-cell>
          <table:table-cell office:value-type="time" office:time-value="PT19H59M12S" table:style-name="ce5">
            <text:p>19:59:12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182999999999987E-2" table:formula="of:=[.C459]/1000*[.E459]" table:style-name="ce1">
            <text:p>0,092183</text:p>
          </table:table-cell>
          <table:table-cell table:number-columns-repeated="16378"/>
        </table:table-row>
        <table:table-row table:style-name="ro2">
          <table:table-cell office:value-type="time" office:time-value="PT19H59M12S" table:style-name="ce5">
            <text:p>19:59:12</text:p>
          </table:table-cell>
          <table:table-cell office:value-type="time" office:time-value="PT19H59M13S" table:style-name="ce5">
            <text:p>19:59:13</text:p>
          </table:table-cell>
          <table:table-cell office:value-type="float" office:value="1012" table:style-name="ce1">
            <text:p>1012</text:p>
          </table:table-cell>
          <table:table-cell office:value-type="float" office:value="0" table:style-name="ce1">
            <text:p>0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9.7152000000000002E-2" table:formula="of:=[.C460]/1000*[.E460]" table:style-name="ce1">
            <text:p>0,097152</text:p>
          </table:table-cell>
          <table:table-cell table:number-columns-repeated="16378"/>
        </table:table-row>
        <table:table-row table:style-name="ro2">
          <table:table-cell office:value-type="time" office:time-value="PT19H59M13S" table:style-name="ce5">
            <text:p>19:59:13</text:p>
          </table:table-cell>
          <table:table-cell office:value-type="time" office:time-value="PT19H59M14S" table:style-name="ce5">
            <text:p>19:59:14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461]/1000*[.E461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9H59M14S" table:style-name="ce5">
            <text:p>19:59:14</text:p>
          </table:table-cell>
          <table:table-cell office:value-type="time" office:time-value="PT19H59M15S" table:style-name="ce5">
            <text:p>19:59:15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8.3996000000000001E-2" table:formula="of:=[.C462]/1000*[.E462]" table:style-name="ce1">
            <text:p>0,083996</text:p>
          </table:table-cell>
          <table:table-cell table:number-columns-repeated="16378"/>
        </table:table-row>
        <table:table-row table:style-name="ro2">
          <table:table-cell office:value-type="time" office:time-value="PT19H59M15S" table:style-name="ce5">
            <text:p>19:59:15</text:p>
          </table:table-cell>
          <table:table-cell office:value-type="time" office:time-value="PT19H59M16S" table:style-name="ce5">
            <text:p>19:59:16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2091999999999993E-2" table:formula="of:=[.C463]/1000*[.E463]" table:style-name="ce1">
            <text:p>0,092092</text:p>
          </table:table-cell>
          <table:table-cell table:number-columns-repeated="16378"/>
        </table:table-row>
        <table:table-row table:style-name="ro2">
          <table:table-cell office:value-type="time" office:time-value="PT19H59M16S" table:style-name="ce5">
            <text:p>19:59:16</text:p>
          </table:table-cell>
          <table:table-cell office:value-type="time" office:time-value="PT19H59M17S" table:style-name="ce5">
            <text:p>19:59:17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9.4116000000000005E-2" table:formula="of:=[.C464]/1000*[.E464]" table:style-name="ce1">
            <text:p>0,094116</text:p>
          </table:table-cell>
          <table:table-cell table:number-columns-repeated="16378"/>
        </table:table-row>
        <table:table-row table:style-name="ro2">
          <table:table-cell office:value-type="time" office:time-value="PT19H59M17S" table:style-name="ce5">
            <text:p>19:59:17</text:p>
          </table:table-cell>
          <table:table-cell office:value-type="time" office:time-value="PT19H59M18S" table:style-name="ce5">
            <text:p>19:59:18</text:p>
          </table:table-cell>
          <table:table-cell office:value-type="float" office:value="1013" table:style-name="ce1">
            <text:p>1013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8.5092000000000001E-2" table:formula="of:=[.C465]/1000*[.E465]" table:style-name="ce1">
            <text:p>0,085092</text:p>
          </table:table-cell>
          <table:table-cell table:number-columns-repeated="16378"/>
        </table:table-row>
        <table:table-row table:style-name="ro2">
          <table:table-cell office:value-type="time" office:time-value="PT19H59M18S" table:style-name="ce5">
            <text:p>19:59:18</text:p>
          </table:table-cell>
          <table:table-cell office:value-type="time" office:time-value="PT19H59M19S" table:style-name="ce5">
            <text:p>19:59:19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08" table:style-name="ce1">
            <text:p>0,08</text:p>
          </table:table-cell>
          <table:table-cell office:value-type="float" office:value="8.0960000000000004E-2" table:formula="of:=[.C466]/1000*[.E466]" table:style-name="ce1">
            <text:p>0,08096</text:p>
          </table:table-cell>
          <table:table-cell table:number-columns-repeated="16378"/>
        </table:table-row>
        <table:table-row table:style-name="ro2">
          <table:table-cell office:value-type="time" office:time-value="PT19H59M19S" table:style-name="ce5">
            <text:p>19:59:19</text:p>
          </table:table-cell>
          <table:table-cell office:value-type="time" office:time-value="PT19H59M20S" table:style-name="ce5">
            <text:p>19:59:20</text:p>
          </table:table-cell>
          <table:table-cell office:value-type="float" office:value="1012" table:style-name="ce1">
            <text:p>1012</text:p>
          </table:table-cell>
          <table:table-cell office:value-type="float" office:value="0.49399999999999999" table:style-name="ce1">
            <text:p>0,494</text:p>
          </table:table-cell>
          <table:table-cell office:value-type="float" office:value="7.6999999999999999E-2" table:style-name="ce1">
            <text:p>0,077</text:p>
          </table:table-cell>
          <table:table-cell office:value-type="float" office:value="7.7923999999999993E-2" table:formula="of:=[.C467]/1000*[.E467]" table:style-name="ce1">
            <text:p>0,077924</text:p>
          </table:table-cell>
          <table:table-cell table:number-columns-repeated="16378"/>
        </table:table-row>
        <table:table-row table:style-name="ro2">
          <table:table-cell office:value-type="time" office:time-value="PT19H59M20S" table:style-name="ce5">
            <text:p>19:59:20</text:p>
          </table:table-cell>
          <table:table-cell office:value-type="time" office:time-value="PT19H59M21S" table:style-name="ce5">
            <text:p>19:59:21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0.1" table:style-name="ce1">
            <text:p>0,1</text:p>
          </table:table-cell>
          <table:table-cell office:value-type="float" office:value="0.1013" table:formula="of:=[.C468]/1000*[.E468]" table:style-name="ce1">
            <text:p>0,1013</text:p>
          </table:table-cell>
          <table:table-cell table:number-columns-repeated="16378"/>
        </table:table-row>
        <table:table-row table:style-name="ro2">
          <table:table-cell office:value-type="time" office:time-value="PT19H59M21S" table:style-name="ce5">
            <text:p>19:59:21</text:p>
          </table:table-cell>
          <table:table-cell office:value-type="time" office:time-value="PT19H59M22S" table:style-name="ce5">
            <text:p>19:59:22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8.2984000000000002E-2" table:formula="of:=[.C469]/1000*[.E469]" table:style-name="ce1">
            <text:p>0,082984</text:p>
          </table:table-cell>
          <table:table-cell table:number-columns-repeated="16378"/>
        </table:table-row>
        <table:table-row table:style-name="ro2">
          <table:table-cell office:value-type="time" office:time-value="PT19H59M22S" table:style-name="ce5">
            <text:p>19:59:22</text:p>
          </table:table-cell>
          <table:table-cell office:value-type="time" office:time-value="PT19H59M23S" table:style-name="ce5">
            <text:p>19:59:23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8999999999999996E-2" table:style-name="ce1">
            <text:p>0,089</text:p>
          </table:table-cell>
          <table:table-cell office:value-type="float" office:value="9.0067999999999995E-2" table:formula="of:=[.C470]/1000*[.E470]" table:style-name="ce1">
            <text:p>0,090068</text:p>
          </table:table-cell>
          <table:table-cell table:number-columns-repeated="16378"/>
        </table:table-row>
        <table:table-row table:style-name="ro2">
          <table:table-cell office:value-type="time" office:time-value="PT19H59M23S" table:style-name="ce5">
            <text:p>19:59:23</text:p>
          </table:table-cell>
          <table:table-cell office:value-type="time" office:time-value="PT19H59M24S" table:style-name="ce5">
            <text:p>19:59:24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0.104" table:style-name="ce1">
            <text:p>0,104</text:p>
          </table:table-cell>
          <table:table-cell office:value-type="float" office:value="0.10524799999999999" table:formula="of:=[.C471]/1000*[.E471]" table:style-name="ce1">
            <text:p>0,105248</text:p>
          </table:table-cell>
          <table:table-cell table:number-columns-repeated="16378"/>
        </table:table-row>
        <table:table-row table:style-name="ro2">
          <table:table-cell office:value-type="time" office:time-value="PT19H59M24S" table:style-name="ce5">
            <text:p>19:59:24</text:p>
          </table:table-cell>
          <table:table-cell office:value-type="time" office:time-value="PT19H59M25S" table:style-name="ce5">
            <text:p>19:59:25</text:p>
          </table:table-cell>
          <table:table-cell office:value-type="float" office:value="1013" table:style-name="ce1">
            <text:p>1013</text:p>
          </table:table-cell>
          <table:table-cell office:value-type="float" office:value="0.247" table:style-name="ce1">
            <text:p>0,24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9.3195999999999987E-2" table:formula="of:=[.C472]/1000*[.E472]" table:style-name="ce1">
            <text:p>0,093196</text:p>
          </table:table-cell>
          <table:table-cell table:number-columns-repeated="16378"/>
        </table:table-row>
        <table:table-row table:style-name="ro2">
          <table:table-cell office:value-type="time" office:time-value="PT19H59M25S" table:style-name="ce5">
            <text:p>19:59:25</text:p>
          </table:table-cell>
          <table:table-cell office:value-type="time" office:time-value="PT19H59M26S" table:style-name="ce5">
            <text:p>19:59:26</text:p>
          </table:table-cell>
          <table:table-cell office:value-type="float" office:value="1012" table:style-name="ce1">
            <text:p>1012</text:p>
          </table:table-cell>
          <table:table-cell office:value-type="float" office:value="0.247" table:style-name="ce1">
            <text:p>0,24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8.8043999999999997E-2" table:formula="of:=[.C473]/1000*[.E473]" table:style-name="ce1">
            <text:p>0,088044</text:p>
          </table:table-cell>
          <table:table-cell table:number-columns-repeated="16378"/>
        </table:table-row>
        <table:table-row table:style-name="ro1">
          <table:table-cell table:number-columns-repeated="4" table:style-name="ce2"/>
          <table:table-cell office:value-type="string" table:style-name="ce2">
            <text:p>Total energy</text:p>
          </table:table-cell>
          <table:table-cell office:value-type="float" office:value="18.898540999999987" table:formula="of:=SUM([.F271:.F473])" table:style-name="ce2">
            <text:p>18,898541</text:p>
          </table:table-cell>
          <table:table-cell table:number-columns-repeated="16378" table:style-name="ce2"/>
        </table:table-row>
        <table:table-row table:number-rows-repeated="104810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nnifer</dc:creator>
    <meta:creation-date>2024-04-24T11:45:20Z</meta:creation-date>
    <dc:date>2024-04-30T14:54:35Z</dc:date>
    <meta:editing-cycles>2</meta:editing-cycles>
    <meta:editing-duration>PT405S</meta:editing-duration>
  </office:meta>
</office:document-meta>
</file>